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face style:name="Noto Sans Devanagari1" svg:font-family="'Noto Sans Devanagari'" style:font-family-generic="swiss"/>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officeooo:rsid="004b20d1" officeooo:paragraph-rsid="004b20d1" style:font-weight-asian="normal" style:font-weight-complex="normal"/>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4b20d1" officeooo:paragraph-rsid="004b20d1" style:font-weight-asian="normal" style:font-weight-complex="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528cf0" officeooo:paragraph-rsid="00528cf0" style:font-weight-asian="normal" style:font-weight-complex="normal"/>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bd297" officeooo:paragraph-rsid="002bd297" fo:background-color="transparent" style:font-size-asian="12pt" style:font-size-complex="12pt"/>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arial" fo:font-size="12pt" officeooo:paragraph-rsid="004b20d1"/>
    </style:style>
    <style:style style:name="P6"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arial" fo:font-size="12pt" officeooo:paragraph-rsid="004f75a4"/>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207beb"/>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5ada0" officeooo:paragraph-rsid="001b5fa8"/>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paragraph-rsid="004ad332" fo:background-color="#ffff00"/>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4ad332"/>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207beb" officeooo:paragraph-rsid="00289ec1"/>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rsid="0032e6e8" officeooo:paragraph-rsid="00349eff"/>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351804"/>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37cfea" officeooo:paragraph-rsid="0037cfea"/>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37d6de" officeooo:paragraph-rsid="0037d6de"/>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49b67c" officeooo:paragraph-rsid="0049b67c" fo:background-color="transparent"/>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2b0b8b" officeooo:paragraph-rsid="0049b67c" fo:background-color="transparent"/>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49b67c" fo:background-color="#ffff00"/>
    </style:style>
    <style:style style:name="P19" style:family="paragraph" style:parent-style-name="Standard">
      <style:paragraph-properties fo:line-height="150%" fo:text-align="justify" style:justify-single-word="false"/>
      <style:text-properties style:font-name="Times new roman" officeooo:rsid="0050e59d" officeooo:paragraph-rsid="0050e59d"/>
    </style:style>
    <style:style style:name="P20" style:family="paragraph" style:parent-style-name="Standard">
      <style:paragraph-properties fo:line-height="150%" fo:text-align="justify" style:justify-single-word="false"/>
      <style:text-properties style:font-name="Times new roman" officeooo:paragraph-rsid="0041d90d"/>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fo:font-weight="bold" officeooo:paragraph-rsid="0049b67c" fo:background-color="#ffff00" style:font-weight-asian="bold" style:font-weight-complex="bold"/>
    </style:style>
    <style:style style:name="P22" style:family="paragraph" style:parent-style-name="Standard">
      <style:paragraph-properties fo:line-height="150%" fo:text-align="justify" style:justify-single-word="false"/>
      <style:text-properties style:font-name="Times new roman" officeooo:paragraph-rsid="0037d6de"/>
    </style:style>
    <style:style style:name="P23" style:family="paragraph" style:parent-style-name="Standard">
      <style:paragraph-properties fo:line-height="150%"/>
      <style:text-properties style:font-name="Times new roman" officeooo:paragraph-rsid="00462b7f"/>
    </style:style>
    <style:style style:name="P24" style:family="paragraph" style:parent-style-name="Standard">
      <style:paragraph-properties fo:line-height="150%"/>
      <style:text-properties style:font-name="Times new roman" officeooo:paragraph-rsid="0037d6de"/>
    </style:style>
    <style:style style:name="P25" style:family="paragraph" style:parent-style-name="Standard">
      <style:paragraph-properties fo:line-height="150%" fo:text-align="justify" style:justify-single-word="false"/>
      <style:text-properties style:font-name="Times new roman" officeooo:paragraph-rsid="0050e59d"/>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paragraph-rsid="004ad332" fo:background-color="#ffff00"/>
    </style:style>
    <style:style style:name="P27"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fo:font-size="12pt" officeooo:rsid="002bd297" officeooo:paragraph-rsid="0037cfea" fo:background-color="transparent" style:font-size-asian="12pt" style:font-size-complex="12pt"/>
    </style:style>
    <style:style style:name="P28"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rsid="0032e6e8" officeooo:paragraph-rsid="00349eff"/>
    </style:style>
    <style:style style:name="P29"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paragraph-rsid="002154d3"/>
    </style:style>
    <style:style style:name="P3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5ada0" officeooo:paragraph-rsid="001b5fa8"/>
    </style:style>
    <style:style style:name="P3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154d3" officeooo:paragraph-rsid="002154d3"/>
    </style:style>
    <style:style style:name="P3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1d801" officeooo:paragraph-rsid="0021d801"/>
    </style:style>
    <style:style style:name="P3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07beb" officeooo:paragraph-rsid="00207beb"/>
    </style:style>
    <style:style style:name="P3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89ec1" officeooo:paragraph-rsid="00289ec1"/>
    </style:style>
    <style:style style:name="P3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b0b8b" officeooo:paragraph-rsid="002b0b8b"/>
    </style:style>
    <style:style style:name="P3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b0b8b" officeooo:paragraph-rsid="00351804" fo:background-color="#fff200"/>
    </style:style>
    <style:style style:name="P3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paragraph-rsid="0014a3cc"/>
    </style:style>
    <style:style style:name="P3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paragraph-rsid="0015ada0"/>
    </style:style>
    <style:style style:name="P3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paragraph-rsid="001920e9"/>
    </style:style>
    <style:style style:name="P4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paragraph-rsid="002154d3"/>
    </style:style>
    <style:style style:name="P4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rsid="00207beb" officeooo:paragraph-rsid="00207beb"/>
    </style:style>
    <style:style style:name="P4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rsid="002b0b8b" officeooo:paragraph-rsid="0037cfea" fo:background-color="transparent"/>
    </style:style>
    <style:style style:name="P4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bold" style:font-weight-asian="bold" style:font-weight-complex="bold"/>
    </style:style>
    <style:style style:name="P4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style>
    <style:style style:name="P4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paragraph-rsid="0037cfea" style:font-size-asian="15pt" style:font-weight-asian="bold" style:font-size-complex="15pt" style:font-weight-complex="bold"/>
    </style:style>
    <style:style style:name="P4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37cfea" officeooo:paragraph-rsid="0037cfea" fo:background-color="transparent" style:font-size-asian="15pt" style:font-weight-asian="bold" style:font-size-complex="15pt" style:font-weight-complex="bold"/>
    </style:style>
    <style:style style:name="P4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5pt" fo:letter-spacing="normal" fo:font-style="normal" fo:font-weight="bold" officeooo:rsid="0037cfea" officeooo:paragraph-rsid="0037cfea" fo:background-color="transparent" style:font-size-asian="15pt" style:font-weight-asian="bold" style:font-size-complex="15pt" style:font-weight-complex="bold"/>
    </style:style>
    <style:style style:name="P4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21d801" fo:background-color="#ffff00"/>
    </style:style>
    <style:style style:name="P4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officeooo:paragraph-rsid="00351804" fo:background-color="transparent"/>
    </style:style>
    <style:style style:name="P5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normal" officeooo:paragraph-rsid="0014a3cc" fo:background-color="transparent" style:font-name-asian="Times New Roman2" style:font-size-asian="12pt" style:font-style-asian="normal" style:font-weight-asian="normal" style:font-name-complex="Times New Roman2" style:font-size-complex="12pt"/>
    </style:style>
    <style:style style:name="P51"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207beb" officeooo:paragraph-rsid="00289ec1"/>
    </style:style>
    <style:style style:name="P52"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351804"/>
    </style:style>
    <style:style style:name="P53"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37cfea"/>
    </style:style>
    <style:style style:name="P54"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207beb"/>
    </style:style>
    <style:style style:name="P55"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32e6e8"/>
    </style:style>
    <style:style style:name="P56"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15ada0"/>
    </style:style>
    <style:style style:name="P57"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14a3cc"/>
    </style:style>
    <style:style style:name="P58"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2958aa"/>
    </style:style>
    <style:style style:name="P59"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21d801"/>
    </style:style>
    <style:style style:name="P60"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2b0b8b"/>
    </style:style>
    <style:style style:name="P61"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37cfea" officeooo:paragraph-rsid="0037cfea"/>
    </style:style>
    <style:style style:name="P62"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37d6de" officeooo:paragraph-rsid="0037d6de"/>
    </style:style>
    <style:style style:name="P63"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2154d3" officeooo:paragraph-rsid="002154d3"/>
    </style:style>
    <style:style style:name="P64"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21d801" officeooo:paragraph-rsid="0021d801"/>
    </style:style>
    <style:style style:name="P65"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2b0b8b" officeooo:paragraph-rsid="002b0b8b"/>
    </style:style>
    <style:style style:name="P66"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37cfea" fo:background-color="transparent"/>
    </style:style>
    <style:style style:name="P67" style:family="paragraph" style:parent-style-name="Standard">
      <style:paragraph-properties fo:margin-left="0in" fo:margin-right="0in" fo:line-height="150%" fo:text-align="justify" style:justify-single-word="false" fo:orphans="2" fo:widows="2" fo:text-indent="0in" style:auto-text-indent="false"/>
      <style:text-properties officeooo:rsid="0037cfea" officeooo:paragraph-rsid="0037cfea"/>
    </style:style>
    <style:style style:name="P6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bd297" officeooo:paragraph-rsid="002bd297" fo:background-color="transparent" style:font-size-asian="12pt" style:font-size-complex="12pt"/>
    </style:style>
    <style:style style:name="P6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5ada0" officeooo:paragraph-rsid="001b5fa8"/>
    </style:style>
    <style:style style:name="P7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4f75a4" officeooo:paragraph-rsid="004f75a4"/>
    </style:style>
    <style:style style:name="P7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2154d3" officeooo:paragraph-rsid="002154d3"/>
    </style:style>
    <style:style style:name="P7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50f1c0" officeooo:paragraph-rsid="0050f1c0"/>
    </style:style>
    <style:style style:name="P7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2b0b8b" officeooo:paragraph-rsid="0049b67c" fo:background-color="transparent"/>
    </style:style>
    <style:style style:name="P7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49b67c" officeooo:paragraph-rsid="0049b67c" fo:background-color="transparent"/>
    </style:style>
    <style:style style:name="P7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officeooo:rsid="004b20d1" officeooo:paragraph-rsid="004b20d1" style:font-weight-asian="normal" style:font-weight-complex="normal"/>
    </style:style>
    <style:style style:name="P7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4b20d1" officeooo:paragraph-rsid="004b20d1" style:font-weight-asian="normal" style:font-weight-complex="normal"/>
    </style:style>
    <style:style style:name="P7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Times new roman" fo:font-size="12pt" fo:letter-spacing="normal" fo:font-style="normal" fo:font-weight="normal" officeooo:rsid="00528cf0" officeooo:paragraph-rsid="00528cf0" style:font-weight-asian="normal" style:font-weight-complex="normal"/>
    </style:style>
    <style:style style:name="P78"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arial" fo:font-size="12pt" officeooo:paragraph-rsid="004b20d1"/>
    </style:style>
    <style:style style:name="P79"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arial" fo:font-size="12pt" officeooo:paragraph-rsid="002bd297"/>
    </style:style>
    <style:style style:name="P80"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arial" fo:font-size="12pt" officeooo:paragraph-rsid="004f75a4"/>
    </style:style>
    <style:style style:name="P81"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paragraph-rsid="004ad332" fo:background-color="#ffff00"/>
    </style:style>
    <style:style style:name="P82" style:family="paragraph" style:parent-style-name="Standard">
      <style:paragraph-properties fo:margin-left="0in" fo:margin-right="0in" fo:line-height="150%" fo:text-align="justify" style:justify-single-word="false" fo:orphans="2" fo:widows="2" fo:text-indent="0in" style:auto-text-indent="false"/>
      <style:text-properties style:use-window-font-color="true" style:font-name="Times new roman" officeooo:rsid="0032e6e8" officeooo:paragraph-rsid="00349eff"/>
    </style:style>
    <style:style style:name="P83"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207beb" officeooo:paragraph-rsid="00289ec1"/>
    </style:style>
    <style:style style:name="P84"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351804"/>
    </style:style>
    <style:style style:name="P85"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4ad332"/>
    </style:style>
    <style:style style:name="P86"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207beb"/>
    </style:style>
    <style:style style:name="P87"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37cfea" officeooo:paragraph-rsid="0037cfea"/>
    </style:style>
    <style:style style:name="P88"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rsid="0037d6de" officeooo:paragraph-rsid="0037d6de"/>
    </style:style>
    <style:style style:name="P89"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fo:font-weight="bold" officeooo:paragraph-rsid="0049b67c" fo:background-color="#ffff00" style:font-weight-asian="bold" style:font-weight-complex="bold"/>
    </style:style>
    <style:style style:name="P90" style:family="paragraph" style:parent-style-name="Standard">
      <style:paragraph-properties fo:margin-left="0in" fo:margin-right="0in" fo:line-height="150%" fo:text-align="justify" style:justify-single-word="false" fo:orphans="2" fo:widows="2" fo:text-indent="0in" style:auto-text-indent="false"/>
      <style:text-properties style:font-name="Times new roman" officeooo:paragraph-rsid="0049b67c" fo:background-color="#ffff00"/>
    </style:style>
    <style:style style:name="P91" style:family="paragraph" style:parent-style-name="Standard">
      <style:paragraph-properties fo:line-height="150%" fo:text-align="justify" style:justify-single-word="false"/>
      <style:text-properties style:font-name="Times new roman" officeooo:paragraph-rsid="0037d6de"/>
    </style:style>
    <style:style style:name="P92" style:family="paragraph" style:parent-style-name="Standard">
      <style:paragraph-properties fo:line-height="150%" fo:text-align="justify" style:justify-single-word="false"/>
      <style:text-properties style:font-name="Times new roman" officeooo:paragraph-rsid="0041d90d"/>
    </style:style>
    <style:style style:name="P93" style:family="paragraph" style:parent-style-name="Standard">
      <style:paragraph-properties fo:line-height="150%" fo:text-align="justify" style:justify-single-word="false"/>
      <style:text-properties style:font-name="Times new roman" officeooo:paragraph-rsid="0050e59d"/>
    </style:style>
    <style:style style:name="P94" style:family="paragraph" style:parent-style-name="Standard">
      <style:paragraph-properties fo:line-height="150%"/>
      <style:text-properties style:font-name="Times new roman" officeooo:paragraph-rsid="00462b7f"/>
    </style:style>
    <style:style style:name="P95" style:family="paragraph" style:parent-style-name="Standard">
      <style:paragraph-properties fo:line-height="150%"/>
      <style:text-properties style:font-name="Times new roman" officeooo:paragraph-rsid="0037d6de"/>
    </style:style>
    <style:style style:name="P96" style:family="paragraph" style:parent-style-name="Standard">
      <style:paragraph-properties fo:line-height="150%" fo:text-align="justify" style:justify-single-word="false"/>
      <style:text-properties style:font-name="Times new roman" officeooo:rsid="0050e59d" officeooo:paragraph-rsid="0050e59d"/>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45114"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2"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925d"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3"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07beb"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4"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fed90"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5"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fed90" fo:background-color="transparent" loext:char-shading-value="0" style:font-name-asian="Times New Roman2" style:font-size-asian="12pt" style:font-style-asian="normal" style:font-weight-asian="normal" style:font-name-complex="Times New Roman2" style:font-size-complex="12pt" style:font-style-complex="normal"/>
    </style:style>
    <style:style style:name="T6"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b20d1"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7"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925d"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8"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abdb"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9"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45114"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e0d70"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1"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186a5e"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07beb"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abdb"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 style:family="text">
      <style:text-properties fo:font-variant="normal" fo:text-transform="none" style:font-name="Times new roman" fo:letter-spacing="normal" fo:font-style="normal" fo:font-weight="normal" fo:background-color="transparent" loext:char-shading-value="0" style:font-size-asian="12pt" style:font-size-complex="12pt"/>
    </style:style>
    <style:style style:name="T15" style:family="text">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normal"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7"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style-complex="normal"/>
    </style:style>
    <style:style style:name="T18" style:family="text">
      <style:text-properties fo:font-variant="normal" fo:text-transform="none" style:use-window-font-color="true" fo:font-size="12pt" fo:letter-spacing="normal" fo:font-style="normal" fo:font-weight="normal" officeooo:rsid="00207beb"/>
    </style:style>
    <style:style style:name="T19" style:family="text">
      <style:text-properties fo:font-variant="normal" fo:text-transform="none" style:use-window-font-color="true" fo:font-size="12pt" fo:letter-spacing="normal" fo:font-style="normal" fo:font-weight="normal" fo:background-color="transparent" loext:char-shading-value="0"/>
    </style:style>
    <style:style style:name="T20" style:family="text">
      <style:text-properties officeooo:rsid="001dc8e8"/>
    </style:style>
    <style:style style:name="T21" style:family="text">
      <style:text-properties fo:font-style="italic" officeooo:rsid="001a1c05" style:font-style-asian="italic" style:font-style-complex="italic"/>
    </style:style>
    <style:style style:name="T22" style:family="text">
      <style:text-properties officeooo:rsid="001a1c05"/>
    </style:style>
    <style:style style:name="T23" style:family="text">
      <style:text-properties fo:font-variant="normal" fo:text-transform="none" fo:font-size="12pt" fo:letter-spacing="normal" fo:font-style="normal" fo:font-weight="normal" officeooo:rsid="0026f682"/>
    </style:style>
    <style:style style:name="T24" style:family="text">
      <style:text-properties fo:font-variant="normal" fo:text-transform="none" fo:font-size="12pt" fo:letter-spacing="normal" fo:font-style="normal" fo:font-weight="normal" officeooo:rsid="001b5fa8"/>
    </style:style>
    <style:style style:name="T25" style:family="text">
      <style:text-properties fo:font-variant="normal" fo:text-transform="none" fo:font-size="12pt" fo:letter-spacing="normal" fo:font-style="normal" fo:font-weight="normal" officeooo:rsid="001dc8e8"/>
    </style:style>
    <style:style style:name="T26" style:family="text">
      <style:text-properties fo:font-variant="normal" fo:text-transform="none" fo:color="#2a6099" fo:font-size="12pt" fo:letter-spacing="normal" fo:font-style="normal" fo:font-weight="normal"/>
    </style:style>
    <style:style style:name="T27" style:family="text">
      <style:text-properties fo:font-variant="normal" fo:text-transform="none" style:use-window-font-color="true" fo:font-size="12pt" fo:letter-spacing="normal" fo:font-style="normal" fo:font-weight="normal" officeooo:rsid="00289ec1" fo:background-color="#fff200" loext:char-shading-value="0" style:font-name-asian="Liberation Sans1"/>
    </style:style>
    <style:style style:name="T28" style:family="text">
      <style:text-properties fo:font-variant="normal" fo:text-transform="none" fo:font-size="12pt" fo:letter-spacing="normal" fo:font-style="normal" fo:font-weight="normal" officeooo:rsid="00349eff"/>
    </style:style>
    <style:style style:name="T29" style:family="text">
      <style:text-properties fo:font-variant="normal" fo:text-transform="none" fo:font-size="12pt" fo:letter-spacing="normal" fo:font-style="normal" fo:font-weight="normal" officeooo:rsid="00349eff" fo:background-color="transparent" loext:char-shading-value="0"/>
    </style:style>
    <style:style style:name="T30" style:family="text">
      <style:text-properties fo:font-variant="normal" fo:text-transform="none" fo:font-size="12pt" fo:letter-spacing="normal" fo:font-style="normal" fo:font-weight="bold" officeooo:rsid="00349eff" fo:background-color="transparent" loext:char-shading-value="0" style:font-weight-asian="bold" style:font-weight-complex="bold"/>
    </style:style>
    <style:style style:name="T31" style:family="text">
      <style:text-properties fo:font-variant="normal" fo:text-transform="none" style:use-window-font-color="true" fo:font-size="12pt" fo:letter-spacing="normal" fo:font-style="normal" fo:font-weight="normal" officeooo:rsid="00351804" fo:background-color="transparent" loext:char-shading-value="0"/>
    </style:style>
    <style:style style:name="T32" style:family="text">
      <style:text-properties fo:font-variant="normal" fo:text-transform="none" fo:color="#222222" fo:font-size="12pt" fo:letter-spacing="normal" fo:font-style="normal" fo:font-weight="normal" fo:background-color="transparent" loext:char-shading-value="0" style:font-size-asian="15pt" style:font-weight-asian="bold" style:font-size-complex="15pt" style:font-weight-complex="bold"/>
    </style:style>
    <style:style style:name="T33" style:family="text">
      <style:text-properties fo:font-variant="normal" fo:text-transform="none" fo:color="#222222" fo:font-size="12pt" fo:letter-spacing="normal" fo:font-style="normal" fo:font-weight="normal" fo:background-color="transparent" loext:char-shading-value="0"/>
    </style:style>
    <style:style style:name="T34" style:family="text">
      <style:text-properties fo:font-variant="normal" fo:text-transform="none" fo:color="#222222" fo:font-size="12pt" fo:letter-spacing="normal" fo:font-style="normal" fo:font-weight="normal" officeooo:rsid="0049b67c" fo:background-color="transparent" loext:char-shading-value="0"/>
    </style:style>
    <style:style style:name="T35" style:family="text">
      <style:text-properties fo:color="#000000" officeooo:rsid="004f75a4"/>
    </style:style>
    <style:style style:name="T36" style:family="text">
      <style:text-properties fo:color="#000000" fo:font-style="italic" officeooo:rsid="004f75a4" style:font-style-asian="italic"/>
    </style:style>
    <style:style style:name="T37" style:family="text">
      <style:text-properties fo:color="#000000" fo:font-size="12pt" officeooo:rsid="004f75a4" style:font-size-asian="12pt" style:font-size-complex="12pt"/>
    </style:style>
    <style:style style:name="T38" style:family="text">
      <style:text-properties fo:color="#000000" fo:font-size="12pt" officeooo:rsid="003a945d" style:font-size-asian="12pt" style:font-size-complex="12pt"/>
    </style:style>
    <style:style style:name="T39" style:family="text">
      <style:text-properties fo:font-variant="normal" fo:text-transform="none" fo:color="#000000" style:font-name="Times New Roman1" fo:font-size="12pt" fo:letter-spacing="normal" fo:font-style="normal" fo:font-weight="normal" officeooo:rsid="003a945d" style:font-size-asian="12pt" style:font-style-asian="italic" style:font-size-complex="12pt" style:font-style-complex="italic"/>
    </style:style>
    <style:style style:name="T40" style:family="text">
      <style:text-properties fo:font-variant="normal" fo:text-transform="none" fo:color="#000000" style:text-position="super 58%" fo:font-size="12pt" fo:letter-spacing="normal" fo:font-style="normal" fo:font-weight="normal" officeooo:rsid="003a945d" style:font-size-asian="12pt" style:font-size-complex="12pt"/>
    </style:style>
    <style:style style:name="T41" style:family="text">
      <style:text-properties fo:font-variant="normal" fo:text-transform="none" fo:color="#000000" style:text-position="sub 58%" fo:font-size="12pt" fo:letter-spacing="normal" fo:font-style="normal" fo:font-weight="normal" officeooo:rsid="003a945d" style:font-size-asian="12pt" style:font-size-complex="12pt"/>
    </style:style>
    <style:style style:name="T42" style:family="text">
      <style:text-properties fo:font-variant="normal" fo:text-transform="none" fo:color="#000000" fo:font-size="12pt" fo:letter-spacing="normal" fo:font-style="normal" fo:font-weight="normal" officeooo:rsid="003a945d" style:font-size-asian="12pt" style:font-size-complex="12pt"/>
    </style:style>
    <style:style style:name="T43" style:family="text">
      <style:text-properties fo:font-variant="normal" fo:text-transform="none" fo:color="#000000" fo:font-size="12pt" fo:letter-spacing="normal" fo:font-style="italic" fo:font-weight="normal" officeooo:rsid="003a945d" style:font-size-asian="12pt" style:font-style-asian="italic" style:font-size-complex="12pt" style:font-style-complex="italic"/>
    </style:style>
    <style:style style:name="T44" style:family="text">
      <style:text-properties fo:font-variant="normal" fo:text-transform="none" fo:color="#000000" style:text-position="sub 58%" fo:font-size="12pt" fo:letter-spacing="normal" fo:font-style="normal" fo:font-weight="normal" officeooo:rsid="003f6501" style:font-size-asian="12pt" style:font-size-complex="12pt"/>
    </style:style>
    <style:style style:name="T45" style:family="text">
      <style:text-properties fo:font-variant="normal" fo:text-transform="none" fo:color="#000000" fo:font-size="12pt" fo:letter-spacing="normal" fo:font-style="normal" fo:font-weight="normal" officeooo:rsid="003c6048" style:font-size-asian="12pt" style:font-size-complex="12pt"/>
    </style:style>
    <style:style style:name="T46" style:family="text">
      <style:text-properties fo:color="#000000" fo:font-size="12pt" fo:font-weight="bold" officeooo:rsid="004f75a4" style:font-size-asian="12pt" style:font-weight-asian="bold" style:font-size-complex="12pt" style:font-weight-complex="bold"/>
    </style:style>
    <style:style style:name="T47" style:family="text">
      <style:text-properties fo:font-variant="normal" fo:text-transform="none" fo:color="#000000" style:text-position="sub 58%" fo:font-size="12pt" fo:letter-spacing="normal" fo:font-style="italic" fo:font-weight="normal" officeooo:rsid="004327dd" style:font-size-asian="12pt" style:font-style-asian="italic" style:font-size-complex="12pt" style:font-style-complex="italic"/>
    </style:style>
    <style:style style:name="T48" style:family="text">
      <style:text-properties officeooo:rsid="004327dd" fo:background-color="#ffff00" loext:char-shading-value="0"/>
    </style:style>
    <style:style style:name="T49" style:family="text">
      <style:text-properties fo:font-size="12pt" officeooo:rsid="0050e59d" style:font-size-asian="12pt" style:font-size-complex="12pt"/>
    </style:style>
    <style:style style:name="T50" style:family="text">
      <style:text-properties officeooo:rsid="0050e59d"/>
    </style:style>
    <style:style style:name="T51" style:family="text">
      <style:text-properties fo:font-variant="normal" fo:text-transform="none" fo:color="#00000a" style:text-line-through-style="none" style:text-line-through-type="none" style:text-position="0% 100%" fo:font-size="12pt" fo:font-style="normal" style:text-underline-style="none" fo:font-weight="normal" officeooo:rsid="0050e59d" style:font-name-asian="Times New Roman2" style:font-size-asian="12pt" style:font-style-asian="normal" style:font-weight-asian="normal" style:font-name-complex="Times New Roman2" style:font-size-complex="12pt"/>
    </style:style>
    <style:style style:name="T52" style:family="text">
      <style:text-properties fo:font-style="italic" officeooo:rsid="0050e59d" style:font-style-asian="italic"/>
    </style:style>
    <style:style style:name="T53" style:family="text">
      <style:text-properties fo:font-variant="normal" fo:text-transform="none" fo:color="#000000" style:text-position="sub 58%" fo:font-size="12pt" fo:letter-spacing="normal" fo:font-style="normal" fo:font-weight="normal" officeooo:rsid="003e78f4" style:font-size-asian="12pt" style:font-size-complex="12pt"/>
    </style:style>
    <style:style style:name="T54" style:family="text">
      <style:text-properties fo:font-variant="normal" fo:text-transform="none" fo:color="#000000" style:text-position="sub 58%" fo:font-size="12pt" fo:letter-spacing="normal" fo:font-style="normal" fo:font-weight="bold" officeooo:rsid="003f6501" style:font-size-asian="12pt" style:font-weight-asian="bold" style:font-size-complex="12pt" style:font-weight-complex="bold"/>
    </style:style>
    <style:style style:name="T55" style:family="text">
      <style:text-properties fo:font-variant="normal" fo:text-transform="none" fo:color="#000000" style:text-position="sub 58%" fo:font-size="12pt" fo:letter-spacing="normal" fo:font-style="italic" fo:font-weight="normal" officeooo:rsid="003f6501" style:font-size-asian="12pt" style:font-style-asian="italic" style:font-size-complex="12pt" style:font-style-complex="italic"/>
    </style:style>
    <style:style style:name="T56" style:family="text">
      <style:text-properties fo:font-variant="normal" fo:text-transform="none" fo:color="#000000" style:text-position="sub 58%" fo:font-size="12pt" fo:letter-spacing="normal" fo:font-style="normal" fo:font-weight="normal" officeooo:rsid="004034b7" style:font-size-asian="12pt" style:font-size-complex="12pt"/>
    </style:style>
    <style:style style:name="T57" style:family="text">
      <style:text-properties fo:font-variant="normal" fo:text-transform="none" fo:color="#000000" style:text-position="sub 58%" fo:font-size="12pt" fo:letter-spacing="normal" fo:font-style="italic" fo:font-weight="normal" officeooo:rsid="0041d90d" style:font-size-asian="12pt" style:font-style-asian="italic" style:font-size-complex="12pt" style:font-style-complex="italic"/>
    </style:style>
    <style:style style:name="T58" style:family="text">
      <style:text-properties fo:font-variant="normal" fo:text-transform="none" fo:color="#000000" style:text-position="sub 58%" fo:font-size="12pt" fo:letter-spacing="normal" fo:font-style="normal" fo:font-weight="normal" officeooo:rsid="0041d90d" style:font-size-asian="12pt" style:font-style-asian="normal" style:font-size-complex="12pt" style:font-style-complex="normal"/>
    </style:style>
    <style:style style:name="T59" style:family="text">
      <style:text-properties fo:font-variant="normal" fo:text-transform="none" fo:color="#000000" style:text-position="sub 58%" fo:font-size="12pt" fo:letter-spacing="normal" fo:font-style="italic" fo:font-weight="normal" officeooo:rsid="003e78f4" style:font-size-asian="12pt" style:font-style-asian="italic" style:font-size-complex="12pt" style:font-style-complex="italic"/>
    </style:style>
    <style:style style:name="T60" style:family="text">
      <style:text-properties fo:font-variant="normal" fo:text-transform="none" fo:color="#000000" style:text-position="sub 58%" fo:font-size="12pt" fo:letter-spacing="normal" fo:font-style="normal" fo:font-weight="normal" officeooo:rsid="0041d90d" style:font-size-asian="12pt" style:font-style-asian="italic" style:font-size-complex="12pt" style:font-style-complex="italic"/>
    </style:style>
    <style:style style:name="T61" style:family="text">
      <style:text-properties fo:font-variant="normal" fo:text-transform="none" fo:color="#000000" style:text-position="sub 58%" fo:font-size="12pt" fo:letter-spacing="normal" fo:font-style="normal" fo:font-weight="normal" officeooo:rsid="004327dd" style:font-size-asian="12pt" style:font-style-asian="italic" style:font-size-complex="12pt" style:font-style-complex="italic"/>
    </style:style>
    <style:style style:name="T62" style:family="text">
      <style:text-properties fo:font-variant="normal" fo:text-transform="none" fo:color="#222222" fo:font-size="12pt" fo:letter-spacing="normal" fo:font-style="normal" fo:font-weight="normal" officeooo:rsid="002b0b8b" fo:background-color="transparent" loext:char-shading-value="0"/>
    </style:style>
    <style:style style:name="T63" style:family="text">
      <style:text-properties fo:font-variant="normal" fo:text-transform="none" fo:color="#222222" fo:font-size="12pt" fo:letter-spacing="normal" fo:font-style="normal" fo:font-weight="normal" officeooo:rsid="002b0b8b" fo:background-color="#ffff00" loext:char-shading-value="0"/>
    </style:style>
    <style:style style:name="T64" style:family="text">
      <style:text-properties fo:background-color="transparent" loext:char-shading-value="0"/>
    </style:style>
    <style:style style:name="T65" style:family="text">
      <style:text-properties fo:background-color="#ffff00" loext:char-shading-value="0"/>
    </style:style>
    <style:style style:name="T66" style:family="text">
      <style:text-properties fo:font-variant="normal" fo:text-transform="none" fo:color="#000000" style:font-name="Times New Roman1" fo:font-size="12pt" fo:letter-spacing="normal" fo:font-style="normal" fo:font-weight="normal" officeooo:rsid="003a945d" fo:background-color="#ffff00" loext:char-shading-value="0" style:font-size-asian="12pt" style:font-style-asian="italic" style:font-size-complex="12pt" style:font-style-complex="italic"/>
    </style:style>
    <style:style style:name="T67" style:family="text">
      <style:text-properties fo:font-variant="normal" fo:text-transform="none" fo:color="#000000" style:text-position="super 58%" fo:font-size="12pt" fo:letter-spacing="normal" fo:font-style="normal" fo:font-weight="normal" officeooo:rsid="003a945d" fo:background-color="#ffff00" loext:char-shading-value="0" style:font-size-asian="12pt" style:font-size-complex="12pt"/>
    </style:style>
    <style:style style:name="T68" style:family="text">
      <style:text-properties fo:font-variant="normal" fo:text-transform="none" fo:color="#000000" style:text-position="sub 58%" fo:font-size="12pt" fo:letter-spacing="normal" fo:font-style="normal" fo:font-weight="normal" officeooo:rsid="00462b7f" fo:background-color="#ffff00" loext:char-shading-value="0" style:font-size-asian="12pt" style:font-size-complex="12pt"/>
    </style:style>
    <style:style style:name="T69" style:family="text">
      <style:text-properties fo:font-variant="normal" fo:text-transform="none" fo:color="#000000" fo:font-size="12pt" fo:letter-spacing="normal" fo:font-style="normal" fo:font-weight="normal" officeooo:rsid="003a945d" fo:background-color="#ffff00" loext:char-shading-value="0" style:font-size-asian="12pt" style:font-size-complex="12pt"/>
    </style:style>
    <style:style style:name="T70" style:family="text">
      <style:text-properties fo:font-variant="normal" fo:text-transform="none" fo:color="#000000" fo:font-size="12pt" fo:letter-spacing="normal" fo:font-style="normal" fo:font-weight="normal" officeooo:rsid="00462b7f" fo:background-color="#ffff00" loext:char-shading-value="0" style:font-size-asian="12pt" style:font-size-complex="12pt"/>
    </style:style>
    <style:style style:name="T71" style:family="text">
      <style:text-properties fo:font-variant="normal" fo:text-transform="none" fo:color="#000000" style:text-position="super 58%" fo:font-size="12pt" fo:letter-spacing="normal" fo:font-style="normal" fo:font-weight="normal" officeooo:rsid="00462b7f" fo:background-color="#ffff00" loext:char-shading-value="0" style:font-size-asian="12pt" style:font-size-complex="12pt"/>
    </style:style>
    <style:style style:name="T72" style:family="text">
      <style:text-properties fo:background-color="#ffff00" loext:char-shading-value="0"/>
    </style:style>
    <style:style style:name="T73" style:family="text">
      <style:text-properties fo:font-variant="normal" fo:text-transform="none" fo:color="#000000" style:font-name="Times New Roman1" fo:font-size="12pt" fo:letter-spacing="normal" fo:font-style="normal" fo:font-weight="normal" officeooo:rsid="003a945d" fo:background-color="#ffff00" loext:char-shading-value="0" style:font-size-asian="12pt" style:font-style-asian="italic" style:font-size-complex="12pt" style:font-style-complex="italic"/>
    </style:style>
    <style:style style:name="T74" style:family="text">
      <style:text-properties fo:font-variant="normal" fo:text-transform="none" fo:color="#000000" style:text-position="super 58%" fo:font-size="12pt" fo:letter-spacing="normal" fo:font-style="normal" fo:font-weight="normal" officeooo:rsid="003a945d" fo:background-color="#ffff00" loext:char-shading-value="0" style:font-size-asian="12pt" style:font-size-complex="12pt"/>
    </style:style>
    <style:style style:name="T75" style:family="text">
      <style:text-properties fo:font-variant="normal" fo:text-transform="none" fo:color="#000000" style:text-position="sub 58%" fo:font-size="12pt" fo:letter-spacing="normal" fo:font-style="normal" fo:font-weight="normal" officeooo:rsid="00462b7f" fo:background-color="#ffff00" loext:char-shading-value="0" style:font-size-asian="12pt" style:font-size-complex="12pt"/>
    </style:style>
    <style:style style:name="T76" style:family="text">
      <style:text-properties fo:font-variant="normal" fo:text-transform="none" fo:color="#000000" fo:font-size="12pt" fo:letter-spacing="normal" fo:font-style="normal" fo:font-weight="normal" officeooo:rsid="003a945d" fo:background-color="#ffff00" loext:char-shading-value="0" style:font-size-asian="12pt" style:font-size-complex="12pt"/>
    </style:style>
    <style:style style:name="T77" style:family="text">
      <style:text-properties fo:font-variant="normal" fo:text-transform="none" fo:color="#000000" fo:font-size="12pt" fo:letter-spacing="normal" fo:font-style="normal" fo:font-weight="normal" officeooo:rsid="00462b7f" fo:background-color="#ffff00" loext:char-shading-value="0" style:font-size-asian="12pt" style:font-size-complex="12pt"/>
    </style:style>
    <style:style style:name="T78" style:family="text">
      <style:text-properties fo:background-color="transparent" loext:char-shading-value="0"/>
    </style:style>
    <style:style style:name="T79" style:family="text">
      <style:text-properties fo:color="#000000" fo:font-weight="bold" style:font-weight-asian="bold" style:font-weight-complex="bold"/>
    </style:style>
    <style:style style:name="T80" style:family="text">
      <style:text-properties fo:font-style="italic" fo:font-weight="bold" style:font-style-asian="italic"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style>
    <style:style style:name="T83" style:family="text">
      <style:text-properties fo:font-variant="normal" fo:text-transform="none" fo:color="#000000" style:text-position="sub 58%" fo:font-size="12pt" fo:letter-spacing="normal" fo:font-style="normal" fo:font-weight="normal" officeooo:rsid="00462b7f" style:font-size-asian="12pt" style:font-size-complex="12pt"/>
    </style:style>
    <style:style style:name="T84" style:family="text">
      <style:text-properties fo:font-variant="normal" fo:text-transform="none" fo:color="#000000" fo:font-size="12pt" fo:letter-spacing="normal" fo:font-style="normal" fo:font-weight="normal" officeooo:rsid="0047bd31" style:font-size-asian="12pt" style:font-size-complex="12pt"/>
    </style:style>
    <style:style style:name="T85" style:family="text">
      <style:text-properties officeooo:rsid="0047bd31"/>
    </style:style>
    <style:style style:name="T86" style:family="text">
      <style:text-properties fo:font-variant="normal" fo:text-transform="none" fo:color="#000000" fo:font-size="12pt" fo:letter-spacing="normal" fo:font-style="normal" fo:font-weight="normal" officeooo:rsid="004939a8" style:font-size-asian="12pt" style:font-size-complex="12pt"/>
    </style:style>
    <style:style style:name="T87" style:family="text">
      <style:text-properties officeooo:rsid="004939a8"/>
    </style:style>
    <style:style style:name="T88" style:family="text">
      <style:text-properties fo:font-variant="normal" fo:text-transform="none" fo:color="#000000" style:text-position="sub 58%" fo:font-size="12pt" fo:letter-spacing="normal" fo:font-style="normal" fo:font-weight="normal" officeooo:rsid="004939a8" style:font-size-asian="12pt" style:font-size-complex="12pt"/>
    </style:style>
    <style:style style:name="T89" style:family="text">
      <style:text-properties fo:font-variant="normal" fo:text-transform="none" fo:color="#000000" fo:font-size="12pt" fo:letter-spacing="normal" fo:font-style="normal" fo:font-weight="normal" officeooo:rsid="00462b7f" style:font-size-asian="12pt" style:font-size-complex="12pt"/>
    </style:style>
    <style:style style:name="T90" style:family="text">
      <style:text-properties fo:font-variant="normal" fo:text-transform="none" fo:color="#000000" style:text-position="super 58%" fo:font-size="12pt" fo:letter-spacing="normal" fo:font-style="normal" fo:font-weight="normal" officeooo:rsid="00462b7f" style:font-size-asian="12pt" style:font-size-complex="12pt"/>
    </style:style>
    <style:style style:name="T91" style:family="text">
      <style:text-properties fo:font-style="italic" style:font-style-asian="italic" style:font-style-complex="italic"/>
    </style:style>
    <style:style style:name="T92" style:family="text">
      <style:text-properties officeooo:rsid="0047bd31" fo:background-color="transparent" loext:char-shading-value="0"/>
    </style:style>
    <style:style style:name="T93" style:family="text">
      <style:text-properties fo:color="#000000" fo:font-weight="bold" officeooo:rsid="0047bd31" style:font-weight-asian="bold" style:font-weight-complex="bold"/>
    </style:style>
    <style:style style:name="T94" style:family="text">
      <style:text-properties fo:font-variant="normal" fo:text-transform="none" fo:color="#222222" fo:font-size="12pt" fo:letter-spacing="normal" fo:font-style="normal" fo:font-weight="normal" officeooo:rsid="002b0b8b" fo:background-color="transparent" loext:char-shading-value="0" style:font-weight-asian="bold" style:font-weight-complex="bold"/>
    </style:style>
    <style:style style:name="T95" style:family="text">
      <style:text-properties fo:font-variant="normal" fo:text-transform="none" fo:color="#000000" style:text-position="sub 58%" fo:font-size="12pt" fo:letter-spacing="normal" fo:font-style="normal" fo:font-weight="normal" officeooo:rsid="0049b67c" fo:background-color="#ffff00" loext:char-shading-value="0" style:font-size-asian="12pt" style:font-size-complex="12pt"/>
    </style:style>
    <style:style style:name="T96" style:family="text">
      <style:text-properties fo:font-variant="normal" fo:text-transform="none" fo:color="#000000" fo:font-size="12pt" fo:letter-spacing="normal" fo:font-style="normal" fo:font-weight="normal" officeooo:rsid="0049b67c" fo:background-color="#ffff00" loext:char-shading-value="0" style:font-size-asian="12pt" style:font-size-complex="12pt"/>
    </style:style>
    <style:style style:name="T97" style:family="text">
      <style:text-properties officeooo:rsid="0049b67c" fo:background-color="#ffff00" loext:char-shading-value="0"/>
    </style:style>
    <style:style style:name="T98" style:family="text">
      <style:text-properties officeooo:rsid="0047bd31" fo:background-color="#ffff00" loext:char-shading-value="0"/>
    </style:style>
    <style:style style:name="T99" style:family="text">
      <style:text-properties fo:font-variant="normal" fo:text-transform="none" fo:color="#000000" fo:font-size="12pt" fo:letter-spacing="normal" fo:font-style="normal" fo:font-weight="normal" officeooo:rsid="004939a8" fo:background-color="#ffff00" loext:char-shading-value="0" style:font-size-asian="12pt" style:font-size-complex="12pt"/>
    </style:style>
    <style:style style:name="T100" style:family="text">
      <style:text-properties officeooo:rsid="004939a8" fo:background-color="#ffff00" loext:char-shading-value="0"/>
    </style:style>
    <style:style style:name="T101" style:family="text">
      <style:text-properties fo:font-variant="normal" fo:text-transform="none" fo:color="#000000" style:text-position="super 58%" fo:font-size="12pt" fo:letter-spacing="normal" fo:font-style="normal" fo:font-weight="normal" officeooo:rsid="00462b7f" fo:background-color="#ffff00" loext:char-shading-value="0" style:font-size-asian="12pt" style:font-size-complex="12pt"/>
    </style:style>
    <style:style style:name="T102" style:family="text">
      <style:text-properties fo:font-variant="normal" fo:text-transform="none" fo:color="#000000" style:text-position="super 58%" fo:font-size="12pt" fo:letter-spacing="normal" fo:font-style="normal" fo:font-weight="normal" officeooo:rsid="0049b67c" fo:background-color="#ffff00" loext:char-shading-value="0" style:font-size-asian="12pt" style:font-size-complex="12pt"/>
    </style:style>
    <style:style style:name="T103" style:family="text">
      <style:text-properties fo:font-variant="normal" fo:text-transform="none" fo:color="#000000" fo:font-size="12pt" fo:letter-spacing="normal" fo:font-style="normal" fo:font-weight="normal" officeooo:rsid="0049b67c" fo:background-color="transparent" loext:char-shading-value="0" style:font-size-asian="12pt" style:font-size-complex="12pt"/>
    </style:style>
    <style:style style:name="T104" style:family="text">
      <style:text-properties fo:font-variant="normal" fo:text-transform="none" fo:color="#000000" style:text-position="sub 58%" fo:font-size="12pt" fo:letter-spacing="normal" fo:font-style="normal" fo:font-weight="normal" officeooo:rsid="0049b67c" style:font-size-asian="12pt" style:font-size-complex="12pt"/>
    </style:style>
    <style:style style:name="T105" style:family="text">
      <style:text-properties officeooo:rsid="0049b67c"/>
    </style:style>
    <style:style style:name="T106" style:family="text">
      <style:text-properties fo:font-variant="normal" fo:text-transform="none" fo:color="#000000" style:text-position="super 58%" fo:font-size="12pt" fo:letter-spacing="normal" fo:font-style="normal" fo:font-weight="normal" officeooo:rsid="0049b67c" style:font-size-asian="12pt" style:font-size-complex="12pt"/>
    </style:style>
    <style:style style:name="T107" style:family="text">
      <style:text-properties fo:font-variant="normal" fo:text-transform="none" fo:color="#000000" fo:font-size="12pt" fo:letter-spacing="normal" fo:font-style="normal" fo:font-weight="normal" officeooo:rsid="0049b67c" style:font-size-asian="12pt" style:font-size-complex="12pt"/>
    </style:style>
    <style:style style:name="T108" style:family="text">
      <style:text-properties fo:font-variant="normal" fo:text-transform="none" fo:color="#000000" fo:font-size="12pt" fo:letter-spacing="normal" fo:font-style="normal" fo:font-weight="bold" officeooo:rsid="002b0b8b" fo:background-color="transparent" loext:char-shading-value="0" style:font-weight-asian="bold" style:font-weight-complex="bold"/>
    </style:style>
    <style:style style:name="T109" style:family="text">
      <style:text-properties fo:font-variant="normal" fo:text-transform="none" fo:color="#222222" fo:font-size="12pt" fo:letter-spacing="normal" fo:font-style="normal" fo:font-weight="normal" officeooo:rsid="002b0b8b"/>
    </style:style>
    <style:style style:name="T110" style:family="text">
      <style:text-properties fo:font-variant="normal" fo:text-transform="none" fo:color="#222222" fo:font-size="12pt" fo:letter-spacing="normal" fo:font-style="italic" fo:font-weight="normal" officeooo:rsid="004ac3ea" style:font-style-asian="italic" style:font-style-complex="italic"/>
    </style:style>
    <style:style style:name="T111" style:family="text">
      <style:text-properties fo:font-variant="normal" fo:text-transform="none" fo:color="#222222" fo:font-size="12pt" fo:letter-spacing="normal" fo:font-style="normal" fo:font-weight="normal" officeooo:rsid="004ac3ea" style:font-style-asian="italic" style:font-style-complex="italic"/>
    </style:style>
    <style:style style:name="T112" style:family="text">
      <style:text-properties fo:font-variant="normal" fo:text-transform="none" fo:color="#000000" style:text-position="sub 58%" fo:font-size="12pt" fo:letter-spacing="normal" fo:font-style="normal" fo:font-weight="normal" officeooo:rsid="004ac3ea" style:font-size-asian="12pt" style:font-size-complex="12pt"/>
    </style:style>
    <style:style style:name="T113" style:family="text">
      <style:text-properties fo:font-variant="normal" fo:text-transform="none" fo:color="#000000" fo:font-size="12pt" fo:letter-spacing="normal" fo:font-style="normal" fo:font-weight="normal" officeooo:rsid="004ac3ea" style:font-size-asian="12pt" style:font-size-complex="12pt"/>
    </style:style>
    <style:style style:name="T114" style:family="text">
      <style:text-properties fo:font-variant="normal" fo:text-transform="none" fo:color="#222222" fo:font-size="12pt" fo:letter-spacing="normal" fo:font-style="normal" fo:font-weight="normal" officeooo:rsid="004ac3ea"/>
    </style:style>
    <style:style style:name="T115" style:family="text">
      <style:text-properties fo:font-variant="normal" fo:text-transform="none" fo:color="#222222" fo:font-size="12pt" fo:letter-spacing="normal" fo:font-style="normal" fo:font-weight="normal" officeooo:rsid="004ac3ea" style:font-style-asian="normal" style:font-style-complex="normal"/>
    </style:style>
    <style:style style:name="T116" style:family="text">
      <style:text-properties fo:font-variant="normal" fo:text-transform="none" fo:color="#222222" fo:font-size="12pt" fo:letter-spacing="normal" fo:font-style="italic" fo:font-weight="normal" officeooo:rsid="002b0b8b" fo:background-color="transparent" loext:char-shading-value="0" style:font-style-asian="italic"/>
    </style:style>
    <style:style style:name="T117" style:family="text">
      <style:text-properties fo:font-variant="normal" fo:text-transform="none" fo:color="#000000" style:text-position="sub 58%" fo:font-size="12pt" fo:letter-spacing="normal" fo:font-style="normal" fo:font-weight="normal" officeooo:rsid="004ad332" style:font-size-asian="12pt" style:font-size-complex="12pt"/>
    </style:style>
    <style:style style:name="T118" style:family="text">
      <style:text-properties fo:font-variant="normal" fo:text-transform="none" fo:color="#000000" fo:font-size="12pt" fo:letter-spacing="normal" fo:font-style="normal" fo:font-weight="normal" officeooo:rsid="004ad332" style:font-size-asian="12pt" style:font-size-complex="12pt"/>
    </style:style>
    <style:style style:name="T119" style:family="text">
      <style:text-properties fo:font-variant="normal" fo:text-transform="none" fo:color="#000000" fo:font-size="12pt" fo:letter-spacing="normal" fo:font-style="normal" fo:font-weight="normal" officeooo:rsid="003a945d" fo:background-color="transparent" loext:char-shading-value="0" style:font-size-asian="12pt" style:font-size-complex="12pt"/>
    </style:style>
    <style:style style:name="T120" style:family="text">
      <style:text-properties fo:font-variant="normal" fo:text-transform="none" style:font-name="Times new roman" fo:letter-spacing="normal" fo:font-style="normal" fo:font-weight="normal" fo:background-color="transparent" loext:char-shading-value="0" style:font-size-asian="12pt" style:font-size-complex="12pt"/>
    </style:style>
    <style:style style:name="T121" style:family="text">
      <style:text-properties fo:font-variant="normal" fo:text-transform="none" style:font-name="Times new roman" fo:letter-spacing="normal" fo:font-style="normal" fo:font-weight="normal" officeooo:rsid="002fed90" fo:background-color="transparent" loext:char-shading-value="0" style:font-size-asian="12pt" style:font-size-complex="12pt"/>
    </style:style>
    <style:style style:name="T122" style:family="text">
      <style:text-properties fo:font-variant="normal" fo:text-transform="none" style:font-name="Times new roman" fo:letter-spacing="normal" fo:font-style="normal" fo:font-weight="normal" officeooo:rsid="004b20d1" fo:background-color="transparent" loext:char-shading-value="0" style:font-size-asian="12pt" style:font-size-complex="12pt"/>
    </style:style>
    <style:style style:name="T123"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fed90"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24"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925d"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25"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07beb"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26"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45114"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27"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925d"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45114"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abdb"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186a5e"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1"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07beb"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2"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c833d"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3"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e0d70"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4"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31abdb"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35"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b20d1"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36"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c833d"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37"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e0d70"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38"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style-complex="normal"/>
    </style:style>
    <style:style style:name="T139"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2fed90" fo:background-color="transparent" loext:char-shading-value="0" style:font-name-asian="Times New Roman2" style:font-size-asian="12pt" style:font-style-asian="normal" style:font-weight-asian="normal" style:font-name-complex="Times New Roman2" style:font-size-complex="12pt" style:font-style-complex="normal"/>
    </style:style>
    <style:style style:name="T14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4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245114" fo:background-color="#ffff00"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2" style:family="text">
      <style:text-properties fo:font-variant="normal" fo:text-transform="none" style:use-window-font-color="true" style:text-line-through-style="none" style:text-line-through-type="none" style:text-position="0% 100%" style:font-name="Times New Roman" fo:font-size="12pt" fo:letter-spacing="normal" fo:font-style="normal" style:text-underline-style="none" fo:font-weight="normal" officeooo:rsid="004b20d1"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43" style:family="text">
      <style:text-properties fo:font-variant="normal" fo:text-transform="none" style:use-window-font-color="true" fo:font-size="12pt" fo:letter-spacing="normal" fo:font-style="normal" fo:font-weight="normal"/>
    </style:style>
    <style:style style:name="T144" style:family="text">
      <style:text-properties fo:font-variant="normal" fo:text-transform="none" style:use-window-font-color="true" fo:font-size="12pt" fo:letter-spacing="normal" fo:font-style="normal" fo:font-weight="normal" fo:background-color="#fff200" loext:char-shading-value="0"/>
    </style:style>
    <style:style style:name="T145" style:family="text">
      <style:text-properties fo:font-variant="normal" fo:text-transform="none" style:use-window-font-color="true" fo:font-size="12pt" fo:letter-spacing="normal" fo:font-style="normal" fo:font-weight="normal" fo:background-color="#fff200" loext:char-shading-value="0" style:font-name-asian="Liberation Sans1"/>
    </style:style>
    <style:style style:name="T146" style:family="text">
      <style:text-properties fo:font-variant="normal" fo:text-transform="none" style:use-window-font-color="true" fo:font-size="12pt" fo:letter-spacing="normal" fo:font-style="normal" fo:font-weight="normal" officeooo:rsid="00289ec1" fo:background-color="#fff200" loext:char-shading-value="0" style:font-name-asian="Liberation Sans1"/>
    </style:style>
    <style:style style:name="T147" style:family="text">
      <style:text-properties fo:font-variant="normal" fo:text-transform="none" style:use-window-font-color="true" fo:font-size="12pt" fo:letter-spacing="normal" fo:font-style="normal" fo:font-weight="normal" officeooo:rsid="0032e6e8" fo:background-color="#fff200" loext:char-shading-value="0" style:font-name-asian="Liberation Sans1"/>
    </style:style>
    <style:style style:name="T148" style:family="text">
      <style:text-properties fo:font-variant="normal" fo:text-transform="none" style:use-window-font-color="true" fo:font-size="12pt" fo:letter-spacing="normal" fo:font-style="normal" fo:font-weight="normal" officeooo:rsid="00207beb" fo:background-color="#fff200" loext:char-shading-value="0"/>
    </style:style>
    <style:style style:name="T149" style:family="text">
      <style:text-properties fo:font-variant="normal" fo:text-transform="none" style:use-window-font-color="true" fo:font-size="12pt" fo:letter-spacing="normal" fo:font-style="normal" fo:font-weight="normal" officeooo:rsid="0026f682" fo:background-color="#fff200" loext:char-shading-value="0"/>
    </style:style>
    <style:style style:name="T150" style:family="text">
      <style:text-properties fo:font-variant="normal" fo:text-transform="none" style:use-window-font-color="true" fo:font-size="12pt" fo:letter-spacing="normal" fo:font-style="normal" fo:font-weight="normal" officeooo:rsid="00264e81" fo:background-color="#fff200" loext:char-shading-value="0"/>
    </style:style>
    <style:style style:name="T151" style:family="text">
      <style:text-properties fo:font-variant="normal" fo:text-transform="none" style:use-window-font-color="true" fo:font-size="12pt" fo:letter-spacing="normal" fo:font-style="normal" fo:font-weight="normal" officeooo:rsid="0021d801" fo:background-color="#fff200" loext:char-shading-value="0"/>
    </style:style>
    <style:style style:name="T152" style:family="text">
      <style:text-properties fo:font-variant="normal" fo:text-transform="none" style:use-window-font-color="true" fo:font-size="12pt" fo:letter-spacing="normal" fo:font-style="normal" fo:font-weight="normal" officeooo:rsid="002b0b8b" fo:background-color="#fff200" loext:char-shading-value="0"/>
    </style:style>
    <style:style style:name="T153" style:family="text">
      <style:text-properties fo:font-variant="normal" fo:text-transform="none" style:use-window-font-color="true" fo:font-size="12pt" fo:letter-spacing="normal" fo:font-style="normal" fo:font-weight="normal" officeooo:rsid="00351804" fo:background-color="#fff200" loext:char-shading-value="0"/>
    </style:style>
    <style:style style:name="T154" style:family="text">
      <style:text-properties fo:font-variant="normal" fo:text-transform="none" style:use-window-font-color="true" fo:font-size="12pt" fo:letter-spacing="normal" fo:font-style="normal" fo:font-weight="normal" fo:background-color="transparent" loext:char-shading-value="0"/>
    </style:style>
    <style:style style:name="T155" style:family="text">
      <style:text-properties fo:font-variant="normal" fo:text-transform="none" style:use-window-font-color="true" fo:font-size="12pt" fo:letter-spacing="normal" fo:font-style="normal" fo:font-weight="normal" officeooo:rsid="00351804" fo:background-color="transparent" loext:char-shading-value="0"/>
    </style:style>
    <style:style style:name="T156" style:family="text">
      <style:text-properties fo:font-variant="normal" fo:text-transform="none" style:use-window-font-color="true" fo:font-size="12pt" fo:letter-spacing="normal" fo:font-style="normal" fo:font-weight="normal" fo:background-color="transparent" loext:char-shading-value="0" style:font-name-asian="Liberation Sans1"/>
    </style:style>
    <style:style style:name="T157" style:family="text">
      <style:text-properties fo:font-variant="normal" fo:text-transform="none" style:use-window-font-color="true" fo:font-size="12pt" fo:letter-spacing="normal" fo:font-style="normal" fo:font-weight="normal" officeooo:rsid="00289ec1" fo:background-color="transparent" loext:char-shading-value="0" style:font-name-asian="Liberation Sans1"/>
    </style:style>
    <style:style style:name="T158" style:family="text">
      <style:text-properties fo:font-variant="normal" fo:text-transform="none" style:use-window-font-color="true" fo:font-size="12pt" fo:letter-spacing="normal" fo:font-style="normal" fo:font-weight="normal" fo:background-color="transparent" loext:char-shading-value="0" style:font-name-asian="Liberation Sans1" style:font-name-complex="Liberation Sans1"/>
    </style:style>
    <style:style style:name="T159" style:family="text">
      <style:text-properties fo:font-variant="normal" fo:text-transform="none" style:use-window-font-color="true" fo:font-size="12pt" fo:letter-spacing="normal" fo:font-style="normal" fo:font-weight="normal" officeooo:rsid="00207beb" fo:background-color="transparent" loext:char-shading-value="0"/>
    </style:style>
    <style:style style:name="T160" style:family="text">
      <style:text-properties fo:font-variant="normal" fo:text-transform="none" style:use-window-font-color="true" fo:font-size="12pt" fo:letter-spacing="normal" fo:font-style="normal" fo:font-weight="normal" officeooo:rsid="0032e6e8" fo:background-color="transparent" loext:char-shading-value="0"/>
    </style:style>
    <style:style style:name="T161" style:family="text">
      <style:text-properties fo:font-variant="normal" fo:text-transform="none" style:use-window-font-color="true" fo:font-size="12pt" fo:letter-spacing="normal" fo:font-style="normal" fo:font-weight="normal" officeooo:rsid="004e0d70" fo:background-color="transparent" loext:char-shading-value="0"/>
    </style:style>
    <style:style style:name="T162" style:family="text">
      <style:text-properties fo:font-variant="normal" fo:text-transform="none" style:use-window-font-color="true" fo:font-size="12pt" fo:letter-spacing="normal" fo:font-style="normal" fo:font-weight="normal" officeooo:rsid="002b0b8b" fo:background-color="transparent" loext:char-shading-value="0"/>
    </style:style>
    <style:style style:name="T163" style:family="text">
      <style:text-properties fo:font-variant="normal" fo:text-transform="none" style:use-window-font-color="true" fo:font-size="12pt" fo:letter-spacing="normal" fo:font-style="normal" fo:font-weight="normal" officeooo:rsid="004f75a4" fo:background-color="transparent" loext:char-shading-value="0"/>
    </style:style>
    <style:style style:name="T164" style:family="text">
      <style:text-properties fo:font-variant="normal" fo:text-transform="none" style:use-window-font-color="true" fo:font-size="12pt" fo:letter-spacing="normal" fo:font-style="normal" fo:font-weight="normal" fo:background-color="transparent" loext:char-shading-value="0"/>
    </style:style>
    <style:style style:name="T165" style:family="text">
      <style:text-properties fo:font-variant="normal" fo:text-transform="none" style:use-window-font-color="true" fo:font-size="12pt" fo:letter-spacing="normal" fo:font-style="normal" fo:font-weight="normal" officeooo:rsid="0050f1c0" fo:background-color="transparent" loext:char-shading-value="0"/>
    </style:style>
    <style:style style:name="T166" style:family="text">
      <style:text-properties fo:font-variant="normal" fo:text-transform="none" style:use-window-font-color="true" fo:font-size="12pt" fo:letter-spacing="normal" fo:font-style="normal" fo:font-weight="normal" officeooo:rsid="00207beb"/>
    </style:style>
    <style:style style:name="T167" style:family="text">
      <style:text-properties fo:font-variant="normal" fo:text-transform="none" style:use-window-font-color="true" fo:font-size="12pt" fo:letter-spacing="normal" fo:font-style="normal" fo:font-weight="normal" style:font-name-asian="Liberation Sans1" style:font-name-complex="Liberation Sans1"/>
    </style:style>
    <style:style style:name="T168" style:family="text">
      <style:text-properties fo:font-variant="normal" fo:text-transform="none" style:use-window-font-color="true" fo:font-size="12pt" fo:letter-spacing="normal" fo:font-style="normal" fo:font-weight="normal" fo:background-color="#ffff00" loext:char-shading-value="0"/>
    </style:style>
    <style:style style:name="T169" style:family="text">
      <style:text-properties fo:font-variant="normal" fo:text-transform="none" style:use-window-font-color="true" fo:font-size="12pt" fo:letter-spacing="normal" fo:font-style="normal" fo:font-weight="normal" officeooo:rsid="00207beb" fo:background-color="#ffff00" loext:char-shading-value="0"/>
    </style:style>
    <style:style style:name="T170" style:family="text">
      <style:text-properties fo:font-variant="normal" fo:text-transform="none" style:use-window-font-color="true" fo:font-size="12pt" fo:letter-spacing="normal" fo:font-style="normal" fo:font-weight="normal" officeooo:rsid="00264e81" fo:background-color="#ffff00" loext:char-shading-value="0"/>
    </style:style>
    <style:style style:name="T171" style:family="text">
      <style:text-properties fo:font-variant="normal" fo:text-transform="none" style:use-window-font-color="true" fo:font-size="12pt" fo:letter-spacing="normal" fo:font-style="normal" fo:font-weight="normal" officeooo:rsid="0032e6e8" fo:background-color="#ffff00" loext:char-shading-value="0"/>
    </style:style>
    <style:style style:name="T172" style:family="text">
      <style:text-properties fo:font-variant="normal" fo:text-transform="none" style:use-window-font-color="true" fo:font-size="12pt" fo:letter-spacing="normal" fo:font-style="normal" fo:font-weight="normal" officeooo:rsid="0021d801"/>
    </style:style>
    <style:style style:name="T173" style:family="text">
      <style:text-properties fo:font-variant="normal" fo:text-transform="none" style:use-window-font-color="true" fo:font-size="12pt" fo:letter-spacing="normal" fo:font-style="normal" fo:font-weight="normal" officeooo:rsid="00349eff"/>
    </style:style>
    <style:style style:name="T174" style:family="text">
      <style:text-properties fo:font-variant="normal" fo:text-transform="none" style:use-window-font-color="true" fo:font-size="12pt" fo:letter-spacing="normal" fo:font-style="normal" fo:font-weight="normal" officeooo:rsid="00351804"/>
    </style:style>
    <style:style style:name="T175" style:family="text">
      <style:text-properties fo:font-variant="normal" fo:text-transform="none" style:use-window-font-color="true" fo:font-size="12pt" fo:letter-spacing="normal" fo:font-style="normal" fo:font-weight="normal" officeooo:rsid="004f75a4"/>
    </style:style>
    <style:style style:name="T176" style:family="text">
      <style:text-properties fo:font-variant="normal" fo:text-transform="none" style:use-window-font-color="true" fo:font-size="12pt" fo:letter-spacing="normal" fo:font-style="normal" fo:font-weight="normal" officeooo:rsid="0050f1c0"/>
    </style:style>
    <style:style style:name="T177" style:family="text">
      <style:text-properties fo:font-variant="normal" fo:text-transform="none" style:use-window-font-color="true" fo:font-size="12pt" fo:letter-spacing="normal" fo:font-style="italic" fo:font-weight="normal" fo:background-color="transparent" loext:char-shading-value="0" style:font-name-asian="Liberation Sans1" style:font-style-asian="italic" style:font-name-complex="Liberation Sans1"/>
    </style:style>
    <style:style style:name="T178" style:family="text">
      <style:text-properties fo:font-variant="normal" fo:text-transform="none" style:use-window-font-color="true" fo:font-size="12pt" fo:letter-spacing="normal" fo:font-style="italic" fo:font-weight="normal" fo:background-color="transparent" loext:char-shading-value="0" style:font-name-asian="Liberation Sans1" style:font-style-asian="italic" style:font-name-complex="Liberation Sans1" style:font-style-complex="italic"/>
    </style:style>
    <style:style style:name="T179" style:family="text">
      <style:text-properties fo:font-variant="normal" fo:text-transform="none" style:use-window-font-color="true" fo:font-size="12pt" fo:letter-spacing="normal" fo:font-style="italic" fo:font-weight="normal" fo:background-color="#ffff00" loext:char-shading-value="0" style:font-style-asian="italic"/>
    </style:style>
    <style:style style:name="T180" style:family="text">
      <style:text-properties fo:font-variant="normal" fo:text-transform="none" style:use-window-font-color="true" style:font-name="Times new roman" fo:font-size="12pt" fo:letter-spacing="normal" fo:font-style="normal" fo:font-weight="normal" officeooo:rsid="002b0b8b" fo:background-color="transparent" loext:char-shading-value="0" style:font-size-asian="15pt" style:font-weight-asian="bold" style:font-size-complex="15pt" style:font-weight-complex="bold"/>
    </style:style>
    <style:style style:name="T181" style:family="text">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normal"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82" style:family="text">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normal" officeooo:rsid="00245114"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83" style:family="text">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normal" officeooo:rsid="0017a476"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84" style:family="text">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normal" officeooo:rsid="004f75a4" fo:background-color="#ffff00" loext:char-shading-value="0" style:font-name-asian="Times New Roman2" style:font-size-asian="12pt" style:font-style-asian="normal" style:font-weight-asian="normal" style:font-name-complex="Times New Roman2" style:font-size-complex="12pt" style:font-style-complex="normal"/>
    </style:style>
    <style:style style:name="T185" style:family="text">
      <style:text-properties fo:font-variant="normal" fo:text-transform="none" fo:color="#00000a" style:text-line-through-style="none" style:text-line-through-type="none" style:text-position="0% 100%" style:font-name="Times new roman" fo:font-size="12pt" fo:letter-spacing="normal" fo:font-style="normal" style:text-underline-style="none" fo:font-weight="bold" fo:background-color="#ffff00" loext:char-shading-value="0" style:font-name-asian="Times New Roman2" style:font-size-asian="12pt" style:font-style-asian="normal" style:font-weight-asian="bold" style:font-name-complex="Times New Roman2" style:font-size-complex="12pt" style:font-style-complex="normal"/>
    </style:style>
    <style:style style:name="T186" style:family="text">
      <style:text-properties fo:font-variant="normal" fo:text-transform="none" fo:color="#00000a" style:text-line-through-style="none" style:text-line-through-type="none" style:text-position="0% 100%" fo:font-size="12pt" fo:font-style="normal" style:text-underline-style="none" fo:font-weight="normal" officeooo:rsid="0050e59d" style:font-name-asian="Times New Roman2" style:font-size-asian="12pt" style:font-style-asian="normal" style:font-weight-asian="normal" style:font-name-complex="Times New Roman2" style:font-size-complex="12pt"/>
    </style:style>
    <style:style style:name="T187" style:family="text">
      <style:text-properties fo:font-variant="normal" fo:text-transform="none" fo:font-size="12pt" fo:letter-spacing="normal" fo:font-style="normal" fo:font-weight="normal"/>
    </style:style>
    <style:style style:name="T188" style:family="text">
      <style:text-properties fo:font-variant="normal" fo:text-transform="none" fo:font-size="12pt" fo:letter-spacing="normal" fo:font-style="normal" fo:font-weight="normal" officeooo:rsid="0026f682"/>
    </style:style>
    <style:style style:name="T189" style:family="text">
      <style:text-properties fo:font-variant="normal" fo:text-transform="none" fo:font-size="12pt" fo:letter-spacing="normal" fo:font-style="normal" fo:font-weight="normal" officeooo:rsid="001b5fa8"/>
    </style:style>
    <style:style style:name="T190" style:family="text">
      <style:text-properties fo:font-variant="normal" fo:text-transform="none" fo:font-size="12pt" fo:letter-spacing="normal" fo:font-style="normal" fo:font-weight="normal" officeooo:rsid="001dc8e8"/>
    </style:style>
    <style:style style:name="T191" style:family="text">
      <style:text-properties fo:font-variant="normal" fo:text-transform="none" fo:font-size="12pt" fo:letter-spacing="normal" fo:font-style="normal" fo:font-weight="normal" officeooo:rsid="00349eff" fo:background-color="transparent" loext:char-shading-value="0"/>
    </style:style>
    <style:style style:name="T192" style:family="text">
      <style:text-properties fo:font-variant="normal" fo:text-transform="none" fo:font-size="12pt" fo:letter-spacing="normal" fo:font-style="normal" fo:font-weight="normal" fo:background-color="#ffff00" loext:char-shading-value="0"/>
    </style:style>
    <style:style style:name="T193" style:family="text">
      <style:text-properties fo:font-variant="normal" fo:text-transform="none" fo:font-size="12pt" fo:letter-spacing="normal" fo:font-style="normal" fo:font-weight="normal" officeooo:rsid="002154d3" fo:background-color="#ffff00" loext:char-shading-value="0"/>
    </style:style>
    <style:style style:name="T194" style:family="text">
      <style:text-properties fo:font-variant="normal" fo:text-transform="none" fo:font-size="12pt" fo:letter-spacing="normal" fo:font-style="normal" fo:font-weight="normal" officeooo:rsid="00349eff" fo:background-color="#ffff00" loext:char-shading-value="0"/>
    </style:style>
    <style:style style:name="T195" style:family="text">
      <style:text-properties fo:font-variant="normal" fo:text-transform="none" fo:font-size="12pt" fo:letter-spacing="normal" fo:font-style="normal" fo:font-weight="normal" officeooo:rsid="00349eff" fo:background-color="#ffff00" loext:char-shading-value="0"/>
    </style:style>
    <style:style style:name="T196" style:family="text">
      <style:text-properties fo:font-variant="normal" fo:text-transform="none" fo:font-size="12pt" fo:letter-spacing="normal" fo:font-style="normal" fo:font-weight="normal" officeooo:rsid="002958aa"/>
    </style:style>
    <style:style style:name="T197" style:family="text">
      <style:text-properties fo:font-variant="normal" fo:text-transform="none" fo:font-size="12pt" fo:letter-spacing="normal" fo:font-style="normal" fo:font-weight="normal" officeooo:rsid="00349eff"/>
    </style:style>
    <style:style style:name="T198" style:family="text">
      <style:text-properties fo:font-variant="normal" fo:text-transform="none" fo:font-size="12pt" fo:letter-spacing="normal" fo:font-style="normal" fo:font-weight="normal" officeooo:rsid="001c2cef"/>
    </style:style>
    <style:style style:name="T199" style:family="text">
      <style:text-properties fo:font-variant="normal" fo:text-transform="none" fo:font-size="12pt" fo:letter-spacing="normal" fo:font-style="normal" fo:font-weight="normal" officeooo:rsid="001c2cef" loext:padding="0in" loext:border="none"/>
    </style:style>
    <style:style style:name="T200" style:family="text">
      <style:text-properties fo:font-variant="normal" fo:text-transform="none" fo:font-size="12pt" fo:letter-spacing="normal" fo:font-style="normal" fo:font-weight="normal" officeooo:rsid="001b5fa8" style:font-size-asian="12pt" style:font-size-complex="12pt" loext:padding="0in" loext:border="none"/>
    </style:style>
    <style:style style:name="T201" style:family="text">
      <style:text-properties fo:font-variant="normal" fo:text-transform="none" fo:font-size="12pt" fo:letter-spacing="normal" fo:font-style="normal" fo:font-weight="normal" officeooo:rsid="004e0d70"/>
    </style:style>
    <style:style style:name="T202" style:family="text">
      <style:text-properties fo:font-variant="normal" fo:text-transform="none" fo:font-size="12pt" fo:letter-spacing="normal" fo:font-style="normal" fo:font-weight="normal" officeooo:rsid="004f75a4"/>
    </style:style>
    <style:style style:name="T203" style:family="text">
      <style:text-properties fo:font-variant="normal" fo:text-transform="none" fo:font-size="12pt" fo:letter-spacing="normal" fo:font-style="normal" fo:font-weight="bold" officeooo:rsid="00349eff" fo:background-color="transparent" loext:char-shading-value="0" style:font-weight-asian="bold" style:font-weight-complex="bold"/>
    </style:style>
    <style:style style:name="T204" style:family="text">
      <style:text-properties fo:font-variant="normal" fo:text-transform="none" fo:color="#222222" fo:font-size="12pt" fo:letter-spacing="normal" fo:font-style="normal" fo:font-weight="normal"/>
    </style:style>
    <style:style style:name="T205" style:family="text">
      <style:text-properties fo:font-variant="normal" fo:text-transform="none" fo:color="#222222" fo:font-size="12pt" fo:letter-spacing="normal" fo:font-style="normal" fo:font-weight="normal" fo:background-color="transparent" loext:char-shading-value="0"/>
    </style:style>
    <style:style style:name="T206" style:family="text">
      <style:text-properties fo:font-variant="normal" fo:text-transform="none" fo:color="#222222" fo:font-size="12pt" fo:letter-spacing="normal" fo:font-style="normal" fo:font-weight="normal" fo:background-color="transparent" loext:char-shading-value="0" style:font-size-asian="15pt" style:font-weight-asian="bold" style:font-size-complex="15pt" style:font-weight-complex="bold"/>
    </style:style>
    <style:style style:name="T207" style:family="text">
      <style:text-properties fo:font-variant="normal" fo:text-transform="none" fo:color="#222222" fo:font-size="12pt" fo:letter-spacing="normal" fo:font-style="normal" fo:font-weight="normal" officeooo:rsid="004e0d70" fo:background-color="transparent" loext:char-shading-value="0" style:font-size-asian="15pt" style:font-weight-asian="bold" style:font-size-complex="15pt" style:font-weight-complex="bold"/>
    </style:style>
    <style:style style:name="T208" style:family="text">
      <style:text-properties fo:font-variant="normal" fo:text-transform="none" fo:color="#222222" fo:font-size="12pt" fo:letter-spacing="normal" fo:font-style="normal" fo:font-weight="normal" officeooo:rsid="002b0b8b" fo:background-color="transparent" loext:char-shading-value="0"/>
    </style:style>
    <style:style style:name="T209" style:family="text">
      <style:text-properties fo:font-variant="normal" fo:text-transform="none" fo:color="#222222" fo:font-size="12pt" fo:letter-spacing="normal" fo:font-style="normal" fo:font-weight="normal" officeooo:rsid="00462b7f" fo:background-color="transparent" loext:char-shading-value="0"/>
    </style:style>
    <style:style style:name="T210" style:family="text">
      <style:text-properties fo:font-variant="normal" fo:text-transform="none" fo:color="#222222" fo:font-size="12pt" fo:letter-spacing="normal" fo:font-style="normal" fo:font-weight="normal" officeooo:rsid="0049b67c" fo:background-color="transparent" loext:char-shading-value="0"/>
    </style:style>
    <style:style style:name="T211" style:family="text">
      <style:text-properties fo:font-variant="normal" fo:text-transform="none" fo:color="#222222" fo:font-size="12pt" fo:letter-spacing="normal" fo:font-style="normal" fo:font-weight="normal" officeooo:rsid="004e0d70" fo:background-color="transparent" loext:char-shading-value="0"/>
    </style:style>
    <style:style style:name="T212" style:family="text">
      <style:text-properties fo:font-variant="normal" fo:text-transform="none" fo:color="#222222" fo:font-size="12pt" fo:letter-spacing="normal" fo:font-style="normal" fo:font-weight="normal" officeooo:rsid="002b0b8b" fo:background-color="transparent" loext:char-shading-value="0" style:font-weight-asian="bold" style:font-weight-complex="bold"/>
    </style:style>
    <style:style style:name="T213" style:family="text">
      <style:text-properties fo:font-variant="normal" fo:text-transform="none" fo:color="#222222" fo:font-size="12pt" fo:letter-spacing="normal" fo:font-style="normal" fo:font-weight="normal" officeooo:rsid="0050f1c0" fo:background-color="transparent" loext:char-shading-value="0"/>
    </style:style>
    <style:style style:name="T214" style:family="text">
      <style:text-properties fo:font-variant="normal" fo:text-transform="none" fo:color="#222222" fo:font-size="12pt" fo:letter-spacing="normal" fo:font-style="normal" fo:font-weight="normal" officeooo:rsid="002b0b8b" fo:background-color="#ffff00" loext:char-shading-value="0"/>
    </style:style>
    <style:style style:name="T215" style:family="text">
      <style:text-properties fo:font-variant="normal" fo:text-transform="none" fo:color="#222222" fo:font-size="12pt" fo:letter-spacing="normal" fo:font-style="normal" fo:font-weight="normal" officeooo:rsid="002b0b8b"/>
    </style:style>
    <style:style style:name="T216" style:family="text">
      <style:text-properties fo:font-variant="normal" fo:text-transform="none" fo:color="#222222" fo:font-size="12pt" fo:letter-spacing="normal" fo:font-style="normal" fo:font-weight="normal" officeooo:rsid="0050e59d"/>
    </style:style>
    <style:style style:name="T217" style:family="text">
      <style:text-properties fo:font-variant="normal" fo:text-transform="none" fo:color="#222222" fo:font-size="12pt" fo:letter-spacing="normal" fo:font-style="normal" fo:font-weight="normal" officeooo:rsid="004ac3ea" style:font-style-asian="italic" style:font-style-complex="italic"/>
    </style:style>
    <style:style style:name="T218" style:family="text">
      <style:text-properties fo:font-variant="normal" fo:text-transform="none" fo:color="#222222" fo:font-size="12pt" fo:letter-spacing="normal" fo:font-style="normal" fo:font-weight="normal" officeooo:rsid="004ac3ea"/>
    </style:style>
    <style:style style:name="T219" style:family="text">
      <style:text-properties fo:font-variant="normal" fo:text-transform="none" fo:color="#222222" fo:font-size="12pt" fo:letter-spacing="normal" fo:font-style="normal" fo:font-weight="normal" officeooo:rsid="004ac3ea" style:font-style-asian="normal" style:font-style-complex="normal"/>
    </style:style>
    <style:style style:name="T220" style:family="text">
      <style:text-properties fo:font-variant="normal" fo:text-transform="none" fo:color="#222222" fo:font-size="12pt" fo:letter-spacing="normal" fo:font-style="italic" fo:font-weight="normal" officeooo:rsid="002b0b8b" fo:background-color="transparent" loext:char-shading-value="0" style:font-style-asian="italic"/>
    </style:style>
    <style:style style:name="T221" style:family="text">
      <style:text-properties fo:font-variant="normal" fo:text-transform="none" fo:color="#222222" fo:font-size="12pt" fo:letter-spacing="normal" fo:font-style="italic" fo:font-weight="normal" officeooo:rsid="004ac3ea" style:font-style-asian="italic" style:font-style-complex="italic"/>
    </style:style>
    <style:style style:name="T222" style:family="text">
      <style:text-properties fo:font-variant="normal" fo:text-transform="none" fo:color="#222222" fo:font-size="15pt" fo:letter-spacing="normal" fo:font-style="normal" fo:font-weight="bold" style:font-size-asian="15pt" style:font-weight-asian="bold" style:font-size-complex="15pt" style:font-weight-complex="bold"/>
    </style:style>
    <style:style style:name="T223" style:family="text">
      <style:text-properties fo:font-variant="normal" fo:text-transform="none" fo:color="#222222" fo:font-size="15pt" fo:letter-spacing="normal" fo:font-style="normal" fo:font-weight="bold" officeooo:rsid="00143bcc" style:font-size-asian="15pt" style:font-weight-asian="bold" style:font-size-complex="15pt" style:font-weight-complex="bold"/>
    </style:style>
    <style:style style:name="T224" style:family="text">
      <style:text-properties fo:font-variant="normal" fo:text-transform="none" fo:color="#222222" fo:font-size="15pt" fo:letter-spacing="normal" fo:font-style="normal" fo:font-weight="bold" officeooo:rsid="0037cfea" style:font-size-asian="15pt" style:font-weight-asian="bold" style:font-size-complex="15pt" style:font-weight-complex="bold"/>
    </style:style>
    <style:style style:name="T225" style:family="text">
      <style:text-properties fo:font-variant="normal" fo:text-transform="none" fo:color="#222222" fo:font-size="15pt" fo:letter-spacing="normal" fo:font-style="normal" fo:font-weight="bold" fo:background-color="transparent" loext:char-shading-value="0" style:font-size-asian="15pt" style:font-weight-asian="bold" style:font-size-complex="15pt" style:font-weight-complex="bold"/>
    </style:style>
    <style:style style:name="T226" style:family="text">
      <style:text-properties fo:font-variant="normal" fo:text-transform="none" fo:color="#ce181e" fo:font-size="12pt" fo:letter-spacing="normal" fo:font-style="normal" fo:font-weight="bold" officeooo:rsid="00349eff" fo:background-color="transparent" loext:char-shading-value="0" style:font-weight-asian="bold" style:font-weight-complex="bold"/>
    </style:style>
    <style:style style:name="T227" style:family="text">
      <style:text-properties fo:font-variant="normal" fo:text-transform="none" fo:color="#2a6099" fo:font-size="12pt" fo:letter-spacing="normal" fo:font-style="normal" fo:font-weight="normal"/>
    </style:style>
    <style:style style:name="T228" style:family="text">
      <style:text-properties fo:font-variant="normal" fo:text-transform="none" fo:color="#2a6099" fo:font-size="12pt" fo:letter-spacing="normal" fo:font-style="normal" fo:font-weight="normal" style:font-size-asian="12pt" style:font-size-complex="12pt"/>
    </style:style>
    <style:style style:name="T229" style:family="text">
      <style:text-properties fo:font-variant="normal" fo:text-transform="none" fo:color="#2a6099" fo:font-size="12pt" fo:letter-spacing="normal" fo:font-style="normal" fo:font-weight="normal" officeooo:rsid="00207beb"/>
    </style:style>
    <style:style style:name="T230" style:family="text">
      <style:text-properties fo:font-variant="normal" fo:text-transform="none" fo:color="#2a6099" fo:font-size="12pt" fo:letter-spacing="normal" fo:font-style="normal" fo:font-weight="normal" officeooo:rsid="002958aa"/>
    </style:style>
    <style:style style:name="T231" style:family="text">
      <style:text-properties fo:font-variant="normal" fo:text-transform="none" fo:color="#2a6099" fo:font-size="12pt" fo:letter-spacing="normal" fo:font-style="normal" fo:font-weight="normal" fo:background-color="transparent" loext:char-shading-value="0" style:font-size-asian="15pt" style:font-weight-asian="bold" style:font-size-complex="15pt" style:font-weight-complex="bold"/>
    </style:style>
    <style:style style:name="T232" style:family="text">
      <style:text-properties fo:font-variant="normal" fo:text-transform="none" fo:color="#2a6099" style:font-name="Times new roman" fo:font-size="15pt" fo:letter-spacing="normal" fo:font-style="normal" fo:font-weight="bold" officeooo:rsid="00351804" fo:background-color="transparent" loext:char-shading-value="0" style:font-size-asian="15pt" style:font-weight-asian="bold" style:font-size-complex="15pt" style:font-weight-complex="bold"/>
    </style:style>
    <style:style style:name="T233" style:family="text">
      <style:text-properties fo:font-variant="normal" fo:text-transform="none" fo:color="#2a6099" style:font-name="Times new roman" fo:font-size="12pt" fo:letter-spacing="normal" fo:font-style="normal" fo:font-weight="normal" fo:background-color="transparent" loext:char-shading-value="0" style:font-size-asian="15pt" style:font-weight-asian="bold" style:font-size-complex="15pt" style:font-weight-complex="bold"/>
    </style:style>
    <style:style style:name="T234" style:family="text">
      <style:text-properties fo:font-variant="normal" fo:text-transform="none" fo:color="#2a6099" style:font-name="Times new roman" fo:font-size="12pt" fo:letter-spacing="normal" fo:font-style="normal" fo:font-weight="normal" officeooo:rsid="002b0b8b" fo:background-color="transparent" loext:char-shading-value="0"/>
    </style:style>
    <style:style style:name="T235" style:family="text">
      <style:text-properties fo:font-variant="normal" fo:text-transform="none" fo:color="#bf0041" fo:font-size="12pt" fo:letter-spacing="normal" fo:font-style="normal" fo:font-weight="bold" style:font-weight-asian="bold" style:font-weight-complex="bold"/>
    </style:style>
    <style:style style:name="T236" style:family="text">
      <style:text-properties fo:font-variant="normal" fo:text-transform="none" fo:color="#bf0041" fo:font-size="12pt" fo:letter-spacing="normal" fo:font-style="normal" fo:font-weight="bold" officeooo:rsid="00143bcc" style:font-weight-asian="bold" style:font-weight-complex="bold"/>
    </style:style>
    <style:style style:name="T237" style:family="text">
      <style:text-properties fo:font-variant="normal" fo:text-transform="none" fo:color="#bf0041" fo:font-size="12pt" fo:letter-spacing="normal" fo:font-style="normal" fo:font-weight="bold" officeooo:rsid="0014a3cc" style:font-weight-asian="bold" style:font-weight-complex="bold"/>
    </style:style>
    <style:style style:name="T238" style:family="text">
      <style:text-properties fo:font-variant="normal" fo:text-transform="none" fo:color="#bf0041" fo:font-size="12pt" fo:letter-spacing="normal" fo:font-style="normal" fo:font-weight="bold" officeooo:rsid="00207beb" style:font-weight-asian="bold" style:font-weight-complex="bold"/>
    </style:style>
    <style:style style:name="T239" style:family="text">
      <style:text-properties fo:font-variant="normal" fo:text-transform="none" fo:color="#bf0041" fo:font-size="12pt" fo:letter-spacing="normal" fo:font-style="normal" fo:font-weight="bold" fo:background-color="transparent" loext:char-shading-value="0" style:font-size-asian="15pt" style:font-weight-asian="bold" style:font-size-complex="15pt" style:font-weight-complex="bold"/>
    </style:style>
    <style:style style:name="T240" style:family="text">
      <style:text-properties fo:font-variant="normal" fo:text-transform="none" fo:color="#bf0041" fo:font-size="12pt" fo:letter-spacing="normal" fo:font-style="normal" fo:font-weight="bold" officeooo:rsid="00351804" fo:background-color="transparent" loext:char-shading-value="0" style:font-size-asian="15pt" style:font-weight-asian="bold" style:font-size-complex="15pt" style:font-weight-complex="bold"/>
    </style:style>
    <style:style style:name="T241" style:family="text">
      <style:text-properties fo:font-variant="normal" fo:text-transform="none" fo:color="#bf0041" fo:font-size="12pt" fo:letter-spacing="normal" fo:font-style="normal" fo:font-weight="bold" officeooo:rsid="00143bcc" fo:background-color="transparent" loext:char-shading-value="0" style:font-size-asian="15pt" style:font-weight-asian="bold" style:font-size-complex="15pt" style:font-weight-complex="bold"/>
    </style:style>
    <style:style style:name="T242" style:family="text">
      <style:text-properties fo:font-variant="normal" fo:text-transform="none" fo:color="#bf0041" fo:font-size="12pt" fo:letter-spacing="normal" fo:font-style="normal" fo:font-weight="bold" officeooo:rsid="0014a3cc" fo:background-color="transparent" loext:char-shading-value="0" style:font-size-asian="15pt" style:font-weight-asian="bold" style:font-size-complex="15pt" style:font-weight-complex="bold"/>
    </style:style>
    <style:style style:name="T243" style:family="text">
      <style:text-properties fo:font-variant="normal" fo:text-transform="none" fo:color="#bf0041" fo:letter-spacing="normal" fo:font-style="normal" fo:font-weight="bold" officeooo:rsid="00143bcc" style:font-weight-asian="bold" style:font-weight-complex="bold"/>
    </style:style>
    <style:style style:name="T244" style:family="text">
      <style:text-properties fo:font-variant="normal" fo:text-transform="none" fo:color="#bf0041" fo:letter-spacing="normal" fo:font-style="normal" fo:font-weight="bold" officeooo:rsid="0037cfea" style:font-weight-asian="bold" style:font-weight-complex="bold"/>
    </style:style>
    <style:style style:name="T245" style:family="text">
      <style:text-properties fo:font-variant="normal" fo:text-transform="none" fo:color="#bf0041" style:font-name="Times new roman" fo:font-size="12pt" fo:letter-spacing="normal" fo:font-style="normal" fo:font-weight="bold" fo:background-color="transparent" loext:char-shading-value="0" style:font-size-asian="15pt" style:font-weight-asian="bold" style:font-size-complex="15pt" style:font-weight-complex="bold"/>
    </style:style>
    <style:style style:name="T246" style:family="text">
      <style:text-properties fo:font-variant="normal" fo:text-transform="none" fo:color="#bf0041" style:font-name="Times new roman" fo:font-size="12pt" fo:letter-spacing="normal" fo:font-style="normal" fo:font-weight="bold" officeooo:rsid="00351804" fo:background-color="transparent" loext:char-shading-value="0" style:font-size-asian="15pt" style:font-weight-asian="bold" style:font-size-complex="15pt" style:font-weight-complex="bold"/>
    </style:style>
    <style:style style:name="T247" style:family="text">
      <style:text-properties fo:font-variant="normal" fo:text-transform="none" fo:color="#000000" fo:font-size="12pt" fo:letter-spacing="normal" fo:font-style="normal" fo:font-weight="normal" officeooo:rsid="003a945d" style:font-size-asian="12pt" style:font-size-complex="12pt"/>
    </style:style>
    <style:style style:name="T248" style:family="text">
      <style:text-properties fo:font-variant="normal" fo:text-transform="none" fo:color="#000000" fo:font-size="12pt" fo:letter-spacing="normal" fo:font-style="normal" fo:font-weight="normal" officeooo:rsid="004ad332" style:font-size-asian="12pt" style:font-size-complex="12pt"/>
    </style:style>
    <style:style style:name="T249" style:family="text">
      <style:text-properties fo:font-variant="normal" fo:text-transform="none" fo:color="#000000" fo:font-size="12pt" fo:letter-spacing="normal" fo:font-style="normal" fo:font-weight="normal" officeooo:rsid="003c6048" style:font-size-asian="12pt" style:font-size-complex="12pt"/>
    </style:style>
    <style:style style:name="T250" style:family="text">
      <style:text-properties fo:font-variant="normal" fo:text-transform="none" fo:color="#000000" fo:font-size="12pt" fo:letter-spacing="normal" fo:font-style="normal" fo:font-weight="normal" officeooo:rsid="0047bd31" style:font-size-asian="12pt" style:font-size-complex="12pt"/>
    </style:style>
    <style:style style:name="T251" style:family="text">
      <style:text-properties fo:font-variant="normal" fo:text-transform="none" fo:color="#000000" fo:font-size="12pt" fo:letter-spacing="normal" fo:font-style="normal" fo:font-weight="normal" officeooo:rsid="004939a8" style:font-size-asian="12pt" style:font-size-complex="12pt"/>
    </style:style>
    <style:style style:name="T252" style:family="text">
      <style:text-properties fo:font-variant="normal" fo:text-transform="none" fo:color="#000000" fo:font-size="12pt" fo:letter-spacing="normal" fo:font-style="normal" fo:font-weight="normal" officeooo:rsid="00462b7f" style:font-size-asian="12pt" style:font-size-complex="12pt"/>
    </style:style>
    <style:style style:name="T253" style:family="text">
      <style:text-properties fo:font-variant="normal" fo:text-transform="none" fo:color="#000000" fo:font-size="12pt" fo:letter-spacing="normal" fo:font-style="normal" fo:font-weight="normal" officeooo:rsid="0049b67c" style:font-size-asian="12pt" style:font-size-complex="12pt"/>
    </style:style>
    <style:style style:name="T254" style:family="text">
      <style:text-properties fo:font-variant="normal" fo:text-transform="none" fo:color="#000000" fo:font-size="12pt" fo:letter-spacing="normal" fo:font-style="normal" fo:font-weight="normal" officeooo:rsid="004ac3ea" style:font-size-asian="12pt" style:font-size-complex="12pt"/>
    </style:style>
    <style:style style:name="T255" style:family="text">
      <style:text-properties fo:font-variant="normal" fo:text-transform="none" fo:color="#000000" fo:font-size="12pt" fo:letter-spacing="normal" fo:font-style="normal" fo:font-weight="normal" officeooo:rsid="003a945d" fo:background-color="#ffff00" loext:char-shading-value="0" style:font-size-asian="12pt" style:font-size-complex="12pt"/>
    </style:style>
    <style:style style:name="T256" style:family="text">
      <style:text-properties fo:font-variant="normal" fo:text-transform="none" fo:color="#000000" fo:font-size="12pt" fo:letter-spacing="normal" fo:font-style="normal" fo:font-weight="normal" officeooo:rsid="003a945d" fo:background-color="#ffff00" loext:char-shading-value="0" style:font-size-asian="12pt" style:font-size-complex="12pt"/>
    </style:style>
    <style:style style:name="T257" style:family="text">
      <style:text-properties fo:font-variant="normal" fo:text-transform="none" fo:color="#000000" fo:font-size="12pt" fo:letter-spacing="normal" fo:font-style="normal" fo:font-weight="normal" officeooo:rsid="00462b7f" fo:background-color="#ffff00" loext:char-shading-value="0" style:font-size-asian="12pt" style:font-size-complex="12pt"/>
    </style:style>
    <style:style style:name="T258" style:family="text">
      <style:text-properties fo:font-variant="normal" fo:text-transform="none" fo:color="#000000" fo:font-size="12pt" fo:letter-spacing="normal" fo:font-style="normal" fo:font-weight="normal" officeooo:rsid="00462b7f" fo:background-color="#ffff00" loext:char-shading-value="0" style:font-size-asian="12pt" style:font-size-complex="12pt"/>
    </style:style>
    <style:style style:name="T259" style:family="text">
      <style:text-properties fo:font-variant="normal" fo:text-transform="none" fo:color="#000000" fo:font-size="12pt" fo:letter-spacing="normal" fo:font-style="normal" fo:font-weight="normal" officeooo:rsid="004939a8" fo:background-color="#ffff00" loext:char-shading-value="0" style:font-size-asian="12pt" style:font-size-complex="12pt"/>
    </style:style>
    <style:style style:name="T260" style:family="text">
      <style:text-properties fo:font-variant="normal" fo:text-transform="none" fo:color="#000000" fo:font-size="12pt" fo:letter-spacing="normal" fo:font-style="normal" fo:font-weight="normal" officeooo:rsid="0049b67c" fo:background-color="#ffff00" loext:char-shading-value="0" style:font-size-asian="12pt" style:font-size-complex="12pt"/>
    </style:style>
    <style:style style:name="T261" style:family="text">
      <style:text-properties fo:font-variant="normal" fo:text-transform="none" fo:color="#000000" fo:font-size="12pt" fo:letter-spacing="normal" fo:font-style="normal" fo:font-weight="normal" fo:background-color="transparent" loext:char-shading-value="0" style:font-size-asian="15pt" style:font-weight-asian="normal" style:font-size-complex="15pt" style:font-weight-complex="normal"/>
    </style:style>
    <style:style style:name="T262" style:family="text">
      <style:text-properties fo:font-variant="normal" fo:text-transform="none" fo:color="#000000" fo:font-size="12pt" fo:letter-spacing="normal" fo:font-style="normal" fo:font-weight="normal" officeooo:rsid="0049b67c" fo:background-color="transparent" loext:char-shading-value="0" style:font-size-asian="12pt" style:font-size-complex="12pt"/>
    </style:style>
    <style:style style:name="T263" style:family="text">
      <style:text-properties fo:font-variant="normal" fo:text-transform="none" fo:color="#000000" fo:font-size="12pt" fo:letter-spacing="normal" fo:font-style="normal" fo:font-weight="normal" officeooo:rsid="003a945d" fo:background-color="transparent" loext:char-shading-value="0" style:font-size-asian="12pt" style:font-size-complex="12pt"/>
    </style:style>
    <style:style style:name="T264" style:family="text">
      <style:text-properties fo:font-variant="normal" fo:text-transform="none" fo:color="#000000" fo:font-size="12pt" fo:letter-spacing="normal" fo:font-style="normal" fo:font-weight="bold" officeooo:rsid="002b0b8b" fo:background-color="transparent" loext:char-shading-value="0" style:font-weight-asian="bold" style:font-weight-complex="bold"/>
    </style:style>
    <style:style style:name="T265" style:family="text">
      <style:text-properties fo:font-variant="normal" fo:text-transform="none" fo:color="#000000" fo:font-size="12pt" fo:letter-spacing="normal" fo:font-style="italic" fo:font-weight="normal" officeooo:rsid="003a945d" style:font-size-asian="12pt" style:font-style-asian="italic" style:font-size-complex="12pt" style:font-style-complex="italic"/>
    </style:style>
    <style:style style:name="T266" style:family="text">
      <style:text-properties fo:font-variant="normal" fo:text-transform="none" fo:color="#000000" style:font-name="Times New Roman1" fo:font-size="12pt" fo:letter-spacing="normal" fo:font-style="normal" fo:font-weight="normal" officeooo:rsid="003a945d" fo:background-color="#ffff00" loext:char-shading-value="0" style:font-size-asian="12pt" style:font-style-asian="italic" style:font-size-complex="12pt" style:font-style-complex="italic"/>
    </style:style>
    <style:style style:name="T267" style:family="text">
      <style:text-properties fo:font-variant="normal" fo:text-transform="none" fo:color="#000000" style:font-name="Times New Roman1" fo:font-size="12pt" fo:letter-spacing="normal" fo:font-style="normal" fo:font-weight="normal" officeooo:rsid="003a945d" fo:background-color="#ffff00" loext:char-shading-value="0" style:font-size-asian="12pt" style:font-style-asian="italic" style:font-size-complex="12pt" style:font-style-complex="italic"/>
    </style:style>
    <style:style style:name="T268" style:family="text">
      <style:text-properties fo:font-variant="normal" fo:text-transform="none" fo:color="#000000" style:font-name="Times New Roman1" fo:font-size="12pt" fo:letter-spacing="normal" fo:font-style="normal" fo:font-weight="normal" officeooo:rsid="003a945d" style:font-size-asian="12pt" style:font-style-asian="italic" style:font-size-complex="12pt" style:font-style-complex="italic"/>
    </style:style>
    <style:style style:name="T269" style:family="text">
      <style:text-properties fo:font-variant="normal" fo:text-transform="none" fo:color="#000000" style:text-position="super 58%" fo:font-size="12pt" fo:letter-spacing="normal" fo:font-style="normal" fo:font-weight="normal" officeooo:rsid="003a945d" style:font-size-asian="12pt" style:font-size-complex="12pt"/>
    </style:style>
    <style:style style:name="T270" style:family="text">
      <style:text-properties fo:font-variant="normal" fo:text-transform="none" fo:color="#000000" style:text-position="super 58%" fo:font-size="12pt" fo:letter-spacing="normal" fo:font-style="normal" fo:font-weight="normal" officeooo:rsid="00462b7f" style:font-size-asian="12pt" style:font-size-complex="12pt"/>
    </style:style>
    <style:style style:name="T271" style:family="text">
      <style:text-properties fo:font-variant="normal" fo:text-transform="none" fo:color="#000000" style:text-position="super 58%" fo:font-size="12pt" fo:letter-spacing="normal" fo:font-style="normal" fo:font-weight="normal" officeooo:rsid="0049b67c" style:font-size-asian="12pt" style:font-size-complex="12pt"/>
    </style:style>
    <style:style style:name="T272" style:family="text">
      <style:text-properties fo:font-variant="normal" fo:text-transform="none" fo:color="#000000" style:text-position="super 58%" fo:font-size="12pt" fo:letter-spacing="normal" fo:font-style="normal" fo:font-weight="normal" officeooo:rsid="003a945d" fo:background-color="#ffff00" loext:char-shading-value="0" style:font-size-asian="12pt" style:font-size-complex="12pt"/>
    </style:style>
    <style:style style:name="T273" style:family="text">
      <style:text-properties fo:font-variant="normal" fo:text-transform="none" fo:color="#000000" style:text-position="super 58%" fo:font-size="12pt" fo:letter-spacing="normal" fo:font-style="normal" fo:font-weight="normal" officeooo:rsid="003a945d" fo:background-color="#ffff00" loext:char-shading-value="0" style:font-size-asian="12pt" style:font-size-complex="12pt"/>
    </style:style>
    <style:style style:name="T274" style:family="text">
      <style:text-properties fo:font-variant="normal" fo:text-transform="none" fo:color="#000000" style:text-position="super 58%" fo:font-size="12pt" fo:letter-spacing="normal" fo:font-style="normal" fo:font-weight="normal" officeooo:rsid="00462b7f" fo:background-color="#ffff00" loext:char-shading-value="0" style:font-size-asian="12pt" style:font-size-complex="12pt"/>
    </style:style>
    <style:style style:name="T275" style:family="text">
      <style:text-properties fo:font-variant="normal" fo:text-transform="none" fo:color="#000000" style:text-position="super 58%" fo:font-size="12pt" fo:letter-spacing="normal" fo:font-style="normal" fo:font-weight="normal" officeooo:rsid="00462b7f" fo:background-color="#ffff00" loext:char-shading-value="0" style:font-size-asian="12pt" style:font-size-complex="12pt"/>
    </style:style>
    <style:style style:name="T276" style:family="text">
      <style:text-properties fo:font-variant="normal" fo:text-transform="none" fo:color="#000000" style:text-position="super 58%" fo:font-size="12pt" fo:letter-spacing="normal" fo:font-style="normal" fo:font-weight="normal" officeooo:rsid="0049b67c" fo:background-color="#ffff00" loext:char-shading-value="0" style:font-size-asian="12pt" style:font-size-complex="12pt"/>
    </style:style>
    <style:style style:name="T277" style:family="text">
      <style:text-properties fo:font-variant="normal" fo:text-transform="none" fo:color="#000000" style:text-position="sub 58%" fo:font-size="12pt" fo:letter-spacing="normal" fo:font-style="normal" fo:font-weight="normal" officeooo:rsid="00462b7f" fo:background-color="#ffff00" loext:char-shading-value="0" style:font-size-asian="12pt" style:font-size-complex="12pt"/>
    </style:style>
    <style:style style:name="T278" style:family="text">
      <style:text-properties fo:font-variant="normal" fo:text-transform="none" fo:color="#000000" style:text-position="sub 58%" fo:font-size="12pt" fo:letter-spacing="normal" fo:font-style="normal" fo:font-weight="normal" officeooo:rsid="00462b7f" fo:background-color="#ffff00" loext:char-shading-value="0" style:font-size-asian="12pt" style:font-size-complex="12pt"/>
    </style:style>
    <style:style style:name="T279" style:family="text">
      <style:text-properties fo:font-variant="normal" fo:text-transform="none" fo:color="#000000" style:text-position="sub 58%" fo:font-size="12pt" fo:letter-spacing="normal" fo:font-style="normal" fo:font-weight="normal" officeooo:rsid="0049b67c" fo:background-color="#ffff00" loext:char-shading-value="0" style:font-size-asian="12pt" style:font-size-complex="12pt"/>
    </style:style>
    <style:style style:name="T280" style:family="text">
      <style:text-properties fo:font-variant="normal" fo:text-transform="none" fo:color="#000000" style:text-position="sub 58%" fo:font-size="12pt" fo:letter-spacing="normal" fo:font-style="normal" fo:font-weight="normal" officeooo:rsid="004ad332" style:font-size-asian="12pt" style:font-size-complex="12pt"/>
    </style:style>
    <style:style style:name="T281" style:family="text">
      <style:text-properties fo:font-variant="normal" fo:text-transform="none" fo:color="#000000" style:text-position="sub 58%" fo:font-size="12pt" fo:letter-spacing="normal" fo:font-style="normal" fo:font-weight="normal" officeooo:rsid="003a945d" style:font-size-asian="12pt" style:font-size-complex="12pt"/>
    </style:style>
    <style:style style:name="T282" style:family="text">
      <style:text-properties fo:font-variant="normal" fo:text-transform="none" fo:color="#000000" style:text-position="sub 58%" fo:font-size="12pt" fo:letter-spacing="normal" fo:font-style="normal" fo:font-weight="normal" officeooo:rsid="003f6501" style:font-size-asian="12pt" style:font-size-complex="12pt"/>
    </style:style>
    <style:style style:name="T283" style:family="text">
      <style:text-properties fo:font-variant="normal" fo:text-transform="none" fo:color="#000000" style:text-position="sub 58%" fo:font-size="12pt" fo:letter-spacing="normal" fo:font-style="normal" fo:font-weight="normal" officeooo:rsid="003e78f4" style:font-size-asian="12pt" style:font-size-complex="12pt"/>
    </style:style>
    <style:style style:name="T284" style:family="text">
      <style:text-properties fo:font-variant="normal" fo:text-transform="none" fo:color="#000000" style:text-position="sub 58%" fo:font-size="12pt" fo:letter-spacing="normal" fo:font-style="normal" fo:font-weight="normal" officeooo:rsid="004034b7" style:font-size-asian="12pt" style:font-size-complex="12pt"/>
    </style:style>
    <style:style style:name="T285" style:family="text">
      <style:text-properties fo:font-variant="normal" fo:text-transform="none" fo:color="#000000" style:text-position="sub 58%" fo:font-size="12pt" fo:letter-spacing="normal" fo:font-style="normal" fo:font-weight="normal" officeooo:rsid="00462b7f" style:font-size-asian="12pt" style:font-size-complex="12pt"/>
    </style:style>
    <style:style style:name="T286" style:family="text">
      <style:text-properties fo:font-variant="normal" fo:text-transform="none" fo:color="#000000" style:text-position="sub 58%" fo:font-size="12pt" fo:letter-spacing="normal" fo:font-style="normal" fo:font-weight="normal" officeooo:rsid="004939a8" style:font-size-asian="12pt" style:font-size-complex="12pt"/>
    </style:style>
    <style:style style:name="T287" style:family="text">
      <style:text-properties fo:font-variant="normal" fo:text-transform="none" fo:color="#000000" style:text-position="sub 58%" fo:font-size="12pt" fo:letter-spacing="normal" fo:font-style="normal" fo:font-weight="normal" officeooo:rsid="0049b67c" style:font-size-asian="12pt" style:font-size-complex="12pt"/>
    </style:style>
    <style:style style:name="T288" style:family="text">
      <style:text-properties fo:font-variant="normal" fo:text-transform="none" fo:color="#000000" style:text-position="sub 58%" fo:font-size="12pt" fo:letter-spacing="normal" fo:font-style="normal" fo:font-weight="normal" officeooo:rsid="004ac3ea" style:font-size-asian="12pt" style:font-size-complex="12pt"/>
    </style:style>
    <style:style style:name="T289" style:family="text">
      <style:text-properties fo:font-variant="normal" fo:text-transform="none" fo:color="#000000" style:text-position="sub 58%" fo:font-size="12pt" fo:letter-spacing="normal" fo:font-style="normal" fo:font-weight="normal" officeooo:rsid="0041d90d" style:font-size-asian="12pt" style:font-style-asian="normal" style:font-size-complex="12pt" style:font-style-complex="normal"/>
    </style:style>
    <style:style style:name="T290" style:family="text">
      <style:text-properties fo:font-variant="normal" fo:text-transform="none" fo:color="#000000" style:text-position="sub 58%" fo:font-size="12pt" fo:letter-spacing="normal" fo:font-style="normal" fo:font-weight="normal" officeooo:rsid="0041d90d" style:font-size-asian="12pt" style:font-style-asian="italic" style:font-size-complex="12pt" style:font-style-complex="italic"/>
    </style:style>
    <style:style style:name="T291" style:family="text">
      <style:text-properties fo:font-variant="normal" fo:text-transform="none" fo:color="#000000" style:text-position="sub 58%" fo:font-size="12pt" fo:letter-spacing="normal" fo:font-style="normal" fo:font-weight="normal" officeooo:rsid="004327dd" style:font-size-asian="12pt" style:font-style-asian="italic" style:font-size-complex="12pt" style:font-style-complex="italic"/>
    </style:style>
    <style:style style:name="T292" style:family="text">
      <style:text-properties fo:font-variant="normal" fo:text-transform="none" fo:color="#000000" style:text-position="sub 58%" fo:font-size="12pt" fo:letter-spacing="normal" fo:font-style="normal" fo:font-weight="bold" officeooo:rsid="003f6501" style:font-size-asian="12pt" style:font-weight-asian="bold" style:font-size-complex="12pt" style:font-weight-complex="bold"/>
    </style:style>
    <style:style style:name="T293" style:family="text">
      <style:text-properties fo:font-variant="normal" fo:text-transform="none" fo:color="#000000" style:text-position="sub 58%" fo:font-size="12pt" fo:letter-spacing="normal" fo:font-style="italic" fo:font-weight="normal" officeooo:rsid="004327dd" style:font-size-asian="12pt" style:font-style-asian="italic" style:font-size-complex="12pt" style:font-style-complex="italic"/>
    </style:style>
    <style:style style:name="T294" style:family="text">
      <style:text-properties fo:font-variant="normal" fo:text-transform="none" fo:color="#000000" style:text-position="sub 58%" fo:font-size="12pt" fo:letter-spacing="normal" fo:font-style="italic" fo:font-weight="normal" officeooo:rsid="003f6501" style:font-size-asian="12pt" style:font-style-asian="italic" style:font-size-complex="12pt" style:font-style-complex="italic"/>
    </style:style>
    <style:style style:name="T295" style:family="text">
      <style:text-properties fo:font-variant="normal" fo:text-transform="none" fo:color="#000000" style:text-position="sub 58%" fo:font-size="12pt" fo:letter-spacing="normal" fo:font-style="italic" fo:font-weight="normal" officeooo:rsid="0041d90d" style:font-size-asian="12pt" style:font-style-asian="italic" style:font-size-complex="12pt" style:font-style-complex="italic"/>
    </style:style>
    <style:style style:name="T296" style:family="text">
      <style:text-properties fo:font-variant="normal" fo:text-transform="none" fo:color="#000000" style:text-position="sub 58%" fo:font-size="12pt" fo:letter-spacing="normal" fo:font-style="italic" fo:font-weight="normal" officeooo:rsid="003e78f4" style:font-size-asian="12pt" style:font-style-asian="italic" style:font-size-complex="12pt" style:font-style-complex="italic"/>
    </style:style>
    <style:style style:name="T297" style:family="text">
      <style:text-properties fo:font-variant="normal" fo:text-transform="none" fo:letter-spacing="normal" fo:font-style="normal" fo:font-weight="normal"/>
    </style:style>
    <style:style style:name="T298" style:family="text">
      <style:text-properties fo:font-variant="normal" fo:text-transform="none" fo:letter-spacing="normal" fo:font-style="normal" fo:font-weight="normal" officeooo:rsid="002fed90"/>
    </style:style>
    <style:style style:name="T299" style:family="text">
      <style:text-properties fo:font-variant="normal" fo:text-transform="none" fo:letter-spacing="normal" fo:font-style="normal" fo:font-weight="normal" officeooo:rsid="002cce66"/>
    </style:style>
    <style:style style:name="T300" style:family="text">
      <style:text-properties fo:font-variant="normal" fo:text-transform="none" fo:letter-spacing="normal" fo:font-style="normal" fo:font-weight="normal" officeooo:rsid="0032e6e8"/>
    </style:style>
    <style:style style:name="T301" style:family="text">
      <style:text-properties fo:font-variant="normal" fo:text-transform="none" fo:letter-spacing="normal" fo:font-style="normal" fo:font-weight="normal" officeooo:rsid="0037cfea"/>
    </style:style>
    <style:style style:name="T302" style:family="text">
      <style:text-properties fo:font-variant="normal" fo:text-transform="none" fo:letter-spacing="normal" fo:font-style="normal" fo:font-weight="normal" officeooo:rsid="0050f1c0"/>
    </style:style>
    <style:style style:name="T303" style:family="text">
      <style:text-properties officeooo:rsid="001dc8e8"/>
    </style:style>
    <style:style style:name="T304" style:family="text">
      <style:text-properties fo:font-style="italic" style:font-style-asian="italic"/>
    </style:style>
    <style:style style:name="T305" style:family="text">
      <style:text-properties fo:font-style="italic" style:font-style-asian="italic" style:font-style-complex="italic"/>
    </style:style>
    <style:style style:name="T306" style:family="text">
      <style:text-properties fo:font-style="italic" officeooo:rsid="001a1c05" style:font-style-asian="italic" style:font-style-complex="italic"/>
    </style:style>
    <style:style style:name="T307" style:family="text">
      <style:text-properties fo:font-style="italic" officeooo:rsid="0050e59d" style:font-style-asian="italic"/>
    </style:style>
    <style:style style:name="T308" style:family="text">
      <style:text-properties fo:font-style="italic" fo:font-weight="bold" style:font-style-asian="italic" style:font-weight-asian="bold" style:font-weight-complex="bold"/>
    </style:style>
    <style:style style:name="T309" style:family="text">
      <style:text-properties officeooo:rsid="001a1c05"/>
    </style:style>
    <style:style style:name="T310" style:family="text">
      <style:text-properties fo:font-size="12pt" officeooo:rsid="0050e59d" style:font-size-asian="12pt" style:font-size-complex="12pt"/>
    </style:style>
    <style:style style:name="T311" style:family="text">
      <style:text-properties fo:font-weight="bold" style:font-weight-asian="bold" style:font-weight-complex="bold"/>
    </style:style>
    <style:style style:name="T312" style:family="text">
      <style:text-properties fo:background-color="transparent" loext:char-shading-value="0"/>
    </style:style>
    <style:style style:name="T313" style:family="text">
      <style:text-properties officeooo:rsid="0047bd31" fo:background-color="transparent" loext:char-shading-value="0"/>
    </style:style>
    <style:style style:name="T314" style:family="text">
      <style:text-properties fo:background-color="transparent" loext:char-shading-value="0"/>
    </style:style>
    <style:style style:name="T315" style:family="text">
      <style:text-properties fo:color="#000000" fo:font-style="italic" officeooo:rsid="004f75a4" style:font-style-asian="italic"/>
    </style:style>
    <style:style style:name="T316" style:family="text">
      <style:text-properties fo:color="#000000" fo:font-weight="bold" style:font-weight-asian="bold" style:font-weight-complex="bold"/>
    </style:style>
    <style:style style:name="T317" style:family="text">
      <style:text-properties fo:color="#000000" fo:font-weight="bold" officeooo:rsid="0047bd31" style:font-weight-asian="bold" style:font-weight-complex="bold"/>
    </style:style>
    <style:style style:name="T318" style:family="text">
      <style:text-properties fo:color="#000000" fo:font-size="12pt" officeooo:rsid="004f75a4" style:font-size-asian="12pt" style:font-size-complex="12pt"/>
    </style:style>
    <style:style style:name="T319" style:family="text">
      <style:text-properties fo:color="#000000" fo:font-size="12pt" officeooo:rsid="003a945d" style:font-size-asian="12pt" style:font-size-complex="12pt"/>
    </style:style>
    <style:style style:name="T320" style:family="text">
      <style:text-properties fo:color="#000000" fo:font-size="12pt" officeooo:rsid="004f75a4" fo:background-color="#ffff00" loext:char-shading-value="0" style:font-size-asian="12pt" style:font-size-complex="12pt"/>
    </style:style>
    <style:style style:name="T321" style:family="text">
      <style:text-properties fo:color="#000000" fo:font-size="12pt" fo:font-weight="bold" officeooo:rsid="004f75a4" style:font-size-asian="12pt" style:font-weight-asian="bold" style:font-size-complex="12pt" style:font-weight-complex="bold"/>
    </style:style>
    <style:style style:name="T322" style:family="text">
      <style:text-properties fo:color="#000000" officeooo:rsid="004f75a4"/>
    </style:style>
    <style:style style:name="T323" style:family="text">
      <style:text-properties fo:background-color="#ffff00" loext:char-shading-value="0"/>
    </style:style>
    <style:style style:name="T324" style:family="text">
      <style:text-properties officeooo:rsid="004327dd" fo:background-color="#ffff00" loext:char-shading-value="0"/>
    </style:style>
    <style:style style:name="T325" style:family="text">
      <style:text-properties officeooo:rsid="0047bd31" fo:background-color="#ffff00" loext:char-shading-value="0"/>
    </style:style>
    <style:style style:name="T326" style:family="text">
      <style:text-properties officeooo:rsid="004939a8" fo:background-color="#ffff00" loext:char-shading-value="0"/>
    </style:style>
    <style:style style:name="T327" style:family="text">
      <style:text-properties officeooo:rsid="0049b67c" fo:background-color="#ffff00" loext:char-shading-value="0"/>
    </style:style>
    <style:style style:name="T328" style:family="text">
      <style:text-properties fo:background-color="#ffff00" loext:char-shading-value="0"/>
    </style:style>
    <style:style style:name="T329" style:family="text">
      <style:text-properties officeooo:rsid="00351804"/>
    </style:style>
    <style:style style:name="T330" style:family="text">
      <style:text-properties fo:color="#bf0041" fo:font-weight="bold" officeooo:rsid="00351804" style:font-weight-asian="bold" style:font-weight-complex="bold"/>
    </style:style>
    <style:style style:name="T331" style:family="text">
      <style:text-properties fo:color="#bf0041" fo:font-weight="bold" officeooo:rsid="002b0b8b" style:font-weight-asian="bold" style:font-weight-complex="bold"/>
    </style:style>
    <style:style style:name="T332" style:family="text">
      <style:text-properties fo:color="#2a6099"/>
    </style:style>
    <style:style style:name="T333" style:family="text">
      <style:text-properties officeooo:rsid="0047bd31"/>
    </style:style>
    <style:style style:name="T334" style:family="text">
      <style:text-properties officeooo:rsid="0049b67c"/>
    </style:style>
    <style:style style:name="T335" style:family="text">
      <style:text-properties officeooo:rsid="004e0d70"/>
    </style:style>
    <style:style style:name="T336" style:family="text">
      <style:text-properties officeooo:rsid="004f75a4"/>
    </style:style>
    <style:style style:name="T337" style:family="text">
      <style:text-properties officeooo:rsid="0050e59d"/>
    </style:style>
    <style:style style:name="T338" style:family="text">
      <style:text-properties officeooo:rsid="004327dd"/>
    </style:style>
    <style:style style:name="T339" style:family="text">
      <style:text-properties officeooo:rsid="004939a8"/>
    </style:style>
    <style:style style:name="T340" style:family="text">
      <style:text-properties officeooo:rsid="0050f1c0"/>
    </style:style>
    <style:style style:name="T341" style:family="text">
      <style:text-properties officeooo:rsid="00528cf0"/>
    </style:style>
    <style:style style:name="T3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434445699360" text:id="ct94434445699360">
          <text:deletion>
            <office:change-info>
              <dc:creator>Unknown Author</dc:creator>
              <dc:date>2019-11-12T16:15:08</dc:date>
            </office:change-info>
            <text:p text:style-name="P1">Editor</text:p>
          </text:deletion>
        </text:changed-region>
        <text:changed-region xml:id="ct94434474018464" text:id="ct94434474018464">
          <text:insertion>
            <office:change-info>
              <dc:creator>Unknown Author</dc:creator>
              <dc:date>2019-11-12T16:15:08</dc:date>
            </office:change-info>
          </text:insertion>
        </text:changed-region>
        <text:changed-region xml:id="ct94434473979312" text:id="ct94434473979312">
          <text:insertion>
            <office:change-info>
              <dc:creator>Unknown Author</dc:creator>
              <dc:date>2019-11-12T16:12:03</dc:date>
            </office:change-info>
          </text:insertion>
        </text:changed-region>
        <text:changed-region xml:id="ct94434463909520" text:id="ct94434463909520">
          <text:deletion>
            <office:change-info>
              <dc:creator>Unknown Author</dc:creator>
              <dc:date>2019-11-12T16:13:16</dc:date>
            </office:change-info>
            <text:p text:style-name="P2">Please add bla bla blub... great reviewers, great editor joy joy joy.</text:p>
          </text:deletion>
        </text:changed-region>
        <text:changed-region xml:id="ct94434462311376" text:id="ct94434462311376">
          <text:insertion>
            <office:change-info>
              <dc:creator>Unknown Author</dc:creator>
              <dc:date>2019-11-12T16:13:17</dc:date>
            </office:change-info>
          </text:insertion>
        </text:changed-region>
        <text:changed-region xml:id="ct94434452529152" text:id="ct94434452529152">
          <text:insertion>
            <office:change-info>
              <dc:creator>Unknown Author</dc:creator>
              <dc:date>2019-11-12T16:14:00</dc:date>
            </office:change-info>
          </text:insertion>
        </text:changed-region>
        <text:changed-region xml:id="ct94434474378256" text:id="ct94434474378256">
          <text:insertion>
            <office:change-info>
              <dc:creator>Unknown Author</dc:creator>
              <dc:date>2019-11-12T16:15:51</dc:date>
            </office:change-info>
          </text:insertion>
        </text:changed-region>
        <text:changed-region xml:id="ct94434429694896" text:id="ct94434429694896">
          <text:insertion>
            <office:change-info>
              <dc:creator>Unknown Author</dc:creator>
              <dc:date>2019-11-12T16:16:00</dc:date>
            </office:change-info>
          </text:insertion>
        </text:changed-region>
        <text:changed-region xml:id="ct94434485624544" text:id="ct94434485624544">
          <text:deletion>
            <office:change-info>
              <dc:creator>Unknown Author</dc:creator>
              <dc:date>2019-11-12T16:16:35</dc:date>
            </office:change-info>
            <text:p text:style-name="P3"/>
            <text:p text:style-name="P3"/>
          </text:deletion>
        </text:changed-region>
        <text:changed-region xml:id="ct94434479262688" text:id="ct94434479262688">
          <text:insertion>
            <office:change-info>
              <dc:creator>Unknown Author</dc:creator>
              <dc:date>2019-11-12T16:02:25</dc:date>
            </office:change-info>
          </text:insertion>
        </text:changed-region>
        <text:changed-region xml:id="ct94434455305488" text:id="ct94434455305488">
          <text:deletion>
            <office:change-info>
              <dc:creator>Unknown Author</dc:creator>
              <dc:date>2019-11-12T15:12:06</dc:date>
            </office:change-info>
            <text:p text:style-name="P4"><text:span text:style-name="ListLabel_20_19"><text:span text:style-name="T1"/></text:span></text:p>
            <text:p text:style-name="P5"><text:span text:style-name="ListLabel_20_19"><text:span text:style-name="T1"/></text:span></text:p>
          </text:deletion>
        </text:changed-region>
        <text:changed-region xml:id="ct94434452381136" text:id="ct94434452381136">
          <text:deletion>
            <office:change-info>
              <dc:creator>Emanuel Heitlinger</dc:creator>
              <dc:date>2019-11-12T14:11:07</dc:date>
            </office:change-info>
            <text:p text:style-name="P5"><text:span text:style-name="ListLabel_20_19"><text:span text:style-name="T1">. </text:span></text:span></text:p>
          </text:deletion>
        </text:changed-region>
        <text:changed-region xml:id="ct94434455688192" text:id="ct94434455688192">
          <text:deletion>
            <office:change-info>
              <dc:creator>Emanuel Heitlinger</dc:creator>
              <dc:date>2019-11-12T14:50:46</dc:date>
            </office:change-info>
            <text:p text:style-name="P5"><text:span text:style-name="ListLabel_20_19"><text:span text:style-name="T2">(</text:span></text:span><text:span text:style-name="ListLabel_20_19"><text:span text:style-name="T3">Baird &amp; Goüy de Bellocq, 2019</text:span></text:span><text:span text:style-name="ListLabel_20_19"><text:span text:style-name="T1">)</text:span></text:span></text:p>
          </text:deletion>
        </text:changed-region>
        <text:changed-region xml:id="ct94434478888352" text:id="ct94434478888352">
          <text:deletion>
            <office:change-info>
              <dc:creator>Emanuel Heitlinger</dc:creator>
              <dc:date>2019-11-12T14:09:55</dc:date>
            </office:change-info>
            <text:p text:style-name="P5"><text:span text:style-name="ListLabel_20_19"><text:span text:style-name="T2">but can also</text:span></text:span><text:span text:style-name="ListLabel_20_19"><text:span text:style-name="T4"> not affect these </text:span></text:span></text:p>
          </text:deletion>
        </text:changed-region>
        <text:changed-region xml:id="ct94434478534336" text:id="ct94434478534336">
          <text:deletion>
            <office:change-info>
              <dc:creator>Emanuel Heitlinger</dc:creator>
              <dc:date>2019-11-12T14:50:46</dc:date>
            </office:change-info>
            <text:p text:style-name="P5"><text:span text:style-name="ListLabel_20_19"><text:span text:style-name="T4">maintenance or breakdown of species barriers, </text:span></text:span></text:p>
          </text:deletion>
        </text:changed-region>
        <text:changed-region xml:id="ct94434476560416" text:id="ct94434476560416">
          <text:deletion>
            <office:change-info>
              <dc:creator>Emanuel Heitlinger</dc:creator>
              <dc:date>2019-11-12T14:05:09</dc:date>
            </office:change-info>
            <text:p text:style-name="P5"><text:span text:style-name="ListLabel_20_19"><text:span text:style-name="T4">participate into </text:span></text:span></text:p>
          </text:deletion>
        </text:changed-region>
        <text:changed-region xml:id="ct94434475780768" text:id="ct94434475780768">
          <text:deletion>
            <office:change-info>
              <dc:creator>Emanuel Heitlinger</dc:creator>
              <dc:date>2019-11-12T14:09:28</dc:date>
            </office:change-info>
            <text:p text:style-name="P5"><text:span text:style-name="ListLabel_20_19"><text:span text:style-name="T4">Parasites can </text:span></text:span></text:p>
          </text:deletion>
        </text:changed-region>
        <text:changed-region xml:id="ct94434453473248" text:id="ct94434453473248">
          <text:deletion>
            <office:change-info>
              <dc:creator>Emanuel Heitlinger</dc:creator>
              <dc:date>2019-11-12T14:50:46</dc:date>
            </office:change-info>
            <text:p text:style-name="P5"><text:span text:style-name="ListLabel_20_19"><text:span text:style-name="T5">differences in resistance to parasites between hybrid and pure hosts were suggested to affect the dynamics of hybrid zones (Fritz, Moulia, &amp; Newcombe, 1999). </text:span></text:span></text:p>
          </text:deletion>
        </text:changed-region>
        <text:changed-region xml:id="ct94434447866736" text:id="ct94434447866736">
          <text:deletion>
            <office:change-info>
              <dc:creator>Emanuel Heitlinger</dc:creator>
              <dc:date>2019-11-12T14:06:03</dc:date>
            </office:change-info>
            <text:p text:style-name="P5"><text:span text:style-name="ListLabel_20_19"><text:span text:style-name="T5">, </text:span></text:span></text:p>
          </text:deletion>
        </text:changed-region>
        <text:changed-region xml:id="ct94434453573808" text:id="ct94434453573808">
          <text:deletion>
            <office:change-info>
              <dc:creator>Emanuel Heitlinger</dc:creator>
              <dc:date>2019-11-12T14:50:46</dc:date>
            </office:change-info>
            <text:p text:style-name="P5"><text:span text:style-name="ListLabel_20_19"><text:span text:style-name="T5">“Parasites are traditionally seen as decreasing their hosts’ fitness</text:span></text:span></text:p>
          </text:deletion>
        </text:changed-region>
        <text:changed-region xml:id="ct94434477142528" text:id="ct94434477142528">
          <text:deletion>
            <office:change-info>
              <dc:creator>Unknown Author</dc:creator>
              <dc:date>2019-11-12T15:12:06</dc:date>
            </office:change-info>
            <text:p text:style-name="P5"><text:span text:style-name="ListLabel_20_19"><text:span text:style-name="T1"/></text:span></text:p>
            <text:p text:style-name="P5"><text:span text:style-name="ListLabel_20_19"><text:span text:style-name="T1"/></text:span></text:p>
          </text:deletion>
          <text:insertion>
            <office:change-info office:chg-author="Emanuel Heitlinger" office:chg-date-time="2019-11-12T14:51:08"/>
          </text:insertion>
        </text:changed-region>
        <text:changed-region xml:id="ct94434436020352" text:id="ct94434436020352">
          <text:insertion>
            <office:change-info>
              <dc:creator>Emanuel Heitlinger</dc:creator>
              <dc:date>2019-11-12T14:07:55</dc:date>
            </office:change-info>
          </text:insertion>
        </text:changed-region>
        <text:changed-region xml:id="ct94434477430784" text:id="ct94434477430784">
          <text:insertion>
            <office:change-info>
              <dc:creator>Emanuel Heitlinger</dc:creator>
              <dc:date>2019-11-12T14:53:38</dc:date>
            </office:change-info>
          </text:insertion>
        </text:changed-region>
        <text:changed-region xml:id="ct94434446659232" text:id="ct94434446659232">
          <text:insertion>
            <office:change-info>
              <dc:creator>Emanuel Heitlinger</dc:creator>
              <dc:date>2019-11-12T14:14:15</dc:date>
            </office:change-info>
          </text:insertion>
        </text:changed-region>
        <text:changed-region xml:id="ct94434440474384" text:id="ct94434440474384">
          <text:deletion>
            <office:change-info>
              <dc:creator>Unknown Author</dc:creator>
              <dc:date>2019-11-12T15:22:57</dc:date>
            </office:change-info>
            <text:p text:style-name="P6"><text:span text:style-name="ListLabel_20_19"><text:span text:style-name="T6">(ref Barton and Hewitt)</text:span></text:span></text:p>
          </text:deletion>
          <text:insertion>
            <office:change-info office:chg-author="Emanuel Heitlinger" office:chg-date-time="2019-11-12T14:14:15"/>
          </text:insertion>
        </text:changed-region>
        <text:changed-region xml:id="ct94434481630672" text:id="ct94434481630672">
          <text:insertion>
            <office:change-info>
              <dc:creator>Unknown Author</dc:creator>
              <dc:date>2019-11-12T15:22:57</dc:date>
            </office:change-info>
          </text:insertion>
        </text:changed-region>
        <text:changed-region xml:id="ct94434480774992" text:id="ct94434480774992">
          <text:insertion>
            <office:change-info>
              <dc:creator>Emanuel Heitlinger</dc:creator>
              <dc:date>2019-11-12T14:14:15</dc:date>
            </office:change-info>
          </text:insertion>
        </text:changed-region>
        <text:changed-region xml:id="ct94434458499168" text:id="ct94434458499168">
          <text:deletion>
            <office:change-info>
              <dc:creator>Unknown Author</dc:creator>
              <dc:date>2019-11-12T15:12:58</dc:date>
            </office:change-info>
            <text:p text:style-name="P6"><text:span text:style-name="ListLabel_20_19"><text:span text:style-name="T2"><office:annotation><dc:creator>Emanuel Heitlinger</dc:creator><dc:date>2019-11-12T14:12:35.859746478</dc:date><loext:sender-initials>EH</loext:sender-initials><text:p text:style-name="P97"><text:span text:style-name="T342">Okay... and here is what we ARE doing. Changed the order to start with this. </text:span></text:p></office:annotation></text:span></text:span></text:p>
          </text:deletion>
          <text:insertion>
            <office:change-info office:chg-author="Emanuel Heitlinger" office:chg-date-time="2019-11-12T14:12:35"/>
          </text:insertion>
        </text:changed-region>
        <text:changed-region xml:id="ct94434450280080" text:id="ct94434450280080">
          <text:deletion>
            <office:change-info>
              <dc:creator>Emanuel Heitlinger</dc:creator>
              <dc:date>2019-11-12T14:11:43</dc:date>
            </office:change-info>
            <text:p text:style-name="P6"><text:span text:style-name="ListLabel_20_19"><text:span text:style-name="T2">In any case, </text:span></text:span></text:p>
          </text:deletion>
        </text:changed-region>
        <text:changed-region xml:id="ct94434448671376" text:id="ct94434448671376">
          <text:insertion>
            <office:change-info>
              <dc:creator>Emanuel Heitlinger</dc:creator>
              <dc:date>2019-11-12T14:47:21</dc:date>
            </office:change-info>
          </text:insertion>
        </text:changed-region>
        <text:changed-region xml:id="ct94434448173088" text:id="ct94434448173088">
          <text:insertion>
            <office:change-info>
              <dc:creator>Emanuel Heitlinger</dc:creator>
              <dc:date>2019-11-12T14:48:06</dc:date>
            </office:change-info>
          </text:insertion>
        </text:changed-region>
        <text:changed-region xml:id="ct94434284059648" text:id="ct94434284059648">
          <text:deletion>
            <office:change-info>
              <dc:creator>Emanuel Heitlinger</dc:creator>
              <dc:date>2019-11-12T14:49:12</dc:date>
            </office:change-info>
            <text:p text:style-name="P6"><text:span text:style-name="ListLabel_20_19"><text:span text:style-name="T2">measuring </text:span></text:span></text:p>
          </text:deletion>
        </text:changed-region>
        <text:changed-region xml:id="ct94434458491664" text:id="ct94434458491664">
          <text:insertion>
            <office:change-info>
              <dc:creator>Emanuel Heitlinger</dc:creator>
              <dc:date>2019-11-12T14:49:15</dc:date>
            </office:change-info>
          </text:insertion>
        </text:changed-region>
        <text:changed-region xml:id="ct94434434312304" text:id="ct94434434312304">
          <text:insertion>
            <office:change-info>
              <dc:creator>Emanuel Heitlinger</dc:creator>
              <dc:date>2019-11-12T14:51:30</dc:date>
            </office:change-info>
          </text:insertion>
        </text:changed-region>
        <text:changed-region xml:id="ct94434282497728" text:id="ct94434282497728">
          <text:insertion>
            <office:change-info>
              <dc:creator>Emanuel Heitlinger</dc:creator>
              <dc:date>2019-11-12T14:49:15</dc:date>
            </office:change-info>
          </text:insertion>
        </text:changed-region>
        <text:changed-region xml:id="ct94434434184624" text:id="ct94434434184624">
          <text:insertion>
            <office:change-info>
              <dc:creator>Emanuel Heitlinger</dc:creator>
              <dc:date>2019-11-12T14:51:44</dc:date>
            </office:change-info>
          </text:insertion>
        </text:changed-region>
        <text:changed-region xml:id="ct94434468652112" text:id="ct94434468652112">
          <text:insertion>
            <office:change-info>
              <dc:creator>Emanuel Heitlinger</dc:creator>
              <dc:date>2019-11-12T14:49:15</dc:date>
            </office:change-info>
          </text:insertion>
        </text:changed-region>
        <text:changed-region xml:id="ct94434380950544" text:id="ct94434380950544">
          <text:insertion>
            <office:change-info>
              <dc:creator>Emanuel Heitlinger</dc:creator>
              <dc:date>2019-11-12T14:53:07</dc:date>
            </office:change-info>
          </text:insertion>
        </text:changed-region>
        <text:changed-region xml:id="ct94434458651280" text:id="ct94434458651280">
          <text:deletion>
            <office:change-info>
              <dc:creator>Emanuel Heitlinger</dc:creator>
              <dc:date>2019-11-12T14:53:09</dc:date>
            </office:change-info>
            <text:p text:style-name="P6"><text:span text:style-name="ListLabel_20_19"><text:span text:style-name="T7">p</text:span></text:span></text:p>
          </text:deletion>
        </text:changed-region>
        <text:changed-region xml:id="ct94434440694784" text:id="ct94434440694784">
          <text:insertion>
            <office:change-info>
              <dc:creator>Emanuel Heitlinger</dc:creator>
              <dc:date>2019-11-12T14:59:22</dc:date>
            </office:change-info>
          </text:insertion>
        </text:changed-region>
        <text:changed-region xml:id="ct94434432075456" text:id="ct94434432075456">
          <text:insertion>
            <office:change-info>
              <dc:creator>Emanuel Heitlinger</dc:creator>
              <dc:date>2019-11-12T14:57:15</dc:date>
            </office:change-info>
          </text:insertion>
        </text:changed-region>
        <text:changed-region xml:id="ct94434432242512" text:id="ct94434432242512">
          <text:deletion>
            <office:change-info>
              <dc:creator>Emanuel Heitlinger</dc:creator>
              <dc:date>2019-11-12T14:56:59</dc:date>
            </office:change-info>
            <text:p text:style-name="P6"><text:span text:style-name="ListLabel_20_19"><text:span text:style-name="T2">s </text:span></text:span></text:p>
          </text:deletion>
        </text:changed-region>
        <text:changed-region xml:id="ct94434469256736" text:id="ct94434469256736">
          <text:insertion>
            <office:change-info>
              <dc:creator>Emanuel Heitlinger</dc:creator>
              <dc:date>2019-11-12T14:56:59</dc:date>
            </office:change-info>
          </text:insertion>
        </text:changed-region>
        <text:changed-region xml:id="ct94434477011072" text:id="ct94434477011072">
          <text:deletion>
            <office:change-info>
              <dc:creator>Emanuel Heitlinger</dc:creator>
              <dc:date>2019-11-12T14:57:16</dc:date>
            </office:change-info>
            <text:p text:style-name="P6"><text:span text:style-name="ListLabel_20_19"><text:span text:style-name="T2">in </text:span></text:span></text:p>
          </text:deletion>
        </text:changed-region>
        <text:changed-region xml:id="ct94434433229552" text:id="ct94434433229552">
          <text:insertion>
            <office:change-info>
              <dc:creator>Emanuel Heitlinger</dc:creator>
              <dc:date>2019-11-12T14:59:31</dc:date>
            </office:change-info>
          </text:insertion>
        </text:changed-region>
        <text:changed-region xml:id="ct94434424293040" text:id="ct94434424293040">
          <text:deletion>
            <office:change-info>
              <dc:creator>Emanuel Heitlinger</dc:creator>
              <dc:date>2019-11-12T14:53:12</dc:date>
            </office:change-info>
            <text:p text:style-name="P6"><text:span text:style-name="ListLabel_20_19"><text:span text:style-name="T8">s</text:span></text:span><text:span text:style-name="ListLabel_20_19"><text:span text:style-name="T1"> </text:span></text:span></text:p>
          </text:deletion>
        </text:changed-region>
        <text:changed-region xml:id="ct94434437792064" text:id="ct94434437792064">
          <text:deletion>
            <office:change-info>
              <dc:creator>Emanuel Heitlinger</dc:creator>
              <dc:date>2019-11-12T14:57:18</dc:date>
            </office:change-info>
            <text:p text:style-name="P6"><text:span text:style-name="ListLabel_20_19"><text:span text:style-name="T2">zones </text:span></text:span><text:span text:style-name="ListLabel_20_19"><text:span text:style-name="T8">allow</text:span></text:span></text:p>
          </text:deletion>
        </text:changed-region>
        <text:changed-region xml:id="ct94434423204400" text:id="ct94434423204400">
          <text:insertion>
            <office:change-info>
              <dc:creator>Emanuel Heitlinger</dc:creator>
              <dc:date>2019-11-12T14:57:18</dc:date>
            </office:change-info>
          </text:insertion>
        </text:changed-region>
        <text:changed-region xml:id="ct94434357433616" text:id="ct94434357433616">
          <text:deletion>
            <office:change-info>
              <dc:creator>Emanuel Heitlinger</dc:creator>
              <dc:date>2019-11-12T14:57:35</dc:date>
            </office:change-info>
            <text:p text:style-name="P6"><text:span text:style-name="ListLabel_20_19"><text:span text:style-name="T8">to draw conclusion</text:span></text:span><text:span text:style-name="ListLabel_20_19"><text:span text:style-name="T1"> with regard </text:span></text:span><text:span text:style-name="ListLabel_20_19"><text:span text:style-name="T9">to immune adaptation</text:span></text:span></text:p>
          </text:deletion>
        </text:changed-region>
        <text:changed-region xml:id="ct94434441903104" text:id="ct94434441903104">
          <text:insertion>
            <office:change-info>
              <dc:creator>Emanuel Heitlinger</dc:creator>
              <dc:date>2019-11-12T14:58:18</dc:date>
            </office:change-info>
          </text:insertion>
        </text:changed-region>
        <text:changed-region xml:id="ct94434445418496" text:id="ct94434445418496">
          <text:insertion>
            <office:change-info>
              <dc:creator>Emanuel Heitlinger</dc:creator>
              <dc:date>2019-11-12T14:59:00</dc:date>
            </office:change-info>
          </text:insertion>
        </text:changed-region>
        <text:changed-region xml:id="ct94434424546704" text:id="ct94434424546704">
          <text:deletion>
            <office:change-info>
              <dc:creator>Unknown Author</dc:creator>
              <dc:date>2019-11-12T15:12:57</dc:date>
            </office:change-info>
            <text:p text:style-name="P6"><text:span text:style-name="ListLabel_20_19"><text:span text:style-name="T10"><office:annotation><dc:creator>Emanuel Heitlinger</dc:creator><dc:date>2019-11-12T14:59:01.876750985</dc:date><loext:sender-initials>EH</loext:sender-initials><text:p text:style-name="P97"><text:span text:style-name="T342">More solid then “allow conclusions”</text:span></text:p></office:annotation></text:span></text:span></text:p>
          </text:deletion>
          <text:insertion>
            <office:change-info office:chg-author="Emanuel Heitlinger" office:chg-date-time="2019-11-12T14:59:00"/>
          </text:insertion>
        </text:changed-region>
        <text:changed-region xml:id="ct94434432573968" text:id="ct94434432573968">
          <text:deletion>
            <office:change-info>
              <dc:creator>Emanuel Heitlinger</dc:creator>
              <dc:date>2019-11-12T14:52:37</dc:date>
            </office:change-info>
            <text:p text:style-name="P6"><text:span text:style-name="ListLabel_20_19"><text:span text:style-name="T11">. </text:span></text:span><text:span text:style-name="ListLabel_20_19"><text:span text:style-name="T12">In the first case, recombination must be breaking up immune co-adaptations - hybrids will have reduced immune adaptation. In the second case, hybrids will have better adapted immune response - immune genetic diversity is likely generated by recombination (e.g. </text:span></text:span><text:span text:style-name="ListLabel_20_19"><text:span text:style-name="T11">in the major histocompatibility complex</text:span></text:span><text:span text:style-name="ListLabel_20_19"><text:span text:style-name="T12">) which leaves little possibility for co-adaptations. </text:span></text:span></text:p>
          </text:deletion>
        </text:changed-region>
        <text:changed-region xml:id="ct94434432209600" text:id="ct94434432209600">
          <text:deletion>
            <office:change-info>
              <dc:creator>Emanuel Heitlinger</dc:creator>
              <dc:date>2019-11-12T14:50:13</dc:date>
            </office:change-info>
            <text:p text:style-name="P6"><text:span text:style-name="ListLabel_20_19"><text:span text:style-name="T9">make a host's immune response </text:span></text:span><text:span text:style-name="ListLabel_20_19"><text:span text:style-name="T11">worse</text:span></text:span><text:span text:style-name="ListLabel_20_19"><text:span text:style-name="T9"> adapted, or </text:span></text:span><text:span text:style-name="ListLabel_20_19"><text:span text:style-name="T11">better</text:span></text:span></text:p>
          </text:deletion>
        </text:changed-region>
        <text:changed-region xml:id="ct94434424449920" text:id="ct94434424449920">
          <text:deletion>
            <office:change-info>
              <dc:creator>Emanuel Heitlinger</dc:creator>
              <dc:date>2019-11-12T15:00:53</dc:date>
            </office:change-info>
            <text:p text:style-name="P6"><text:span text:style-name="ListLabel_20_19"><text:span text:style-name="T9"><text:s/></text:span></text:span></text:p>
          </text:deletion>
        </text:changed-region>
        <text:changed-region xml:id="ct94434438859792" text:id="ct94434438859792">
          <text:deletion>
            <office:change-info>
              <dc:creator>Emanuel Heitlinger</dc:creator>
              <dc:date>2019-11-12T14:49:31</dc:date>
            </office:change-info>
            <text:p text:style-name="P6"><text:span text:style-name="ListLabel_20_19"><text:span text:style-name="T13">More precisely, one can ask if</text:span></text:span><text:span text:style-name="ListLabel_20_19"><text:span text:style-name="T9"> recombinant genetic heterogeneity</text:span></text:span></text:p>
          </text:deletion>
        </text:changed-region>
        <text:changed-region xml:id="ct94434474228224" text:id="ct94434474228224">
          <text:insertion>
            <office:change-info>
              <dc:creator>Emanuel Heitlinger</dc:creator>
              <dc:date>2019-11-12T14:50:32</dc:date>
            </office:change-info>
          </text:insertion>
        </text:changed-region>
        <text:changed-region xml:id="ct94434447488016" text:id="ct94434447488016">
          <text:deletion>
            <office:change-info>
              <dc:creator>Unknown Author</dc:creator>
              <dc:date>2019-11-12T15:12:55</dc:date>
            </office:change-info>
            <text:p text:style-name="P6"><text:span text:style-name="T14"><office:annotation><dc:creator>Emanuel Heitlinger</dc:creator><dc:date>2019-11-12T14:12:18.195550876</dc:date><loext:sender-initials>EH</loext:sender-initials><text:p text:style-name="P97"><text:span text:style-name="T342">So this is what we are NOT doing! </text:span></text:p><text:p text:style-name="P97"><text:span text:style-name="T342">A bit strange to start this motivation statement for the study with the conclusions we DON’T want to draw. So I moved it down.</text:span></text:p></office:annotation></text:span></text:p>
          </text:deletion>
          <text:insertion>
            <office:change-info office:chg-author="Emanuel Heitlinger" office:chg-date-time="2019-11-12T14:50:32"/>
          </text:insertion>
        </text:changed-region>
        <text:changed-region xml:id="ct94434440692832" text:id="ct94434440692832">
          <text:insertion>
            <office:change-info>
              <dc:creator>Emanuel Heitlinger</dc:creator>
              <dc:date>2019-11-12T14:50:32</dc:date>
            </office:change-info>
          </text:insertion>
        </text:changed-region>
        <text:changed-region xml:id="ct94434440497808" text:id="ct94434440497808">
          <text:insertion>
            <office:change-info>
              <dc:creator>Emanuel Heitlinger</dc:creator>
              <dc:date>2019-11-12T14:51:03</dc:date>
            </office:change-info>
          </text:insertion>
        </text:changed-region>
        <text:changed-region xml:id="ct94434434176256" text:id="ct94434434176256">
          <text:deletion>
            <office:change-info>
              <dc:creator>Emanuel Heitlinger</dc:creator>
              <dc:date>2019-11-12T14:54:50</dc:date>
            </office:change-info>
            <text:p text:style-name="P6"><text:span text:style-name="ListLabel_20_19"><text:span text:style-name="T15">in the house mouse system </text:span></text:span></text:p>
          </text:deletion>
        </text:changed-region>
        <text:changed-region xml:id="ct94434435888736" text:id="ct94434435888736">
          <text:deletion>
            <office:change-info>
              <dc:creator>Unknown Author</dc:creator>
              <dc:date>2019-11-12T15:23:03</dc:date>
            </office:change-info>
            <text:p text:style-name="P6"><text:span text:style-name="ListLabel_20_19"><text:span text:style-name="T16"><office:annotation><dc:creator>Unknown Author</dc:creator><dc:date>2019-11-08T15:30:32.004340978</dc:date><text:p text:style-name="P97"><text:span text:style-name="T342">Also add in biblio, note for alice</text:span></text:p></office:annotation></text:span></text:span></text:p>
          </text:deletion>
        </text:changed-region>
        <text:changed-region xml:id="ct94434463932400" text:id="ct94434463932400">
          <text:deletion>
            <office:change-info>
              <dc:creator>Unknown Author</dc:creator>
              <dc:date>2019-11-12T15:22:16</dc:date>
            </office:change-info>
            <text:p text:style-name="P6"><text:span text:style-name="ListLabel_20_19"><text:span text:style-name="T15">9</text:span></text:span></text:p>
          </text:deletion>
        </text:changed-region>
        <text:changed-region xml:id="ct94434481991184" text:id="ct94434481991184">
          <text:insertion>
            <office:change-info>
              <dc:creator>Unknown Author</dc:creator>
              <dc:date>2019-11-12T15:22:17</dc:date>
            </office:change-info>
          </text:insertion>
        </text:changed-region>
        <text:changed-region xml:id="ct94434268647808" text:id="ct94434268647808">
          <text:deletion>
            <office:change-info>
              <dc:creator>Emanuel Heitlinger</dc:creator>
              <dc:date>2019-11-12T15:00:58</dc:date>
            </office:change-info>
            <text:p text:style-name="P6"><text:span text:style-name="ListLabel_20_19"><text:span text:style-name="T17">“</text:span></text:span></text:p>
          </text:deletion>
        </text:changed-region>
        <text:changed-region xml:id="ct94434426842704" text:id="ct94434426842704">
          <text:insertion>
            <office:change-info>
              <dc:creator>Emanuel Heitlinger</dc:creator>
              <dc:date>2019-11-12T15:01:10</dc:date>
            </office:change-info>
          </text:insertion>
        </text:changed-region>
        <text:changed-region xml:id="ct94434473868576" text:id="ct94434473868576">
          <text:insertion>
            <office:change-info>
              <dc:creator>Unknown Author</dc:creator>
              <dc:date>2019-11-12T16:02:58</dc:date>
            </office:change-info>
          </text:insertion>
        </text:changed-region>
        <text:changed-region xml:id="ct94434439477760" text:id="ct94434439477760">
          <text:insertion>
            <office:change-info>
              <dc:creator>Unknown Author</dc:creator>
              <dc:date>2019-11-12T16:03:00</dc:date>
            </office:change-info>
          </text:insertion>
        </text:changed-region>
        <text:changed-region xml:id="ct94434480023840" text:id="ct94434480023840">
          <text:deletion>
            <office:change-info>
              <dc:creator>Unknown Author</dc:creator>
              <dc:date>2019-11-12T16:03:22</dc:date>
            </office:change-info>
            <text:p text:style-name="P7"><text:span text:style-name="T18">Original : </text:span><text:span text:style-name="T19">“To understand parasite processes in host hybrid zones, it is necessary to test different types for parasites.”</text:span></text:p>
            <text:p text:style-name="P7"><text:span text:style-name="T18">Modified : </text:span></text:p>
          </text:deletion>
        </text:changed-region>
        <text:changed-region xml:id="ct94434270283376" text:id="ct94434270283376">
          <text:deletion>
            <office:change-info>
              <dc:creator>Emanuel Heitlinger</dc:creator>
              <dc:date>2019-11-12T15:02:00</dc:date>
            </office:change-info>
            <text:p text:style-name="P8">understand </text:p>
          </text:deletion>
        </text:changed-region>
        <text:changed-region xml:id="ct94434445559312" text:id="ct94434445559312">
          <text:insertion>
            <office:change-info>
              <dc:creator>Emanuel Heitlinger</dc:creator>
              <dc:date>2019-11-12T15:02:01</dc:date>
            </office:change-info>
          </text:insertion>
        </text:changed-region>
        <text:changed-region xml:id="ct94434423273920" text:id="ct94434423273920">
          <text:deletion>
            <office:change-info>
              <dc:creator>Emanuel Heitlinger</dc:creator>
              <dc:date>2019-11-12T15:02:17</dc:date>
            </office:change-info>
            <text:p text:style-name="P8">despite the fact that fully investigating co-infection in wild caught mice is beyond the scope of the current study, </text:p>
          </text:deletion>
        </text:changed-region>
        <text:changed-region xml:id="ct94434284079152" text:id="ct94434284079152">
          <text:deletion>
            <office:change-info>
              <dc:creator>Emanuel Heitlinger</dc:creator>
              <dc:date>2019-11-12T15:02:19</dc:date>
            </office:change-info>
            <text:p text:style-name="P8">at least </text:p>
          </text:deletion>
        </text:changed-region>
        <text:changed-region xml:id="ct94434282394400" text:id="ct94434282394400">
          <text:insertion>
            <office:change-info>
              <dc:creator>Emanuel Heitlinger</dc:creator>
              <dc:date>2019-11-12T15:02:19</dc:date>
            </office:change-info>
          </text:insertion>
        </text:changed-region>
        <text:changed-region xml:id="ct94434440288832" text:id="ct94434440288832">
          <text:deletion>
            <office:change-info>
              <dc:creator>Emanuel Heitlinger</dc:creator>
              <dc:date>2019-11-12T15:02:27</dc:date>
            </office:change-info>
            <text:p text:style-name="P8">shortly this topic </text:p>
          </text:deletion>
        </text:changed-region>
        <text:changed-region xml:id="ct94434433915376" text:id="ct94434433915376">
          <text:insertion>
            <office:change-info>
              <dc:creator>Emanuel Heitlinger</dc:creator>
              <dc:date>2019-11-12T15:02:28</dc:date>
            </office:change-info>
          </text:insertion>
        </text:changed-region>
        <text:changed-region xml:id="ct94434427250928" text:id="ct94434427250928">
          <text:deletion>
            <office:change-info>
              <dc:creator>Emanuel Heitlinger</dc:creator>
              <dc:date>2019-11-12T15:02:41</dc:date>
            </office:change-info>
            <text:p text:style-name="P8">would </text:p>
          </text:deletion>
        </text:changed-region>
        <text:changed-region xml:id="ct94434456851344" text:id="ct94434456851344">
          <text:insertion>
            <office:change-info>
              <dc:creator>Emanuel Heitlinger</dc:creator>
              <dc:date>2019-11-12T15:02:46</dc:date>
            </office:change-info>
          </text:insertion>
        </text:changed-region>
        <text:changed-region xml:id="ct94434463524288" text:id="ct94434463524288">
          <text:deletion>
            <office:change-info>
              <dc:creator>Emanuel Heitlinger</dc:creator>
              <dc:date>2019-11-12T15:02:42</dc:date>
            </office:change-info>
            <text:p text:style-name="P8"><text:s/></text:p>
          </text:deletion>
        </text:changed-region>
        <text:changed-region xml:id="ct94434475904768" text:id="ct94434475904768">
          <text:insertion>
            <office:change-info>
              <dc:creator>Emanuel Heitlinger</dc:creator>
              <dc:date>2019-11-12T15:02:42</dc:date>
            </office:change-info>
          </text:insertion>
        </text:changed-region>
        <text:changed-region xml:id="ct94434431541728" text:id="ct94434431541728">
          <text:deletion>
            <office:change-info>
              <dc:creator>Emanuel Heitlinger</dc:creator>
              <dc:date>2019-11-12T15:03:22</dc:date>
            </office:change-info>
            <text:p text:style-name="P8"><text:span text:style-name="T20">the far higher prevalence of pinworms (55%) compared </text:span></text:p>
          </text:deletion>
        </text:changed-region>
        <text:changed-region xml:id="ct94434469742848" text:id="ct94434469742848">
          <text:insertion>
            <office:change-info>
              <dc:creator>Emanuel Heitlinger</dc:creator>
              <dc:date>2019-11-12T15:04:46</dc:date>
            </office:change-info>
          </text:insertion>
        </text:changed-region>
        <text:changed-region xml:id="ct94434432523296" text:id="ct94434432523296">
          <text:insertion>
            <office:change-info>
              <dc:creator>Emanuel Heitlinger</dc:creator>
              <dc:date>2019-11-12T15:03:23</dc:date>
            </office:change-info>
          </text:insertion>
        </text:changed-region>
        <text:changed-region xml:id="ct94434442483344" text:id="ct94434442483344">
          <text:deletion>
            <office:change-info>
              <dc:creator>Emanuel Heitlinger</dc:creator>
              <dc:date>2019-11-12T15:03:28</dc:date>
            </office:change-info>
            <text:p text:style-name="P8"><text:span text:style-name="T20">to </text:span><text:span text:style-name="T21">Eimeria</text:span><text:span text:style-name="T22"> spp. (18%) </text:span></text:p>
          </text:deletion>
        </text:changed-region>
        <text:changed-region xml:id="ct94434456491248" text:id="ct94434456491248">
          <text:insertion>
            <office:change-info>
              <dc:creator>Emanuel Heitlinger</dc:creator>
              <dc:date>2019-11-12T15:04:52</dc:date>
            </office:change-info>
          </text:insertion>
        </text:changed-region>
        <text:changed-region xml:id="ct94434425197568" text:id="ct94434425197568">
          <text:insertion>
            <office:change-info>
              <dc:creator>Emanuel Heitlinger</dc:creator>
              <dc:date>2019-11-12T15:03:28</dc:date>
            </office:change-info>
          </text:insertion>
        </text:changed-region>
        <text:changed-region xml:id="ct94434432617584" text:id="ct94434432617584">
          <text:insertion>
            <office:change-info>
              <dc:creator>Emanuel Heitlinger</dc:creator>
              <dc:date>2019-11-12T15:05:03</dc:date>
            </office:change-info>
          </text:insertion>
        </text:changed-region>
        <text:changed-region xml:id="ct94434422968176" text:id="ct94434422968176">
          <text:insertion>
            <office:change-info>
              <dc:creator>Emanuel Heitlinger</dc:creator>
              <dc:date>2019-11-12T15:03:45</dc:date>
            </office:change-info>
          </text:insertion>
        </text:changed-region>
        <text:changed-region xml:id="ct94434438666240" text:id="ct94434438666240">
          <text:deletion>
            <office:change-info>
              <dc:creator>Emanuel Heitlinger</dc:creator>
              <dc:date>2019-11-12T15:03:48</dc:date>
            </office:change-info>
            <text:p text:style-name="P8"><text:span text:style-name="T22">. Indeed, </text:span></text:p>
          </text:deletion>
        </text:changed-region>
        <text:changed-region xml:id="ct94434424499648" text:id="ct94434424499648">
          <text:insertion>
            <office:change-info>
              <dc:creator>Emanuel Heitlinger</dc:creator>
              <dc:date>2019-11-12T15:03:48</dc:date>
            </office:change-info>
          </text:insertion>
        </text:changed-region>
        <text:changed-region xml:id="ct94434447891552" text:id="ct94434447891552">
          <text:insertion>
            <office:change-info>
              <dc:creator>Emanuel Heitlinger</dc:creator>
              <dc:date>2019-11-12T15:04:29</dc:date>
            </office:change-info>
          </text:insertion>
        </text:changed-region>
        <text:changed-region xml:id="ct94434430633984" text:id="ct94434430633984">
          <text:deletion>
            <office:change-info>
              <dc:creator>Emanuel Heitlinger</dc:creator>
              <dc:date>2019-11-12T15:04:33</dc:date>
            </office:change-info>
            <text:p text:style-name="P8"><text:span text:style-name="T22">out of 70 </text:span></text:p>
          </text:deletion>
        </text:changed-region>
        <text:changed-region xml:id="ct94434426368656" text:id="ct94434426368656">
          <text:deletion>
            <office:change-info>
              <dc:creator>Emanuel Heitlinger</dc:creator>
              <dc:date>2019-11-12T15:05:17</dc:date>
            </office:change-info>
            <text:p text:style-name="P8"><text:span text:style-name="T22">number </text:span></text:p>
          </text:deletion>
        </text:changed-region>
        <text:changed-region xml:id="ct94434365505328" text:id="ct94434365505328">
          <text:insertion>
            <office:change-info>
              <dc:creator>Emanuel Heitlinger</dc:creator>
              <dc:date>2019-11-12T15:05:17</dc:date>
            </office:change-info>
          </text:insertion>
        </text:changed-region>
        <text:changed-region xml:id="ct94434423863040" text:id="ct94434423863040">
          <text:deletion>
            <office:change-info>
              <dc:creator>Emanuel Heitlinger</dc:creator>
              <dc:date>2019-11-12T15:05:34</dc:date>
            </office:change-info>
            <text:p text:style-name="P8"><text:span text:style-name="T22">on the contingency table infected/non infected by each parasite, as follow</text:span></text:p>
          </text:deletion>
        </text:changed-region>
        <text:changed-region xml:id="ct94434423875232" text:id="ct94434423875232">
          <text:insertion>
            <office:change-info>
              <dc:creator>Emanuel Heitlinger</dc:creator>
              <dc:date>2019-11-12T15:05:40</dc:date>
            </office:change-info>
          </text:insertion>
        </text:changed-region>
        <text:changed-region xml:id="ct94434445220352" text:id="ct94434445220352">
          <text:insertion>
            <office:change-info>
              <dc:creator>Emanuel Heitlinger</dc:creator>
              <dc:date>2019-11-12T15:06:26</dc:date>
            </office:change-info>
          </text:insertion>
        </text:changed-region>
        <text:changed-region xml:id="ct94434482942224" text:id="ct94434482942224">
          <text:insertion>
            <office:change-info>
              <dc:creator>Unknown Author</dc:creator>
              <dc:date>2019-11-12T15:25:26</dc:date>
            </office:change-info>
          </text:insertion>
        </text:changed-region>
        <text:changed-region xml:id="ct94434463617584" text:id="ct94434463617584">
          <text:insertion>
            <office:change-info>
              <dc:creator>Unknown Author</dc:creator>
              <dc:date>2019-11-12T16:03:44</dc:date>
            </office:change-info>
          </text:insertion>
        </text:changed-region>
        <text:changed-region xml:id="ct94434442966016" text:id="ct94434442966016">
          <text:deletion>
            <office:change-info>
              <dc:creator>Emanuel Heitlinger</dc:creator>
              <dc:date>2019-11-12T15:07:02</dc:date>
            </office:change-info>
            <text:p text:style-name="P9"><text:span text:style-name="T23">c</text:span></text:p>
          </text:deletion>
        </text:changed-region>
        <text:changed-region xml:id="ct94434423270016" text:id="ct94434423270016">
          <text:insertion>
            <office:change-info>
              <dc:creator>Emanuel Heitlinger</dc:creator>
              <dc:date>2019-11-12T15:07:02</dc:date>
            </office:change-info>
          </text:insertion>
        </text:changed-region>
        <text:changed-region xml:id="ct94434438860752" text:id="ct94434438860752">
          <text:insertion>
            <office:change-info>
              <dc:creator>Emanuel Heitlinger</dc:creator>
              <dc:date>2019-11-12T15:07:06</dc:date>
            </office:change-info>
          </text:insertion>
        </text:changed-region>
        <text:changed-region xml:id="ct94434445425376" text:id="ct94434445425376">
          <text:deletion>
            <office:change-info>
              <dc:creator>Emanuel Heitlinger</dc:creator>
              <dc:date>2019-11-12T15:07:16</dc:date>
            </office:change-info>
            <text:p text:style-name="P9"><text:span text:style-name="T24">a </text:span></text:p>
          </text:deletion>
        </text:changed-region>
        <text:changed-region xml:id="ct94434441745008" text:id="ct94434441745008">
          <text:deletion>
            <office:change-info>
              <dc:creator>Emanuel Heitlinger</dc:creator>
              <dc:date>2019-11-12T15:07:19</dc:date>
            </office:change-info>
            <text:p text:style-name="P9"><text:span text:style-name="T24"><text:s/></text:span></text:p>
          </text:deletion>
        </text:changed-region>
        <text:changed-region xml:id="ct94434281702976" text:id="ct94434281702976">
          <text:insertion>
            <office:change-info>
              <dc:creator>Emanuel Heitlinger</dc:creator>
              <dc:date>2019-11-12T15:07:19</dc:date>
            </office:change-info>
          </text:insertion>
        </text:changed-region>
        <text:changed-region xml:id="ct94434281776128" text:id="ct94434281776128">
          <text:deletion>
            <office:change-info>
              <dc:creator>Emanuel Heitlinger</dc:creator>
              <dc:date>2019-11-12T15:07:23</dc:date>
            </office:change-info>
            <text:p text:style-name="P9"><text:span text:style-name="T24">the </text:span></text:p>
          </text:deletion>
        </text:changed-region>
        <text:changed-region xml:id="ct94434282808496" text:id="ct94434282808496">
          <text:insertion>
            <office:change-info>
              <dc:creator>Emanuel Heitlinger</dc:creator>
              <dc:date>2019-11-12T15:07:23</dc:date>
            </office:change-info>
          </text:insertion>
        </text:changed-region>
        <text:changed-region xml:id="ct94434357423360" text:id="ct94434357423360">
          <text:deletion>
            <office:change-info>
              <dc:creator>Emanuel Heitlinger</dc:creator>
              <dc:date>2019-11-12T15:07:35</dc:date>
            </office:change-info>
            <text:p text:style-name="P9"><text:span text:style-name="T24">, </text:span></text:p>
          </text:deletion>
        </text:changed-region>
        <text:changed-region xml:id="ct94434456272064" text:id="ct94434456272064">
          <text:insertion>
            <office:change-info>
              <dc:creator>Emanuel Heitlinger</dc:creator>
              <dc:date>2019-11-12T15:07:35</dc:date>
            </office:change-info>
          </text:insertion>
        </text:changed-region>
        <text:changed-region xml:id="ct94434468553360" text:id="ct94434468553360">
          <text:deletion>
            <office:change-info>
              <dc:creator>Emanuel Heitlinger</dc:creator>
              <dc:date>2019-11-12T15:07:36</dc:date>
            </office:change-info>
            <text:p text:style-name="P9"><text:span text:style-name="T25">and </text:span></text:p>
          </text:deletion>
        </text:changed-region>
        <text:changed-region xml:id="ct94434455930848" text:id="ct94434455930848">
          <text:insertion>
            <office:change-info>
              <dc:creator>Emanuel Heitlinger</dc:creator>
              <dc:date>2019-11-12T15:07:36</dc:date>
            </office:change-info>
          </text:insertion>
        </text:changed-region>
        <text:changed-region xml:id="ct94434455084688" text:id="ct94434455084688">
          <text:deletion>
            <office:change-info>
              <dc:creator>Emanuel Heitlinger</dc:creator>
              <dc:date>2019-11-12T15:07:40</dc:date>
            </office:change-info>
            <text:p text:style-name="P9"><text:span text:style-name="T25">this factor </text:span></text:p>
          </text:deletion>
        </text:changed-region>
        <text:changed-region xml:id="ct94434427632480" text:id="ct94434427632480">
          <text:insertion>
            <office:change-info>
              <dc:creator>Emanuel Heitlinger</dc:creator>
              <dc:date>2019-11-12T15:07:40</dc:date>
            </office:change-info>
          </text:insertion>
        </text:changed-region>
        <text:changed-region xml:id="ct94434353248400" text:id="ct94434353248400">
          <text:insertion>
            <office:change-info>
              <dc:creator>Emanuel Heitlinger</dc:creator>
              <dc:date>2019-11-12T15:08:03</dc:date>
            </office:change-info>
          </text:insertion>
        </text:changed-region>
        <text:changed-region xml:id="ct94434474866320" text:id="ct94434474866320">
          <text:deletion>
            <office:change-info>
              <dc:creator>Emanuel Heitlinger</dc:creator>
              <dc:date>2019-11-12T15:08:07</dc:date>
            </office:change-info>
            <text:p text:style-name="P9"><text:span text:style-name="T25">be </text:span></text:p>
          </text:deletion>
        </text:changed-region>
        <text:changed-region xml:id="ct94434282906192" text:id="ct94434282906192">
          <text:deletion>
            <office:change-info>
              <dc:creator>Emanuel Heitlinger</dc:creator>
              <dc:date>2019-11-12T15:07:52</dc:date>
            </office:change-info>
            <text:p text:style-name="P9"><text:span text:style-name="T25"><text:s/></text:span></text:p>
          </text:deletion>
        </text:changed-region>
        <text:changed-region xml:id="ct94434361806384" text:id="ct94434361806384">
          <text:insertion>
            <office:change-info>
              <dc:creator>Emanuel Heitlinger</dc:creator>
              <dc:date>2019-11-12T15:07:52</dc:date>
            </office:change-info>
          </text:insertion>
        </text:changed-region>
        <text:changed-region xml:id="ct94434473206784" text:id="ct94434473206784">
          <text:insertion>
            <office:change-info>
              <dc:creator>Emanuel Heitlinger</dc:creator>
              <dc:date>2019-11-12T15:08:15</dc:date>
            </office:change-info>
          </text:insertion>
        </text:changed-region>
        <text:changed-region xml:id="ct94434482558640" text:id="ct94434482558640">
          <text:deletion>
            <office:change-info>
              <dc:creator>Unknown Author</dc:creator>
              <dc:date>2019-11-12T15:25:46</dc:date>
            </office:change-info>
            <text:p text:style-name="P10"><text:span text:style-name="T26"/></text:p>
            <text:p text:style-name="P10"><text:span text:style-name="T26"/></text:p>
          </text:deletion>
        </text:changed-region>
        <text:changed-region xml:id="ct94434454797136" text:id="ct94434454797136">
          <text:deletion>
            <office:change-info>
              <dc:creator>Emanuel Heitlinger</dc:creator>
              <dc:date>2019-11-12T15:08:52</dc:date>
            </office:change-info>
            <text:p text:style-name="P11"><text:span text:style-name="T27">known to be </text:span></text:p>
          </text:deletion>
        </text:changed-region>
        <text:changed-region xml:id="ct94434479285328" text:id="ct94434479285328">
          <text:insertion>
            <office:change-info>
              <dc:creator>Unknown Author</dc:creator>
              <dc:date>2019-11-12T15:28:38</dc:date>
            </office:change-info>
          </text:insertion>
        </text:changed-region>
        <text:changed-region xml:id="ct94434453590880" text:id="ct94434453590880">
          <text:insertion>
            <office:change-info>
              <dc:creator>Emanuel Heitlinger</dc:creator>
              <dc:date>2019-11-12T15:10:23</dc:date>
            </office:change-info>
          </text:insertion>
        </text:changed-region>
        <text:changed-region xml:id="ct94434481721632" text:id="ct94434481721632">
          <text:insertion>
            <office:change-info>
              <dc:creator>Unknown Author</dc:creator>
              <dc:date>2019-11-12T16:04:23</dc:date>
            </office:change-info>
          </text:insertion>
        </text:changed-region>
        <text:changed-region xml:id="ct94434462771248" text:id="ct94434462771248">
          <text:deletion>
            <office:change-info>
              <dc:creator>Unknown Author</dc:creator>
              <dc:date>2019-11-12T16:05:23</dc:date>
            </office:change-info>
            <text:p text:style-name="P12"><text:span text:style-name="T28"/></text:p>
            <text:p text:style-name="P12"><text:span text:style-name="T28">“The admixture of mouse genomes across the HMHZ was estimated for each mouse as a value of the hybrid index (HI) calculated as a proporti</text:span><text:span text:style-name="T29">on of Mmm alleles in a set of 4-14 diagnostic markers (at least 10 loci in 92% of the mice). […] Histograms for the number of genotyped markers, as well as their distribution across the hybrid index indicate no bias in genotyping (</text:span><text:span text:style-name="T30">Supplementary Figure S1). “</text:span></text:p>
            <text:p text:style-name="P12"><text:span text:style-name="T28">by:</text:span></text:p>
          </text:deletion>
        </text:changed-region>
        <text:changed-region xml:id="ct94434436766960" text:id="ct94434436766960">
          <text:insertion>
            <office:change-info>
              <dc:creator>Unknown Author</dc:creator>
              <dc:date>2019-11-12T16:05:24</dc:date>
            </office:change-info>
          </text:insertion>
        </text:changed-region>
        <text:changed-region xml:id="ct94434468793872" text:id="ct94434468793872">
          <text:insertion>
            <office:change-info>
              <dc:creator>Unknown Author</dc:creator>
              <dc:date>2019-11-12T15:32:05</dc:date>
            </office:change-info>
          </text:insertion>
        </text:changed-region>
        <text:changed-region xml:id="ct94434452513008" text:id="ct94434452513008">
          <text:format-change>
            <office:change-info>
              <dc:creator>Unknown Author</dc:creator>
              <dc:date>2019-11-12T16:05:30</dc:date>
            </office:change-info>
          </text:format-change>
        </text:changed-region>
        <text:changed-region xml:id="ct94434458198400" text:id="ct94434458198400">
          <text:insertion>
            <office:change-info>
              <dc:creator>Unknown Author</dc:creator>
              <dc:date>2019-11-12T16:05:46</dc:date>
            </office:change-info>
          </text:insertion>
        </text:changed-region>
        <text:changed-region xml:id="ct94434457800656" text:id="ct94434457800656">
          <text:insertion>
            <office:change-info>
              <dc:creator>Unknown Author</dc:creator>
              <dc:date>2019-11-12T16:05:57</dc:date>
            </office:change-info>
          </text:insertion>
        </text:changed-region>
        <text:changed-region xml:id="ct94434457799552" text:id="ct94434457799552">
          <text:insertion>
            <office:change-info>
              <dc:creator>Unknown Author</dc:creator>
              <dc:date>2019-11-12T16:06:00</dc:date>
            </office:change-info>
          </text:insertion>
        </text:changed-region>
        <text:changed-region xml:id="ct94434461093360" text:id="ct94434461093360">
          <text:insertion>
            <office:change-info>
              <dc:creator>Unknown Author</dc:creator>
              <dc:date>2019-11-12T15:33:35</dc:date>
            </office:change-info>
          </text:insertion>
        </text:changed-region>
        <text:changed-region xml:id="ct94434481837536" text:id="ct94434481837536">
          <text:insertion>
            <office:change-info>
              <dc:creator>Unknown Author</dc:creator>
              <dc:date>2019-11-12T15:34:05</dc:date>
            </office:change-info>
          </text:insertion>
        </text:changed-region>
        <text:changed-region xml:id="ct94434372880016" text:id="ct94434372880016">
          <text:insertion>
            <office:change-info>
              <dc:creator>Unknown Author</dc:creator>
              <dc:date>2019-11-12T15:34:44</dc:date>
            </office:change-info>
          </text:insertion>
        </text:changed-region>
        <text:changed-region xml:id="ct94434426638416" text:id="ct94434426638416">
          <text:insertion>
            <office:change-info>
              <dc:creator>Unknown Author</dc:creator>
              <dc:date>2019-11-12T15:36:17</dc:date>
            </office:change-info>
          </text:insertion>
        </text:changed-region>
        <text:changed-region xml:id="ct94434438808368" text:id="ct94434438808368">
          <text:format-change>
            <office:change-info>
              <dc:creator>Unknown Author</dc:creator>
              <dc:date>2019-11-12T16:07:36</dc:date>
            </office:change-info>
          </text:format-change>
        </text:changed-region>
        <text:changed-region xml:id="ct94434453169024" text:id="ct94434453169024">
          <text:deletion>
            <office:change-info>
              <dc:creator>Emanuel Heitlinger</dc:creator>
              <dc:date>2019-11-12T15:12:13</dc:date>
            </office:change-info>
            <text:p text:style-name="P13"><text:span text:style-name="T31">the </text:span></text:p>
          </text:deletion>
        </text:changed-region>
        <text:changed-region xml:id="ct94434434491392" text:id="ct94434434491392">
          <text:insertion>
            <office:change-info>
              <dc:creator>Emanuel Heitlinger</dc:creator>
              <dc:date>2019-11-12T15:12:13</dc:date>
            </office:change-info>
          </text:insertion>
        </text:changed-region>
        <text:changed-region xml:id="ct94434281788832" text:id="ct94434281788832">
          <text:insertion>
            <office:change-info>
              <dc:creator>Unknown Author</dc:creator>
              <dc:date>2019-11-12T15:36:25</dc:date>
            </office:change-info>
          </text:insertion>
        </text:changed-region>
        <text:changed-region xml:id="ct94434447956320" text:id="ct94434447956320">
          <text:deletion>
            <office:change-info>
              <dc:creator>Emanuel Heitlinger</dc:creator>
              <dc:date>2019-11-12T15:12:44</dc:date>
            </office:change-info>
            <text:p text:style-name="P14"><text:span text:style-name="T32">in this direction</text:span></text:p>
          </text:deletion>
        </text:changed-region>
        <text:changed-region xml:id="ct94434456831872" text:id="ct94434456831872">
          <text:insertion>
            <office:change-info>
              <dc:creator>Emanuel Heitlinger</dc:creator>
              <dc:date>2019-11-12T15:12:44</dc:date>
            </office:change-info>
          </text:insertion>
        </text:changed-region>
        <text:changed-region xml:id="ct94434453857904" text:id="ct94434453857904">
          <text:deletion>
            <office:change-info>
              <dc:creator>Emanuel Heitlinger</dc:creator>
              <dc:date>2019-11-12T15:13:24</dc:date>
            </office:change-info>
            <text:p text:style-name="P15"><text:span text:style-name="T33">apologize for the </text:span></text:p>
          </text:deletion>
        </text:changed-region>
        <text:changed-region xml:id="ct94434270273840" text:id="ct94434270273840">
          <text:insertion>
            <office:change-info>
              <dc:creator>Emanuel Heitlinger</dc:creator>
              <dc:date>2019-11-12T15:13:24</dc:date>
            </office:change-info>
          </text:insertion>
        </text:changed-region>
        <text:changed-region xml:id="ct94434439378880" text:id="ct94434439378880">
          <text:insertion>
            <office:change-info>
              <dc:creator>Emanuel Heitlinger</dc:creator>
              <dc:date>2019-11-12T15:13:50</dc:date>
            </office:change-info>
          </text:insertion>
        </text:changed-region>
        <text:changed-region xml:id="ct94434452141008" text:id="ct94434452141008">
          <text:deletion>
            <office:change-info>
              <dc:creator>Emanuel Heitlinger</dc:creator>
              <dc:date>2019-11-12T15:13:54</dc:date>
            </office:change-info>
            <text:p text:style-name="P15"><text:span text:style-name="T33">format of </text:span></text:p>
          </text:deletion>
        </text:changed-region>
        <text:changed-region xml:id="ct94434431206400" text:id="ct94434431206400">
          <text:insertion>
            <office:change-info>
              <dc:creator>Emanuel Heitlinger</dc:creator>
              <dc:date>2019-11-12T15:13:54</dc:date>
            </office:change-info>
          </text:insertion>
        </text:changed-region>
        <text:changed-region xml:id="ct94434473223040" text:id="ct94434473223040">
          <text:insertion>
            <office:change-info>
              <dc:creator>Unknown Author</dc:creator>
              <dc:date>2019-11-12T16:09:15</dc:date>
            </office:change-info>
          </text:insertion>
        </text:changed-region>
        <text:changed-region xml:id="ct94434281696848" text:id="ct94434281696848">
          <text:deletion>
            <office:change-info>
              <dc:creator>Unknown Author</dc:creator>
              <dc:date>2019-11-12T16:09:13</dc:date>
            </office:change-info>
            <text:p text:style-name="P15"><text:span text:style-name="T34">:</text:span></text:p>
          </text:deletion>
        </text:changed-region>
        <text:changed-region xml:id="ct94434374206832" text:id="ct94434374206832">
          <text:deletion>
            <office:change-info>
              <dc:creator>Unknown Author</dc:creator>
              <dc:date>2019-11-12T15:36:45</dc:date>
            </office:change-info>
            <text:p text:style-name="P15"><text:span text:style-name="T33"><office:annotation><dc:creator>Unknown Author</dc:creator><dc:date>2019-11-08T20:59:10.713656719</dc:date><text:p text:style-name="P97"><text:span text:style-name="T342">THAT WAS FUN HAHAHA</text:span></text:p></office:annotation></text:span></text:p>
          </text:deletion>
        </text:changed-region>
        <text:changed-region xml:id="ct94434473472960" text:id="ct94434473472960">
          <text:insertion>
            <office:change-info>
              <dc:creator>Unknown Author</dc:creator>
              <dc:date>2019-11-12T16:09:17</dc:date>
            </office:change-info>
          </text:insertion>
        </text:changed-region>
        <text:changed-region xml:id="ct94434483437712" text:id="ct94434483437712">
          <text:format-change>
            <office:change-info>
              <dc:creator>Unknown Author</dc:creator>
              <dc:date>2019-11-12T15:55:48</dc:date>
            </office:change-info>
          </text:format-change>
        </text:changed-region>
        <text:changed-region xml:id="ct94434382092144" text:id="ct94434382092144">
          <text:deletion>
            <office:change-info>
              <dc:creator>Unknown Author</dc:creator>
              <dc:date>2019-11-12T15:38:07</dc:date>
            </office:change-info>
            <text:p text:style-name="P16">line xxx<office:annotation><dc:creator>Unknown Author</dc:creator><dc:date>2019-11-08T20:33:10.926006264</dc:date><text:p text:style-name="P97"><text:span text:style-name="T342">I will add the following text to the article and remove it from the response letter after your validation Emanuel.</text:span></text:p></office:annotation></text:p>
            <text:p text:style-name="P17"><text:span text:style-name="T33"/></text:p>
            <text:p text:style-name="P18"><text:span text:style-name="T35"/></text:p>
          </text:deletion>
        </text:changed-region>
        <text:changed-region xml:id="ct94434466056512" text:id="ct94434466056512">
          <text:deletion>
            <office:change-info>
              <dc:creator>Unknown Author</dc:creator>
              <dc:date>2019-11-12T15:37:51</dc:date>
            </office:change-info>
            <text:p text:style-name="P18"><text:span text:style-name="T35">Overall prevalence of pinworms and </text:span><text:span text:style-name="T36">Eimeria </text:span><text:span text:style-name="T35">in our samples did not significantly differ between approximated age categories (using body weight as a proxy, as in Behnke, 1976; </text:span><text:span text:style-name="T37">pinworms</text:span><text:span text:style-name="T38">: </text:span><text:span text:style-name="T39">χ</text:span><text:span text:style-name="T40">2</text:span><text:span text:style-name="T41">4</text:span><text:span text:style-name="T42"> = 6.25, P = 0.18; </text:span><text:span text:style-name="T43">Eimeria</text:span><text:span text:style-name="T42">: </text:span><text:span text:style-name="T39">χ</text:span><text:span text:style-name="T40">2</text:span><text:span text:style-name="T41">4</text:span><text:span text:style-name="T42"> = 4.61, P = 0.33)</text:span><text:span text:style-name="T35"> and betwe</text:span><text:span text:style-name="T37">en the sexes </text:span><text:span text:style-name="T38">(</text:span><text:span text:style-name="T37">pinworms</text:span><text:span text:style-name="T38">: </text:span><text:span text:style-name="T39">χ</text:span><text:span text:style-name="T40">2</text:span><text:span text:style-name="T44">1</text:span><text:span text:style-name="T42"> = </text:span><text:span text:style-name="T45">0.11</text:span><text:span text:style-name="T42">, P = 0.</text:span><text:span text:style-name="T45">74</text:span><text:span text:style-name="T42">; </text:span><text:span text:style-name="T43">Eimeria</text:span><text:span text:style-name="T42"> : </text:span><text:span text:style-name="T39">χ</text:span><text:span text:style-name="T40">2</text:span><text:span text:style-name="T44">1</text:span><text:span text:style-name="T42"> = </text:span><text:span text:style-name="T45">0.001</text:span><text:span text:style-name="T42">, P = </text:span><text:span text:style-name="T45">0.97</text:span><text:span text:style-name="T42">)</text:span><text:span text:style-name="T37"> (</text:span><text:span text:style-name="T46">Supplementary Table S5</text:span><text:span text:style-name="T37">).</text:span></text:p>
          </text:deletion>
        </text:changed-region>
        <text:changed-region xml:id="ct94434479390768" text:id="ct94434479390768">
          <text:insertion>
            <office:change-info>
              <dc:creator>Unknown Author</dc:creator>
              <dc:date>2019-11-12T15:37:51</dc:date>
            </office:change-info>
          </text:insertion>
        </text:changed-region>
        <text:changed-region xml:id="ct94434471964176" text:id="ct94434471964176">
          <text:insertion>
            <office:change-info>
              <dc:creator>Unknown Author</dc:creator>
              <dc:date>2019-11-12T15:38:00</dc:date>
            </office:change-info>
          </text:insertion>
        </text:changed-region>
        <text:changed-region xml:id="ct94434459867632" text:id="ct94434459867632">
          <text:insertion>
            <office:change-info>
              <dc:creator>Unknown Author</dc:creator>
              <dc:date>2019-11-12T15:39:30</dc:date>
            </office:change-info>
          </text:insertion>
        </text:changed-region>
        <text:changed-region xml:id="ct94434461490112" text:id="ct94434461490112">
          <text:deletion>
            <office:change-info>
              <dc:creator>Unknown Author</dc:creator>
              <dc:date>2019-11-12T15:41:11</dc:date>
            </office:change-info>
            <text:p text:style-name="P18"><text:span text:style-name="T47"/></text:p>
            <text:p text:style-name="P19"><text:span text:style-name="T48"/></text:p>
            <text:p text:style-name="P18"><text:span text:style-name="T49"/></text:p>
          </text:deletion>
        </text:changed-region>
        <text:changed-region xml:id="ct94434483298080" text:id="ct94434483298080">
          <text:deletion>
            <office:change-info>
              <dc:creator>Unknown Author</dc:creator>
              <dc:date>2019-11-12T15:39:22</dc:date>
            </office:change-info>
            <text:p text:style-name="P18"><text:span text:style-name="T49">Logistic regression using a linear combination of the pred</text:span><text:span text:style-name="T50">ictor variables “genetic distance to zone centre” and “Sex” (including interactions) didn’t show any statistically significant effect on the probability of infection when </text:span><text:span text:style-name="T51">a unified “genetic distance to zone centre” (1) was used</text:span><text:span text:style-name="T50">, neither for </text:span><text:span text:style-name="T52">Eimeria</text:span><text:span text:style-name="T50"> spp. (genetic distance to zone centre: z</text:span><text:span text:style-name="T44">380</text:span></text:p>
          </text:deletion>
        </text:changed-region>
        <text:changed-region xml:id="ct94434466602464" text:id="ct94434466602464">
          <text:deletion>
            <office:change-info>
              <dc:creator>Unknown Author</dc:creator>
              <dc:date>2019-11-12T15:38:12</dc:date>
            </office:change-info>
            <text:p text:style-name="P18"><text:span text:style-name="T44"><office:annotation><dc:creator>Unknown Author</dc:creator><dc:date>2019-11-08T18:52:50.634117373</dc:date><text:p text:style-name="P97"><text:span text:style-name="T342">Verification with Emanuel: this is the df of the residual deviance, obtained by summary(glm). It performs a Wald test (specifically z statistics in this case). I guess that is the df <text:s/>they want me to report, and not those of the null deviance (383, df from the null model) right?</text:span></text:p></office:annotation></text:span></text:p>
          </text:deletion>
        </text:changed-region>
        <text:changed-region xml:id="ct94434483470864" text:id="ct94434483470864">
          <text:deletion>
            <office:change-info>
              <dc:creator>Unknown Author</dc:creator>
              <dc:date>2019-11-12T15:39:22</dc:date>
            </office:change-info>
            <text:p text:style-name="P18"><text:span text:style-name="T53"><text:s/>= -0.22, P = 0.82; </text:span><text:span text:style-name="T44">sex: </text:span><text:span text:style-name="T53">z</text:span><text:span text:style-name="T44">380</text:span><text:span text:style-name="T53"> = </text:span><text:span text:style-name="T44">1.02</text:span><text:span text:style-name="T53">, P = 0.</text:span><text:span text:style-name="T44">31</text:span><text:span text:style-name="T53">; </text:span><text:span text:style-name="T44">interactions: z380</text:span><text:span text:style-name="T53"> = -</text:span><text:span text:style-name="T44">1.48</text:span><text:span text:style-name="T53">, P = </text:span><text:span text:style-name="T44">0.14</text:span><text:span text:style-name="T53">; </text:span><text:span text:style-name="T54">Figure 2b</text:span><text:span text:style-name="T44">) nor for pinworms (</text:span><text:span text:style-name="T53">genetic distance to zone centre: z</text:span><text:span text:style-name="T44">581</text:span><text:span text:style-name="T53"> = -</text:span><text:span text:style-name="T44">0.69</text:span><text:span text:style-name="T53">, P = 0.</text:span><text:span text:style-name="T44">49</text:span><text:span text:style-name="T53">; </text:span><text:span text:style-name="T44">sex: </text:span><text:span text:style-name="T53">z</text:span><text:span text:style-name="T44">581</text:span><text:span text:style-name="T53"> = </text:span><text:span text:style-name="T44">0.26</text:span><text:span text:style-name="T53">, P = 0.</text:span><text:span text:style-name="T44">76</text:span><text:span text:style-name="T53">; </text:span><text:span text:style-name="T44">interactions: z581</text:span><text:span text:style-name="T53"> = </text:span><text:span text:style-name="T44">0.73</text:span><text:span text:style-name="T53">, P = </text:span><text:span text:style-name="T44">0.46</text:span><text:span text:style-name="T53">; </text:span><text:span text:style-name="T54">Figure 3b</text:span><text:span text:style-name="T44">).</text:span></text:p>
          </text:deletion>
        </text:changed-region>
        <text:changed-region xml:id="ct94434480012000" text:id="ct94434480012000">
          <text:deletion>
            <office:change-info>
              <dc:creator>Unknown Author</dc:creator>
              <dc:date>2019-11-12T15:40:18</dc:date>
            </office:change-info>
            <text:p text:style-name="P18"><text:span text:style-name="T44"><text:s/>Results were identical for specifically </text:span><text:span text:style-name="T55">Eimeria ferrisi</text:span><text:span text:style-name="T44"> infected mice vs. non infected (</text:span><text:span text:style-name="T53">genetic distance to zone centre: z</text:span><text:span text:style-name="T56">380</text:span><text:span text:style-name="T53"> = -</text:span><text:span text:style-name="T44">0.</text:span><text:span text:style-name="T56">16</text:span><text:span text:style-name="T53">, P = 0.</text:span><text:span text:style-name="T56">88</text:span><text:span text:style-name="T53">; </text:span><text:span text:style-name="T44">sex: </text:span><text:span text:style-name="T53">z</text:span><text:span text:style-name="T56">380</text:span><text:span text:style-name="T53"> = </text:span><text:span text:style-name="T44">-</text:span><text:span text:style-name="T56">0.64</text:span><text:span text:style-name="T53">, P = </text:span><text:span text:style-name="T56">0.52</text:span><text:span text:style-name="T53">; </text:span><text:span text:style-name="T44">interactions: z</text:span><text:span text:style-name="T56">380</text:span><text:span text:style-name="T53"> = </text:span><text:span text:style-name="T44">0.</text:span><text:span text:style-name="T56">48</text:span><text:span text:style-name="T53">, P = </text:span><text:span text:style-name="T44">0.</text:span><text:span text:style-name="T56">63</text:span><text:span text:style-name="T53">; </text:span><text:span text:style-name="T44">see </text:span><text:span text:style-name="T54">Supplementary Figure S6a</text:span><text:span text:style-name="T44">)</text:span><text:span text:style-name="T55">.</text:span></text:p>
          </text:deletion>
        </text:changed-region>
        <text:changed-region xml:id="ct94434459889392" text:id="ct94434459889392">
          <text:deletion>
            <office:change-info>
              <dc:creator>Unknown Author</dc:creator>
              <dc:date>2019-11-12T15:41:05</dc:date>
            </office:change-info>
            <text:p text:style-name="P18"><text:span text:style-name="T55"><text:s/>Similarly, we could not reject the hypothesis of constant prevalence by running the analyses on both halves of the hybrid scale separately (2), for both parasites </text:span><text:span text:style-name="T57">(Eimeria</text:span><text:span text:style-name="T58">, west side</text:span><text:span text:style-name="T57">: </text:span><text:span text:style-name="T59">genetic distance to zone centre: z</text:span><text:span text:style-name="T60">161</text:span><text:span text:style-name="T59"> = -0.</text:span><text:span text:style-name="T57">93</text:span><text:span text:style-name="T59">, P = 0.</text:span><text:span text:style-name="T57">35</text:span><text:span text:style-name="T59">; </text:span><text:span text:style-name="T55">sex: </text:span><text:span text:style-name="T59">z</text:span><text:span text:style-name="T60">161</text:span><text:span text:style-name="T59"> = </text:span><text:span text:style-name="T57">0.57</text:span><text:span text:style-name="T59">, P = </text:span><text:span text:style-name="T57">0.57</text:span><text:span text:style-name="T59">; </text:span><text:span text:style-name="T55">interactions: z</text:span><text:span text:style-name="T60">161</text:span><text:span text:style-name="T59"> = -</text:span><text:span text:style-name="T57">0.53</text:span><text:span text:style-name="T59">, P = </text:span><text:span text:style-name="T57">0.60</text:span><text:span text:style-name="T59">; </text:span><text:span text:style-name="T57">east side:</text:span><text:span text:style-name="T59"> genetic distance to zone centre: z</text:span><text:span text:style-name="T60">215</text:span><text:span text:style-name="T59"> = </text:span><text:span text:style-name="T57">0.69</text:span><text:span text:style-name="T59">, P = 0.</text:span><text:span text:style-name="T57">49</text:span><text:span text:style-name="T59">; </text:span><text:span text:style-name="T55">sex: </text:span><text:span text:style-name="T59">z</text:span><text:span text:style-name="T60">215</text:span><text:span text:style-name="T59"> = </text:span><text:span text:style-name="T57">0.90</text:span><text:span text:style-name="T59">, P = </text:span><text:span text:style-name="T57">0.37</text:span><text:span text:style-name="T59">; </text:span><text:span text:style-name="T55">interactions: z</text:span><text:span text:style-name="T60">215 </text:span><text:span text:style-name="T59">= -</text:span><text:span text:style-name="T57">1.36</text:span><text:span text:style-name="T59">, P = </text:span><text:span text:style-name="T57">0.17</text:span><text:span text:style-name="T59">; </text:span><text:span text:style-name="T58">Pinworms, west side</text:span><text:span text:style-name="T57">: </text:span><text:span text:style-name="T59">genetic distance to zone centre: z</text:span><text:span text:style-name="T61">257</text:span><text:span text:style-name="T59"> = -</text:span><text:span text:style-name="T47">1.46</text:span><text:span text:style-name="T59">, P = 0.</text:span><text:span text:style-name="T47">14</text:span><text:span text:style-name="T59">; </text:span><text:span text:style-name="T55">sex: </text:span><text:span text:style-name="T59">z</text:span><text:span text:style-name="T61">257</text:span><text:span text:style-name="T59"> = </text:span><text:span text:style-name="T57">0.</text:span><text:span text:style-name="T47">46</text:span><text:span text:style-name="T59">, P = </text:span><text:span text:style-name="T57">0.</text:span><text:span text:style-name="T47">64</text:span><text:span text:style-name="T59">; </text:span><text:span text:style-name="T55">interactions: z</text:span><text:span text:style-name="T61">257</text:span><text:span text:style-name="T59"> = </text:span><text:span text:style-name="T47">0.63</text:span><text:span text:style-name="T59">, P = </text:span><text:span text:style-name="T57">0.</text:span><text:span text:style-name="T47">53</text:span><text:span text:style-name="T59">; </text:span><text:span text:style-name="T57">east side:</text:span><text:span text:style-name="T59"> genetic distance to zone centre: z</text:span><text:span text:style-name="T61">320</text:span><text:span text:style-name="T59"> = </text:span><text:span text:style-name="T57">-</text:span><text:span text:style-name="T47">0.56</text:span><text:span text:style-name="T59">, P = 0.</text:span><text:span text:style-name="T47">57</text:span><text:span text:style-name="T59">; </text:span><text:span text:style-name="T55">sex: </text:span><text:span text:style-name="T59">z</text:span><text:span text:style-name="T61">320</text:span><text:span text:style-name="T59"> = -</text:span><text:span text:style-name="T47">1.04</text:span><text:span text:style-name="T59">, P = </text:span><text:span text:style-name="T57">0.</text:span><text:span text:style-name="T47">30</text:span><text:span text:style-name="T59">; </text:span><text:span text:style-name="T55">interactions: z</text:span><text:span text:style-name="T61">320</text:span><text:span text:style-name="T60"> </text:span><text:span text:style-name="T59">= </text:span><text:span text:style-name="T47">0.98</text:span><text:span text:style-name="T59">, P = </text:span><text:span text:style-name="T57">0.</text:span><text:span text:style-name="T47">33)</text:span></text:p>
          </text:deletion>
        </text:changed-region>
        <text:changed-region xml:id="ct94434460145040" text:id="ct94434460145040">
          <text:insertion>
            <office:change-info>
              <dc:creator>Unknown Author</dc:creator>
              <dc:date>2019-11-12T15:41:05</dc:date>
            </office:change-info>
          </text:insertion>
        </text:changed-region>
        <text:changed-region xml:id="ct94434444014720" text:id="ct94434444014720">
          <text:insertion>
            <office:change-info>
              <dc:creator>Unknown Author</dc:creator>
              <dc:date>2019-11-12T15:42:15</dc:date>
            </office:change-info>
          </text:insertion>
        </text:changed-region>
        <text:changed-region xml:id="ct94434479601216" text:id="ct94434479601216">
          <text:insertion>
            <office:change-info>
              <dc:creator>Unknown Author</dc:creator>
              <dc:date>2019-11-12T15:47:25</dc:date>
            </office:change-info>
          </text:insertion>
        </text:changed-region>
        <text:changed-region xml:id="ct94434473458448" text:id="ct94434473458448">
          <text:insertion>
            <office:change-info>
              <dc:creator>Unknown Author</dc:creator>
              <dc:date>2019-11-12T15:48:01</dc:date>
            </office:change-info>
          </text:insertion>
        </text:changed-region>
        <text:changed-region xml:id="ct94434469598912" text:id="ct94434469598912">
          <text:insertion>
            <office:change-info>
              <dc:creator>Unknown Author</dc:creator>
              <dc:date>2019-11-12T16:09:37</dc:date>
            </office:change-info>
          </text:insertion>
        </text:changed-region>
        <text:changed-region xml:id="ct94434433075872" text:id="ct94434433075872">
          <text:insertion>
            <office:change-info>
              <dc:creator>Unknown Author</dc:creator>
              <dc:date>2019-11-12T15:50:19</dc:date>
            </office:change-info>
          </text:insertion>
        </text:changed-region>
        <text:changed-region xml:id="ct94434436602320" text:id="ct94434436602320">
          <text:deletion>
            <office:change-info>
              <dc:creator>Unknown Author</dc:creator>
              <dc:date>2019-11-12T15:50:23</dc:date>
            </office:change-info>
            <text:p text:style-name="P18"><text:span text:style-name="T62"/></text:p>
            <text:p text:style-name="P20"><text:s/></text:p>
            <text:p text:style-name="P21"><text:span text:style-name="T63"/></text:p>
          </text:deletion>
        </text:changed-region>
        <text:changed-region xml:id="ct94434483097136" text:id="ct94434483097136">
          <text:deletion>
            <office:change-info>
              <dc:creator>Unknown Author</dc:creator>
              <dc:date>2019-11-12T15:47:59</dc:date>
            </office:change-info>
            <text:p text:style-name="P21">No evidence of hyper- or under-mortality of hybrids compared to parents</text:p>
            <text:p text:style-name="P22">We tested the hybridization effect on body weight as proxy of age. Modelling the body weight <text:s/>across the hybrid zone showed an effect of taxon (<text:span text:style-name="T64">model allowing taxon differences vs. no taxon differences</text:span><text:span text:style-name="T65"> </text:span><text:span text:style-name="T64">(H1 vs. H0)</text:span><text:span text:style-name="T65">, G-test: </text:span><text:span text:style-name="T66">χ</text:span><text:span text:style-name="T67">2</text:span><text:span text:style-name="T68">1</text:span><text:span text:style-name="T69"> = </text:span><text:span text:style-name="T70">4e</text:span><text:span text:style-name="T71">-4</text:span><text:span text:style-name="T69">, P = </text:span>0.017,<text:span text:style-name="T64"> N = 456</text:span>) and no effect of sex (models allowing sex differences vs. no sex differences (both H2 vs. H0 (<text:span text:style-name="T72">G-test: </text:span><text:span text:style-name="T73">χ</text:span><text:span text:style-name="T74">2</text:span><text:span text:style-name="T75">3</text:span><text:span text:style-name="T76"> = </text:span><text:span text:style-name="T77">0.39</text:span><text:span text:style-name="T76">, P = </text:span>0.057), and H3 vs. H1 (<text:span text:style-name="T73">χ</text:span><text:span text:style-name="T74">2</text:span><text:span text:style-name="T75">4</text:span><text:span text:style-name="T76"> = </text:span><text:span text:style-name="T77">0.92</text:span><text:span text:style-name="T76">, P = </text:span>0.079), N = 456)<text:bookmark text:name="__DdeLink__1773_3215858634111111111111111111111111111111111111111111111111111111111111111111111111111111111111111111111111111111111111"/>). More notably, the model allowing taxon difference did not show a statistically significant hybridization effect (<text:span text:style-name="T78">G-test</text:span><text:span text:style-name="T72">: </text:span><text:span text:style-name="T73">χ</text:span><text:span text:style-name="T74">2</text:span><text:span text:style-name="T75">1</text:span><text:span text:style-name="T76"> = </text:span><text:span text:style-name="T77">0.74</text:span><text:span text:style-name="T76">, P = </text:span>0.214, N = 456; see <text:span text:style-name="T79">Supplementary Figure S7</text:span>). We therefore could not detect any decrease or increase of overall mortality in more admixed mice.</text:p>
            <text:p text:style-name="P23"/>
            <text:p text:style-name="P22"><text:span text:style-name="T80">Eimeria</text:span><text:span text:style-name="T81"> spp. load is lower in infected hybrid vs pure Mmm and Mmd mice </text:span></text:p>
            <text:p text:style-name="P18">To test more specifically the intrinsic host-parasite interplay of hybrids compared to pure mice, we considered only individuals infected by <text:span text:style-name="T82">Eimeria</text:span> spp. tissue stages (<text:span text:style-name="T82">N</text:span> = 70). Complex models involving differences between sexes (H2 vs. H0 G-test: <text:span text:style-name="T39">χ</text:span><text:span text:style-name="T40">2</text:span><text:span text:style-name="T83">3</text:span><text:span text:style-name="T42"> = </text:span><text:span text:style-name="T84">6.12</text:span><text:span text:style-name="T42">, P = </text:span>0.<text:span text:style-name="T85">89</text:span>; H3 vs. H1 G-test: <text:span text:style-name="T39">χ</text:span><text:span text:style-name="T40">2</text:span><text:span text:style-name="T83">4</text:span><text:span text:style-name="T42"> = </text:span><text:span text:style-name="T84">8.09</text:span><text:span text:style-name="T42">, P = </text:span>0.<text:span text:style-name="T85">91</text:span>) and parental taxa (<text:span text:style-name="T85">H</text:span>1 vs. H0 G-test: <text:span text:style-name="T39">χ</text:span><text:span text:style-name="T40">2</text:span><text:span text:style-name="T83">1</text:span><text:span text:style-name="T42"> = </text:span><text:span text:style-name="T86">0.11</text:span><text:span text:style-name="T42">, P = </text:span><text:span text:style-name="T86">0.26;</text:span> <text:span text:style-name="T87">H3 vs. H2 G-test: </text:span><text:span text:style-name="T39">χ</text:span><text:span text:style-name="T40">2</text:span><text:span text:style-name="T88">2</text:span><text:span text:style-name="T42"> = </text:span><text:span text:style-name="T86">1.13</text:span><text:span text:style-name="T42">, P = </text:span><text:span text:style-name="T87">0.43</text:span>)</text:p>
          </text:deletion>
        </text:changed-region>
        <text:changed-region xml:id="ct94434466429232" text:id="ct94434466429232">
          <text:deletion>
            <office:change-info>
              <dc:creator>Unknown Author</dc:creator>
              <dc:date>2019-11-12T15:48:49</dc:date>
            </office:change-info>
            <text:p text:style-name="P18"><text:s/>did not fit the data significantly better than the null model <text:span text:style-name="T87">H0</text:span><office:annotation><dc:creator>Unknown Author</dc:creator><dc:date>2019-11-08T20:15:30.310313434</dc:date><text:p text:style-name="P97"><text:span text:style-name="T342">Is that clear?</text:span></text:p></office:annotation> <text:span text:style-name="T85">(</text:span><text:bookmark-start text:name="__DdeLink__3503_212241236111111111111111111111111111111111111111111111111111111111111111111111111111111111111111111111111111111111"/><text:span text:style-name="T81">Supplementary Table S</text:span><text:bookmark-end text:name="__DdeLink__3503_212241236111111111111111111111111111111111111111111111111111111111111111111111111111111111111111111111111111111111"/><text:span text:style-name="T81">8</text:span>). The fit involving the hybridization effect, however, showed significantly higher likelihood than the model without it (G-test: <text:span text:style-name="T39">χ</text:span><text:span text:style-name="T40">2</text:span><text:span text:style-name="T83">1</text:span><text:span text:style-name="T42"> = </text:span><text:span text:style-name="T84">8</text:span><text:span text:style-name="T89">e</text:span><text:span text:style-name="T90">-4</text:span><text:span text:style-name="T42">, P = </text:span>0.02). Infected hybrids had significantly lower load of <text:span text:style-name="T82">Eimeria</text:span> spp. tissue stages than expected if the load was</text:p>
          </text:deletion>
        </text:changed-region>
        <text:changed-region xml:id="ct94434480602176" text:id="ct94434480602176">
          <text:deletion>
            <office:change-info>
              <dc:creator>Unknown Author</dc:creator>
              <dc:date>2019-11-12T15:50:23</dc:date>
            </office:change-info>
            <text:p text:style-name="P18"><text:s/>linea</text:p>
          </text:deletion>
        </text:changed-region>
        <text:changed-region xml:id="ct94434482468064" text:id="ct94434482468064">
          <text:deletion>
            <office:change-info>
              <dc:creator>Unknown Author</dc:creator>
              <dc:date>2019-11-12T15:49:31</dc:date>
            </office:change-info>
            <text:p text:style-name="P18">r along the hybrid index, with a hybridization effect parameter alpha of 0.74 (<text:span text:style-name="T81">Figure 2d</text:span>, values of parameters of the fitted model given in <text:span text:style-name="T81">Table 1</text:span>). Considering only the more prevalent <text:span text:style-name="T91">Eimeria</text:span> species, <text:span text:style-name="T91">E. ferrisi,</text:span> infected mice (N=44), we found similar results: no significant improvement of the model when differences between sexes (H2 vs. H0 G-test: <text:span text:style-name="T39">χ</text:span><text:span text:style-name="T40">2</text:span><text:span text:style-name="T83">3</text:span><text:span text:style-name="T42"> = </text:span><text:span text:style-name="T86">4.24</text:span><text:span text:style-name="T42">, P = </text:span>0.<text:span text:style-name="T87">76</text:span>; H3 vs. H1 G-test: <text:span text:style-name="T39">χ</text:span><text:span text:style-name="T40">2</text:span><text:span text:style-name="T83">4</text:span><text:span text:style-name="T42"> = </text:span><text:span text:style-name="T86">6.63</text:span><text:span text:style-name="T42">, P = </text:span>0.<text:span text:style-name="T87">84)</text:span> and parental taxa (<text:span text:style-name="T85">H</text:span>1 vs. H0 G-test: <text:span text:style-name="T39">χ</text:span><text:span text:style-name="T40">2</text:span><text:span text:style-name="T83">1</text:span><text:span text:style-name="T42"> = </text:span><text:span text:style-name="T86">0.43</text:span><text:span text:style-name="T42">, P = </text:span><text:span text:style-name="T86">0.48;</text:span> <text:span text:style-name="T87">H3 vs. H2 G-test: </text:span><text:span text:style-name="T39">χ</text:span><text:span text:style-name="T40">2</text:span><text:span text:style-name="T88">2</text:span><text:span text:style-name="T42"> = </text:span><text:span text:style-name="T86">2.37</text:span><text:span text:style-name="T42">, P = </text:span><text:span text:style-name="T87">0.69</text:span>) were included, and signif</text:p>
          </text:deletion>
        </text:changed-region>
        <text:changed-region xml:id="ct94434483067392" text:id="ct94434483067392">
          <text:deletion>
            <office:change-info>
              <dc:creator>Unknown Author</dc:creator>
              <dc:date>2019-11-12T15:50:23</dc:date>
            </office:change-info>
            <text:p text:style-name="P18">icantly higher likelihood of the model with hybridization effect than the model without it (G-test: <text:span text:style-name="T39">χ</text:span><text:span text:style-name="T40">2</text:span><text:span text:style-name="T83">1</text:span><text:span text:style-name="T42"> = </text:span><text:span text:style-name="T84">5</text:span><text:span text:style-name="T89">e</text:span><text:span text:style-name="T90">-4</text:span><text:span text:style-name="T42">, P = </text:span>0.02, hybridization parameter = 0.7<text:span text:style-name="T92">9</text:span>; see <text:span text:style-name="T79">Supplementary Figure S6b</text:span><text:span text:style-name="T93">).</text:span></text:p>
            <text:p text:style-name="P18"><text:span text:style-name="T62"/></text:p>
          </text:deletion>
        </text:changed-region>
        <text:changed-region xml:id="ct94434459962528" text:id="ct94434459962528">
          <text:deletion>
            <office:change-info>
              <dc:creator>Unknown Author</dc:creator>
              <dc:date>2019-11-12T15:55:43</dc:date>
            </office:change-info>
            <text:p text:style-name="P18"><text:span text:style-name="T62"/></text:p>
            <text:p text:style-name="P18"><text:span text:style-name="T94"/></text:p>
          </text:deletion>
        </text:changed-region>
        <text:changed-region xml:id="ct94434436606736" text:id="ct94434436606736">
          <text:deletion>
            <office:change-info>
              <dc:creator>Unknown Author</dc:creator>
              <dc:date>2019-11-12T15:52:31</dc:date>
            </office:change-info>
            <text:p text:style-name="P18"><text:span text:style-name="T81">Pinworm load is lower in infected hybrid vs. pure Mmm and Mmd mice</text:span> </text:p>
            <text:p text:style-name="P24">We tested pinworm intensity (<text:span text:style-name="T82">N</text:span> = 307) in infected hybrids comparing them to infected ‘pure parental’ mice in our Brandenburg transect, excluding potential ecological confounders in the same way. The model allowing differences between the parental taxa and sexes (H3) was found to fit our observations significantly better than the less complex models <text:span text:style-name="T72">(H2 vs. H0 G-test: </text:span><text:span text:style-name="T73">χ</text:span><text:span text:style-name="T74">2</text:span><text:span text:style-name="T95">4</text:span><text:span text:style-name="T76"> = </text:span><text:span text:style-name="T96">0.18</text:span><text:span text:style-name="T76">, P = </text:span><text:span text:style-name="T72">0.</text:span><text:span text:style-name="T97">004</text:span><text:span text:style-name="T72">; H3 vs. H1 G-test: </text:span><text:span text:style-name="T73">χ</text:span><text:span text:style-name="T74">2</text:span><text:span text:style-name="T95">6</text:span><text:span text:style-name="T76"> = </text:span><text:span text:style-name="T96">0.73</text:span><text:span text:style-name="T76">, P = </text:span><text:span text:style-name="T72">0.</text:span><text:span text:style-name="T97">006</text:span><text:span text:style-name="T98">; H</text:span><text:span text:style-name="T72">1 vs. H0 G-test: </text:span><text:span text:style-name="T73">χ</text:span><text:span text:style-name="T74">2</text:span><text:span text:style-name="T95">2</text:span><text:span text:style-name="T76"> = </text:span><text:span text:style-name="T99">0.</text:span><text:span text:style-name="T96">008</text:span><text:span text:style-name="T76">, P = </text:span><text:span text:style-name="T99">0.</text:span><text:span text:style-name="T96">004</text:span><text:span text:style-name="T99">;</text:span><text:span text:style-name="T72"> </text:span><text:span text:style-name="T100">H3 vs. H2 G-test: </text:span><text:span text:style-name="T73">χ</text:span><text:span text:style-name="T74">2</text:span><text:span text:style-name="T95">4</text:span><text:span text:style-name="T76"> = </text:span><text:span text:style-name="T96">0.27</text:span><text:span text:style-name="T76">, P = </text:span><text:span text:style-name="T100">0.</text:span><text:span text:style-name="T97">008; </text:span><text:span text:style-name="T81">Supplementary Table S8</text:span>). For both sexes, the fit including the hybridization effect showed significantly higher likelihood than the model without it (<text:span text:style-name="T72">females</text:span> G-test: <text:span text:style-name="T73">χ</text:span><text:span text:style-name="T74">2</text:span><text:span text:style-name="T95">1</text:span><text:span text:style-name="T76"> = </text:span><text:span text:style-name="T96">0.003,</text:span><text:span text:style-name="T76"> P =</text:span>0.04; <text:span text:style-name="T72">males</text:span> G-test: <text:span text:style-name="T73">χ</text:span><text:span text:style-name="T74">2</text:span><text:span text:style-name="T95">1</text:span><text:span text:style-name="T76"> = </text:span><text:span text:style-name="T96">3</text:span><text:span text:style-name="T77">e</text:span><text:span text:style-name="T101">-</text:span><text:span text:style-name="T102">7</text:span><text:span text:style-name="T96">,</text:span><text:span text:style-name="T76"> P</text:span><text:span text:style-name="T103">&lt;0.001</text:span>).</text:p>
            <text:p text:style-name="P18"><text:span text:style-name="T62"/></text:p>
          </text:deletion>
        </text:changed-region>
        <text:changed-region xml:id="ct94434382508816" text:id="ct94434382508816">
          <text:deletion>
            <office:change-info>
              <dc:creator>Unknown Author</dc:creator>
              <dc:date>2019-11-12T15:55:43</dc:date>
            </office:change-info>
            <text:p text:style-name="P18"><text:span text:style-name="T62"/></text:p>
            <text:p text:style-name="P21"><text:span text:style-name="T62"/></text:p>
          </text:deletion>
        </text:changed-region>
        <text:changed-region xml:id="ct94434482214128" text:id="ct94434482214128">
          <text:deletion>
            <office:change-info>
              <dc:creator>Unknown Author</dc:creator>
              <dc:date>2019-11-12T15:53:22</dc:date>
            </office:change-info>
            <text:p text:style-name="P21">Comparison of pinworms loads with previous reports</text:p>
            <text:p text:style-name="P18">To compare the strength of the hybridization effect between our Brandenburg transect and the Czech-Bavarian portion of the HMHZ we applied the H1 model (differences between the taxa but not between the host sexes) to our pinworm abundance data, once with freely varying alpha (fit 1), and once with alpha set to 1.39 as in Baird et al. (2012) (fit 2). Within fit 1, alpha was found significant (G-test: <text:span text:style-name="T39">χ</text:span><text:span text:style-name="T40">2</text:span><text:span text:style-name="T104">1</text:span><text:span text:style-name="T42"> = </text:span><text:span text:style-name="T105">1</text:span><text:span text:style-name="T89">e</text:span><text:span text:style-name="T90">-</text:span><text:span text:style-name="T106">9</text:span> , <text:span text:style-name="T105">P</text:span> &lt; 0.001). The comparison between the model with freely varying alpha (fit 1) and that using fixed alpha (fit 2) showed no significant likelihood difference (G-test: <text:span text:style-name="T39">χ</text:span><text:span text:style-name="T40">2</text:span><text:span text:style-name="T104">1</text:span><text:span text:style-name="T42"> = </text:span><text:span text:style-name="T107">0.02</text:span>, <text:span text:style-name="T105">P</text:span> = 0.1<text:span text:style-name="T105">2</text:span>). Therefore, we can conclude that pinworm load differences found in hybrids in this study are consistent with the results obtained in the previously studied Czech-Bavarian transect (Baird et al., 2012). </text:p>
          </text:deletion>
        </text:changed-region>
        <text:changed-region xml:id="ct94434471800320" text:id="ct94434471800320">
          <text:deletion>
            <office:change-info>
              <dc:creator>Unknown Author</dc:creator>
              <dc:date>2019-11-12T15:55:43</dc:date>
            </office:change-info>
            <text:p text:style-name="P18"><text:span text:style-name="T62"/></text:p>
            <text:p text:style-name="P22"/>
            <text:p text:style-name="P25"><text:bookmark text:name="no-evidence-of-body-condition-difference11111111111111111111111111111111111111111111111111111111111111111111111111111111111111111111111"/><text:span text:style-name="T81">No evidence of body condition differences between infected and non-infected mice along the hybrid zone</text:span></text:p>
            <text:p text:style-name="P18"><text:span text:style-name="T62">To test whether infections have a different effect in hybrids vs. parental mice we assessed body condition, which could be a better proxy for host health than parasite load. Modelling of the residuals from ordinary least squares regression of body weight by body length across the hybrid zone (</text:span><text:span text:style-name="T108">Figure 4a</text:span><text:span text:style-name="T62">) did not show a statistically significant hybridization effect in both parasite datasets considered </text:span><text:span text:style-name="T109">(</text:span><text:span text:style-name="T110">Eimeria</text:span><text:span text:style-name="T111"> </text:span><text:span text:style-name="T109">G-test: </text:span><text:span text:style-name="T39">χ</text:span><text:span text:style-name="T40">2</text:span><text:span text:style-name="T112">1</text:span><text:span text:style-name="T42"> = </text:span><text:span text:style-name="T107">0.</text:span><text:span text:style-name="T113">29</text:span><text:span text:style-name="T42">, P = </text:span><text:span text:style-name="T109">0.</text:span><text:span text:style-name="T114">41; </text:span><text:span text:style-name="T115">pinworms</text:span><text:span text:style-name="T111"> </text:span><text:span text:style-name="T109">G-test: </text:span><text:span text:style-name="T39">χ</text:span><text:span text:style-name="T40">2</text:span><text:span text:style-name="T112">1</text:span><text:span text:style-name="T42"> = </text:span><text:span text:style-name="T113">2.81</text:span><text:span text:style-name="T42">, P = </text:span><text:span text:style-name="T109">0.</text:span><text:span text:style-name="T114">91)</text:span><text:span text:style-name="T62">. When infected and non-infected individuals were considered separately, neither </text:span><text:span text:style-name="T116">Eimeria</text:span><text:span text:style-name="T62"> spp. infected individuals (G-test</text:span><text:span text:style-name="T109">: </text:span><text:span text:style-name="T39">χ</text:span><text:span text:style-name="T40">2</text:span><text:span text:style-name="T117">1</text:span><text:span text:style-name="T42"> = </text:span><text:span text:style-name="T118">0.65</text:span><text:span text:style-name="T42">, P</text:span><text:span text:style-name="T62"> = 0.58) nor </text:span><text:span text:style-name="T116">Eimeria</text:span><text:span text:style-name="T62"> spp. non-infected individuals (G-test</text:span><text:span text:style-name="T109">: </text:span><text:span text:style-name="T39">χ</text:span><text:span text:style-name="T40">2</text:span><text:span text:style-name="T117">1</text:span><text:span text:style-name="T42"> = </text:span><text:span text:style-name="T118">2.69</text:span><text:span text:style-name="T42">, P </text:span><text:span text:style-name="T119">=</text:span><text:span text:style-name="T62"> 0.90) showed a hybridization effect in body condition index (</text:span><text:span text:style-name="T108">Figure 4b</text:span><text:span text:style-name="T62">). The same was true for pinworm infected individuals (G-test:</text:span><text:span text:style-name="T109"> </text:span><text:span text:style-name="T39">χ</text:span><text:span text:style-name="T40">2</text:span><text:span text:style-name="T117">1</text:span><text:span text:style-name="T42"> = </text:span><text:span text:style-name="T118">0.34</text:span><text:span text:style-name="T42">, P</text:span><text:span text:style-name="T62"> = 0.44) and pinworm non-infected individuals (G-test</text:span><text:span text:style-name="T109">: </text:span><text:span text:style-name="T39">χ</text:span><text:span text:style-name="T40">2</text:span><text:span text:style-name="T117">1</text:span><text:span text:style-name="T42"> = </text:span><text:span text:style-name="T118">4.12</text:span><text:span text:style-name="T42">, P</text:span><text:span text:style-name="T62"> = 0.96; </text:span><text:span text:style-name="T108">Figure 4c</text:span><text:span text:style-name="T62">). </text:span></text:p>
          </text:deletion>
        </text:changed-region>
        <text:changed-region xml:id="ct94434269401088" text:id="ct94434269401088">
          <text:insertion>
            <office:change-info>
              <dc:creator>Unknown Author</dc:creator>
              <dc:date>2019-11-12T15:54:53</dc:date>
            </office:change-info>
          </text:insertion>
        </text:changed-region>
        <text:changed-region xml:id="ct94434382062864" text:id="ct94434382062864">
          <text:insertion>
            <office:change-info>
              <dc:creator>Unknown Author</dc:creator>
              <dc:date>2019-11-12T16:09:58</dc:date>
            </office:change-info>
          </text:insertion>
        </text:changed-region>
        <text:changed-region xml:id="ct94434465928160" text:id="ct94434465928160">
          <text:insertion>
            <office:change-info>
              <dc:creator>Unknown Author</dc:creator>
              <dc:date>2019-11-12T15:5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text:change text:change-id="ct94434445699360"/><text:change-start text:change-id="ct94434474018464"/><text:span text:style-name="T341">Dr Nadeau</text:span><text:change-end text:change-id="ct94434474018464"/>,</text:p>
      <text:p text:style-name="P1"/>
      <text:p text:style-name="P2"><text:change-start text:change-id="ct94434473979312"/><text:span text:style-name="T341">We thank you and the reviewers for these comments that without any doubts greatly improved our manuscript.</text:span><text:change-end text:change-id="ct94434473979312"/><text:change text:change-id="ct94434463909520"/><text:change-start text:change-id="ct94434462311376"/><text:span text:style-name="T341"> Please find here our detailed response. We attached an annotat</text:span><text:change-end text:change-id="ct94434462311376"/><text:change-start text:change-id="ct94434452529152"/><text:span text:style-name="T341">ed document with changes highlighted in yellow.</text:span><text:change-end text:change-id="ct94434452529152"/><text:change-start text:change-id="ct94434474378256"/><text:span text:style-name="T341"> We hope that these improvement will make</text:span><text:change-end text:change-id="ct94434474378256"/><text:change-start text:change-id="ct94434429694896"/><text:span text:style-name="T341"> our manuscript acceptable for publication in JEB.</text:span></text:p>
      <text:p text:style-name="P2"/>
      <text:p text:style-name="P3">Best regards<text:change-end text:change-id="ct94434429694896"/><text:change text:change-id="ct94434485624544"/></text:p>
      <text:p text:style-name="P1"/>
      <text:p text:style-name="P1">for the authors</text:p>
      <text:p text:style-name="P1">Alice Balard</text:p>
      <text:p text:style-name="P43"/>
      <text:p text:style-name="P43">Author response to Reviewer<text:span text:style-name="T329">s</text:span></text:p>
      <text:p text:style-name="P44"/>
      <text:p text:style-name="P45">***********************************************</text:p>
      <text:p text:style-name="P53"><text:span text:style-name="T223">Response to r</text:span><text:span text:style-name="T222">eviewer: 1<text:tab/></text:span><text:span text:style-name="T204"><text:line-break/><text:line-break/></text:span><text:span text:style-name="T26">Comments to the Author<text:tab/><text:line-break/>This revision has greatly improved the manuscript. However, I still have a few comments that require addressing:<text:tab/><text:line-break/><text:line-break/></text:span><text:span text:style-name="T236">C1.</text:span><text:span text:style-name="T235"> </text:span><text:span text:style-name="T26">I am concerned that the authors still do not present conceptually or theoretically-driven motivation for examining the relationship between hybridization and infection in their system. In their response to my initial critique, the authors stated that the literature is controversial and conflicted. However, the lack of a clear prediction from the wider literature and theory should be mentioned in the introduction (before introducing the system) and is in itself a superb motivation. Lines 45-51 I think mention a bit of theory and perhaps should be mentioned be</text:span><text:span text:style-name="T228">fore introducing the system.<text:tab/></text:span></text:p>
      <text:p text:style-name="P50"/>
      <text:p text:style-name="P27"><text:span text:style-name="T300">Following this comment, w</text:span><text:span text:style-name="T297">e updated </text:span><text:span text:style-name="T301">our abstract (see </text:span><text:span text:style-name="T243">C</text:span><text:span text:style-name="T244">5</text:span><text:span text:style-name="T243">.</text:span><text:span text:style-name="T301">) and </text:span><text:span text:style-name="T297">our introduction</text:span><text:span text:style-name="T298"> r</text:span><text:span text:style-name="T297">eplac</text:span><text:span text:style-name="T301">ing</text:span><text:span text:style-name="T297"> lines 4</text:span><text:span text:style-name="T300">5</text:span><text:span text:style-name="T297">-51 by </text:span><text:span text:style-name="T299">the following</text:span><text:span text:style-name="T297">:</text:span><text:change-start text:change-id="ct94434479262688"/><text:span text:style-name="T297"> </text:span><text:span text:style-name="T302">(new lines 45-59)</text:span><text:change-end text:change-id="ct94434479262688"/></text:p>
      <text:p text:style-name="P79"><text:change text:change-id="ct94434455305488"/><text:change text:change-id="ct94434452381136"/><text:change text:change-id="ct94434455688192"/><text:change text:change-id="ct94434478888352"/><text:change text:change-id="ct94434478534336"/><text:change text:change-id="ct94434476560416"/><text:change text:change-id="ct94434475780768"/><text:change text:change-id="ct94434453473248"/><text:change text:change-id="ct94434447866736"/><text:change text:change-id="ct94434453573808"/><text:change text:change-id="ct94434477142528"/><text:change-start text:change-id="ct94434436020352"/><text:span text:style-name="ListLabel_20_19"><text:span text:style-name="T1"/></text:span></text:p>
      <text:p text:style-name="P6"><text:change-end text:change-id="ct94434436020352"/><text:change-start text:change-id="ct94434477430784"/><text:span text:style-name="ListLabel_20_19"><text:span text:style-name="T6">“</text:span></text:span><text:change-end text:change-id="ct94434477430784"/><text:change-start text:change-id="ct94434446659232"/><text:span text:style-name="ListLabel_20_19"><text:span text:style-name="T6">Hybrids in genetic tensions zones present an overall reduced fitness compared to pure individuals with parental genotypes </text:span></text:span><text:change-end text:change-id="ct94434446659232"/><text:change text:change-id="ct94434440474384"/><text:change-start text:change-id="ct94434481630672"/><text:span text:style-name="ListLabel_20_19"><text:span text:style-name="T142">(Barton &amp; Hewitt, 1985)</text:span></text:span><text:change-end text:change-id="ct94434481630672"/><text:change-start text:change-id="ct94434480774992"/><text:span text:style-name="ListLabel_20_19"><text:span text:style-name="T6">. </text:span></text:span><text:change-end text:change-id="ct94434480774992"/><text:change text:change-id="ct94434458499168"/><text:change text:change-id="ct94434450280080"/><text:change-start text:change-id="ct94434448671376"/><text:span text:style-name="ListLabel_20_19"><text:span text:style-name="T136">As different components of fitness can vary independently, </text:span></text:span><text:change-end text:change-id="ct94434448671376"/><text:change-start text:change-id="ct94434448173088"/><text:span text:style-name="ListLabel_20_19"><text:span text:style-name="T136">the immune system might either benefit from </text:span></text:span><text:change-end text:change-id="ct94434448173088"/><text:change text:change-id="ct94434284059648"/><text:change-start text:change-id="ct94434458491664"/><text:span text:style-name="ListLabel_20_19"><text:span text:style-name="T7">recombinant genetic heterogeneity </text:span></text:span><text:span text:style-name="ListLabel_20_19"><text:span text:style-name="T132">or </text:span></text:span><text:change-end text:change-id="ct94434458491664"/><text:change-start text:change-id="ct94434434312304"/><text:span text:style-name="ListLabel_20_19"><text:span text:style-name="T132">–</text:span></text:span><text:change-end text:change-id="ct94434434312304"/><text:change-start text:change-id="ct94434282497728"/><text:span text:style-name="ListLabel_20_19"><text:span text:style-name="T132"> similar to the rest of the genome </text:span></text:span><text:change-end text:change-id="ct94434282497728"/><text:change-start text:change-id="ct94434434184624"/><text:span text:style-name="ListLabel_20_19"><text:span text:style-name="T132">–</text:span></text:span><text:change-end text:change-id="ct94434434184624"/><text:change-start text:change-id="ct94434468652112"/><text:span text:style-name="ListLabel_20_19"><text:span text:style-name="T132"> suffer from breakdown of immune co-adaptations encoded by different loci.</text:span></text:span><text:change-end text:change-id="ct94434468652112"/><text:change-start text:change-id="ct94434380950544"/><text:span text:style-name="ListLabel_20_19"><text:span text:style-name="T7"> </text:span></text:span><text:change-end text:change-id="ct94434380950544"/><text:change text:change-id="ct94434458651280"/><text:change-start text:change-id="ct94434440694784"/><text:span text:style-name="ListLabel_20_19"><text:span text:style-name="T133">In case of b</text:span></text:span><text:change-end text:change-id="ct94434440694784"/><text:change-start text:change-id="ct94434432075456"/><text:span text:style-name="ListLabel_20_19"><text:span text:style-name="T133">enefits of genetic heterogeneity we predict decreased p</text:span></text:span><text:change-end text:change-id="ct94434432075456"/><text:span text:style-name="ListLabel_20_19"><text:span text:style-name="T2">arasite load</text:span></text:span><text:change text:change-id="ct94434432242512"/><text:change-start text:change-id="ct94434469256736"/><text:span text:style-name="ListLabel_20_19"><text:span text:style-name="T2"> </text:span></text:span><text:change-end text:change-id="ct94434469256736"/><text:change text:change-id="ct94434477011072"/><text:change-start text:change-id="ct94434433229552"/><text:span text:style-name="ListLabel_20_19"><text:span text:style-name="T10">in </text:span></text:span><text:change-end text:change-id="ct94434433229552"/><text:span text:style-name="ListLabel_20_19"><text:span text:style-name="T2">hybrid </text:span></text:span><text:change text:change-id="ct94434424293040"/><text:change text:change-id="ct94434437792064"/><text:change-start text:change-id="ct94434423204400"/><text:span text:style-name="ListLabel_20_19"><text:span text:style-name="T10">individuals</text:span></text:span><text:change-end text:change-id="ct94434423204400"/><text:change text:change-id="ct94434357433616"/><text:change-start text:change-id="ct94434441903104"/><text:span text:style-name="ListLabel_20_19"><text:span text:style-name="T10">, in case of breakdown of co-adaptations we predict increased load in hybrid indivi</text:span></text:span><text:change-end text:change-id="ct94434441903104"/><text:change-start text:change-id="ct94434445418496"/><text:span text:style-name="ListLabel_20_19"><text:span text:style-name="T10">duals </text:span></text:span><text:soft-page-break/><text:span text:style-name="ListLabel_20_19"><text:span text:style-name="T10">compared to parental hosts</text:span></text:span><text:change-end text:change-id="ct94434445418496"/><text:change text:change-id="ct94434424546704"/><text:span text:style-name="ListLabel_20_19"><text:span text:style-name="T9">. </text:span></text:span><text:change text:change-id="ct94434432573968"/><text:change text:change-id="ct94434432209600"/><text:change text:change-id="ct94434424449920"/><text:change text:change-id="ct94434438859792"/><text:change-start text:change-id="ct94434474228224"/><text:span text:style-name="T121">P</text:span><text:span text:style-name="T14">arasites are traditionally seen as decreasing their hosts’ fitness, <text:s/></text:span><text:span text:style-name="T122">and </text:span><text:span text:style-name="T14">differences in resistance to</text:span><text:change-end text:change-id="ct94434474228224"/><text:change text:change-id="ct94434447488016"/><text:change-start text:change-id="ct94434440692832"/><text:span text:style-name="T14"> parasites between hybrid and pure hosts were suggested to affect the dynamics of hybrid zones (Fritz, Moulia, &amp; Newcombe, 1999</text:span><text:span text:style-name="T121">). </text:span><text:span text:style-name="ListLabel_20_19"><text:span text:style-name="T6">The involvement of parasites in the </text:span></text:span><text:span text:style-name="ListLabel_20_19"><text:span text:style-name="T4">maintenance or breakdown of species barriers, </text:span></text:span><text:span text:style-name="ListLabel_20_19"><text:span text:style-name="T6">however, has never been clearly demonstrated </text:span></text:span><text:span text:style-name="ListLabel_20_19"><text:span text:style-name="T2">(</text:span></text:span><text:span text:style-name="ListLabel_20_19"><text:span text:style-name="T3">Baird &amp; Goüy de Bellocq, 2019</text:span></text:span><text:span text:style-name="ListLabel_20_19"><text:span text:style-name="T1">)</text:span></text:span><text:change-end text:change-id="ct94434440692832"/><text:change-start text:change-id="ct94434440497808"/><text:span text:style-name="ListLabel_20_19"><text:span text:style-name="T141">. </text:span></text:span><text:change-end text:change-id="ct94434440497808"/><text:span text:style-name="ListLabel_20_19"><text:span text:style-name="T182">In the HMHZ system, t</text:span></text:span><text:span text:style-name="ListLabel_20_19"><text:span text:style-name="T15">here is disagreement on both the direction of effects of hybridization on parasites </text:span></text:span><text:change text:change-id="ct94434434176256"/><text:span text:style-name="ListLabel_20_19"><text:span text:style-name="T15">(see Sage et al. 1986 and Moulia et al. 1991 vs. Baird et al. 2012) and on the interpretation of these findings with regards to host fitness and hybridization (see for example</text:span></text:span><text:span text:style-name="ListLabel_20_19"><text:span text:style-name="T185"> </text:span></text:span><text:span text:style-name="ListLabel_20_19"><text:span text:style-name="T15">Theodosopoulos</text:span></text:span><text:change text:change-id="ct94434435888736"/><text:span text:style-name="ListLabel_20_19"><text:span text:style-name="T15">, </text:span></text:span><text:span text:style-name="ListLabel_20_19"><text:span text:style-name="T183">Hund &amp; Taylor,</text:span></text:span><text:span text:style-name="ListLabel_20_19"><text:span text:style-name="T15"> 201</text:span></text:span><text:change text:change-id="ct94434463932400"/><text:change-start text:change-id="ct94434481991184"/><text:span text:style-name="ListLabel_20_19"><text:span text:style-name="T184">8</text:span></text:span><text:change-end text:change-id="ct94434481991184"/><text:span text:style-name="ListLabel_20_19"><text:span text:style-name="T15">; Baird &amp; Goüy de Bellocq, 2019)</text:span></text:span><text:a xlink:type="simple" xlink:href="https://www.cell.com/trends/ecology-evolution/fulltext/S0169-5347(19)30026-6" text:style-name="ListLabel_20_61" text:visited-style-name="ListLabel_20_61"><text:span text:style-name="ListLabel_20_19">.</text:span></text:a><text:change text:change-id="ct94434268647808"/><text:change-start text:change-id="ct94434426842704"/><text:span text:style-name="ListLabel_20_19"><text:span text:style-name="T17">”</text:span></text:span><text:change-end text:change-id="ct94434426842704"/></text:p>
      <text:p text:style-name="P7"><text:span text:style-name="T26"><text:line-break/></text:span><text:span text:style-name="T236">C2.</text:span><text:span text:style-name="T26"> Lines 49-51. 2007 is not recent</text:span></text:p>
      <text:p text:style-name="P55"><text:span text:style-name="T159">Indeed, we corrected that </text:span><text:span text:style-name="T160">(</text:span><text:span text:style-name="T159">see C1</text:span><text:span text:style-name="T160">). This study (Råberg et al. 2007) is now cited only in the discussion, and not called “recent”.<text:tab/> </text:span><text:span text:style-name="T26"><text:line-break/><text:line-break/></text:span><text:span text:style-name="T236">C3.</text:span><text:span text:style-name="T26"> Line 422. What is meant by 'parasite processes'? This is not clear.<text:tab/><text:line-break/></text:span><text:span text:style-name="T18">We modified as follow for clarity:</text:span><text:change-start text:change-id="ct94434473868576"/><text:span text:style-name="T18"> </text:span><text:span text:style-name="T176">(new </text:span><text:change-end text:change-id="ct94434473868576"/><text:change-start text:change-id="ct94434439477760"/><text:span text:style-name="T176">line 454-455)</text:span><text:change-end text:change-id="ct94434439477760"/></text:p>
      <text:p text:style-name="P7"><text:change text:change-id="ct94434480023840"/><text:span text:style-name="T19">“To understand </text:span><text:span text:style-name="T159">the </text:span><text:span text:style-name="T148">impa</text:span><text:span text:style-name="T169">ct of </text:span><text:span text:style-name="T170">immune diversity</text:span><text:span text:style-name="T148"> </text:span><text:span text:style-name="T144">in hybrid </text:span><text:span text:style-name="T149">hosts</text:span><text:span text:style-name="T144"> </text:span><text:span text:style-name="T150">on </text:span><text:span text:style-name="T170">parasites</text:span><text:span text:style-name="T19">, it is necessary to test different types </text:span><text:span text:style-name="T171">of</text:span><text:span text:style-name="T19"> parasites.”<text:tab/></text:span><text:span text:style-name="T26"><text:line-break/><text:line-break/></text:span><text:span text:style-name="T204">***********************************************<text:line-break/></text:span><text:span text:style-name="T223">Response to r</text:span><text:span text:style-name="T222">eviewer: </text:span><text:span text:style-name="T223">2</text:span><text:span text:style-name="T222"><text:tab/></text:span><text:span text:style-name="T26"><text:line-break/><text:line-break/>Comments to the Author<text:tab/></text:span></text:p>
      <text:p text:style-name="P37">Review of „Intensity of infection with intracellular Eimeria spp. and pinworms is reduced in hybrid mice compared to parental subspecies”.<text:tab/></text:p>
      <text:p text:style-name="P56"><text:span text:style-name="T26"><text:line-break/>The authors compared infection of hybrid vs. parental mice, as sampled from a previously unstudied transect of the European mice hybrid zone (in Brandenburg, Germany). Two types of parasites were screened: intracellular protozoans (Eimeria spp.) and extracellular macroparasites (pinworms). The authors assessed different measures of infection (such as prevalence and intensity) and concluded that hybrids had lower intensities of both parasites, compared to parental species.<text:tab/><text:line-break/>This is a well performed study; sampling design and statistical analyses are appropriate and sound.<text:line-break/><text:line-break/></text:span><text:soft-page-break/><text:span text:style-name="T236">C</text:span><text:span text:style-name="T237">4</text:span><text:span text:style-name="T236">.</text:span><text:span text:style-name="T26"> I have one major comment: it is not being mentioned at all, if “co-infection” factor was somehow included in the analyses – I guess it was not. Maybe there were no co-infected individuals? (or there are other reasons to believe that infection by one parasite would not influence the probability of being infected by another one)? In any case, I think the authors should at least shortly mention that potential confounding factor (or its absence, if this was a case).</text:span></text:p>
      <text:p text:style-name="P38"/>
      <text:p text:style-name="P8">We <text:change text:change-id="ct94434270283376"/><text:change-start text:change-id="ct94434445559312"/><text:span text:style-name="T335">agree </text:span><text:change-end text:change-id="ct94434445559312"/>that <text:change text:change-id="ct94434423273920"/>addressing <text:change text:change-id="ct94434284079152"/><text:change-start text:change-id="ct94434282394400"/><text:span text:style-name="T335">coinfections </text:span><text:change-end text:change-id="ct94434282394400"/><text:change text:change-id="ct94434440288832"/><text:change-start text:change-id="ct94434433915376"/><text:span text:style-name="T335">with regards to the main goals of our s</text:span><text:change-end text:change-id="ct94434433915376"/><text:change text:change-id="ct94434427250928"/><text:change-start text:change-id="ct94434456851344"/><text:span text:style-name="T335">tudy </text:span><text:change-end text:change-id="ct94434456851344"/>improve<text:change text:change-id="ct94434463524288"/><text:change-start text:change-id="ct94434475904768"/><text:span text:style-name="T335">s </text:span><text:change-end text:change-id="ct94434475904768"/>our manuscript. <text:span text:style-name="T20">Unfortunately </text:span><text:change text:change-id="ct94434431541728"/><text:change-start text:change-id="ct94434469742848"/><text:span text:style-name="T20">power </text:span><text:change-end text:change-id="ct94434469742848"/><text:change-start text:change-id="ct94434432523296"/><text:span text:style-name="T20">issues </text:span><text:change-end text:change-id="ct94434432523296"/><text:change text:change-id="ct94434442483344"/><text:change-start text:change-id="ct94434456491248"/><text:span text:style-name="T20">in our </text:span><text:change-end text:change-id="ct94434456491248"/><text:change-start text:change-id="ct94434425197568"/><text:span text:style-name="T20">likelihood </text:span><text:change-end text:change-id="ct94434425197568"/><text:change-start text:change-id="ct94434432617584"/><text:span text:style-name="T20">analysis </text:span><text:change-end text:change-id="ct94434432617584"/><text:span text:style-name="T20">did not allow us to use co-infection as a grouping variable in our model</text:span><text:change-start text:change-id="ct94434422968176"/><text:span text:style-name="T20">s</text:span><text:change-end text:change-id="ct94434422968176"/><text:change text:change-id="ct94434438666240"/><text:change-start text:change-id="ct94434424499648"/><text:span text:style-name="T20">: </text:span><text:change-end text:change-id="ct94434424499648"/><text:span text:style-name="T20">only 26 mice </text:span><text:change-start text:change-id="ct94434447891552"/><text:span text:style-name="T20">of 70 </text:span><text:change-end text:change-id="ct94434447891552"/><text:span text:style-name="T20">infected by </text:span><text:span text:style-name="T21">Eimeria</text:span><text:span text:style-name="T22"> spp. </text:span><text:change text:change-id="ct94434430633984"/><text:span text:style-name="T22">were not infected by pinworms, which was a too low </text:span><text:change text:change-id="ct94434426368656"/><text:change-start text:change-id="ct94434365505328"/><text:span text:style-name="T22">sample size </text:span><text:change-end text:change-id="ct94434365505328"/><text:span text:style-name="T22">to allow maximum likelihood estimation of the parameters. Nevertheless, we provide a statistical test </text:span><text:change text:change-id="ct94434423863040"/><text:change-start text:change-id="ct94434423875232"/><text:span text:style-name="T22">supporting the independence of the two parasite species with regards to </text:span><text:change-end text:change-id="ct94434423875232"/><text:change-start text:change-id="ct94434445220352"/><text:span text:style-name="T22">an assessment of the host immune system</text:span><text:change-end text:change-id="ct94434445220352"/><text:span text:style-name="T22">:</text:span></text:p>
      <text:p text:style-name="P70"><text:change-start text:change-id="ct94434482942224"/></text:p>
      <text:p text:style-name="P70"><text:span text:style-name="T340">new </text:span>lines 34<text:span text:style-name="T340">3</text:span>-34<text:change-end text:change-id="ct94434482942224"/><text:change-start text:change-id="ct94434463617584"/><text:span text:style-name="T340">8.</text:span><text:change-end text:change-id="ct94434463617584"/></text:p>
      <text:p text:style-name="P9"><text:span text:style-name="T24">“</text:span><text:span text:style-name="T23">Interactions between the two parasite species studied in c</text:span><text:span text:style-name="T198">o-infection could influence </text:span><text:span text:style-name="T23">both their intensities. This </text:span><text:change text:change-id="ct94434442966016"/><text:change-start text:change-id="ct94434423270016"/><text:span text:style-name="T201">w</text:span><text:change-end text:change-id="ct94434423270016"/><text:span text:style-name="T23">ould make the assessment of different parasites non independent with regards to the host immune system.</text:span><text:span text:style-name="T198"> </text:span><text:span text:style-name="T23">W</text:span><text:span text:style-name="T24">e </text:span><text:change-start text:change-id="ct94434438860752"/><text:span text:style-name="T201">therefore </text:span><text:change-end text:change-id="ct94434438860752"/><text:span text:style-name="T24">tested the influence of co-infection </text:span><text:span text:style-name="T198">by one </text:span><text:span text:style-name="T24">investigated </text:span><text:span text:style-name="T198">parasite on </text:span><text:span text:style-name="T24">the </text:span><text:span text:style-name="T198">second</text:span><text:span text:style-name="T24"> </text:span><text:span text:style-name="T23">one</text:span><text:span text:style-name="T24"> using </text:span><text:change text:change-id="ct94434445425376"/><text:span text:style-name="T24">Chi-square test</text:span><text:change text:change-id="ct94434441745008"/><text:change-start text:change-id="ct94434281702976"/><text:span text:style-name="T201">s </text:span><text:change-end text:change-id="ct94434281702976"/><text:span text:style-name="T24">on </text:span><text:change text:change-id="ct94434281776128"/><text:change-start text:change-id="ct94434282808496"/><text:span text:style-name="T201">a </text:span><text:change-end text:change-id="ct94434282808496"/><text:span text:style-name="T24">presence/absence contingency table</text:span><text:change text:change-id="ct94434357423360"/><text:change-start text:change-id="ct94434456272064"/><text:span text:style-name="T24">. </text:span><text:change-end text:change-id="ct94434456272064"/><text:change text:change-id="ct94434468553360"/><text:change-start text:change-id="ct94434455930848"/><text:span text:style-name="T201">We </text:span><text:change-end text:change-id="ct94434455930848"/><text:span text:style-name="T25">found </text:span><text:change text:change-id="ct94434455084688"/><text:change-start text:change-id="ct94434427632480"/><text:span text:style-name="T201">infections </text:span><text:change-end text:change-id="ct94434427632480"/><text:change-start text:change-id="ct94434353248400"/><text:span text:style-name="T201">with one parasite </text:span><text:change-end text:change-id="ct94434353248400"/><text:span text:style-name="T25">to not </text:span><text:change text:change-id="ct94434474866320"/><text:span text:style-name="T25">significant</text:span><text:change text:change-id="ct94434282906192"/><text:change-start text:change-id="ct94434361806384"/><text:span text:style-name="T201">ly change the likelihood </text:span><text:change-end text:change-id="ct94434361806384"/><text:change-start text:change-id="ct94434473206784"/><text:span text:style-name="T201">of infection with the other </text:span><text:change-end text:change-id="ct94434473206784"/><text:span text:style-name="T198">(</text:span><text:span text:style-name="T39">χ</text:span><text:span text:style-name="T40">2</text:span><text:span text:style-name="T117">1</text:span><text:span text:style-name="T42"> = </text:span><text:span text:style-name="T200">1.72,</text:span><text:span text:style-name="T42"> P = 0.1</text:span><text:span text:style-name="T118">8, N = 383)</text:span><text:span text:style-name="T199">.”</text:span></text:p>
      <text:p text:style-name="P10"><text:change text:change-id="ct94434482558640"/><text:span text:style-name="T26"><text:line-break/>Other comments:<text:tab/><text:line-break/></text:span><text:span text:style-name="T236">C</text:span><text:span text:style-name="T237">5</text:span><text:span text:style-name="T236">. </text:span><text:span text:style-name="T26">Line 4-5: I am not convinced by the line of argumentation in this first sentence of the abstract. Why would “range of hybrid genotypes” provide the special opportunity for studying “the control of parasite burden by their host”? One could explore the latter without any hybridization being involved, isn’t it?<text:tab/></text:span></text:p>
      <text:p text:style-name="P39"/>
      <text:p text:style-name="P33">Thank you for this comment, we modified the abstract as follow:</text:p>
      <text:p text:style-name="P34"/>
      <text:p text:style-name="P11"><text:span text:style-name="T156">“</text:span><text:span text:style-name="T27">Genetic diversity of a</text:span><text:span text:style-name="T145">nimal </text:span><text:span text:style-name="T27">immune </text:span><text:span text:style-name="T145">systems </text:span><text:span text:style-name="T27">is </text:span><text:span text:style-name="T147">usually </text:span><text:change text:change-id="ct94434454797136"/><text:span text:style-name="T27">beneficial. In hybrid recombinants, this is less clear, as the immune system could also be impacted by genetic conflicts.</text:span><text:span text:style-name="T157"> I</text:span><text:span text:style-name="T156">n the </text:span><text:span text:style-name="T158">European house mouse hybrid zone, the longstanding impression that hybrid mice are more highly parasitized and less fit than parentals persists despite the findings of recent studies. Working across a novel transect we assessed infections by intracellular protozoans, </text:span><text:span text:style-name="T177">Eimeria spp.</text:span><text:span text:style-name="T158">, and infections by extracellular macroparasites, </text:span><text:soft-page-break/><text:span text:style-name="T158">pinworms. For </text:span><text:span text:style-name="T177">Eimeria</text:span><text:span text:style-name="T158"> we found lower intensities in hybrid hosts than in parental mice but no evidence of lowered probability of infection or increased mortality in the centre of the hybrid zone. This means ecological factors are very unlikely to be responsible for the reduced load of infected hybrids. Focusing on parasite intensity (load in infected hosts) we also corroborated reduced pinworm loads reported for hybrid mice in previous studies. We conclude that intensity of diverse parasites, including the previously unstudied </text:span><text:span text:style-name="T178">Eimeria</text:span><text:span text:style-name="T158">, is reduced in hybrid mice compared to parental subspecies. We suggest caution in extrapolating this to differences in hybrid host fitness in the absence of, for example, evidence for a link between parasitemia and health.</text:span><text:span text:style-name="T167">”</text:span></text:p>
      <text:p text:style-name="P57"><text:span text:style-name="T26"><text:line-break/></text:span><text:span text:style-name="T236">C</text:span><text:span text:style-name="T237">6</text:span><text:span text:style-name="T236">. </text:span><text:span text:style-name="T26">Line 18 (keywords): “Eimeria” is already present in the paper title.<text:line-break/></text:span><text:span text:style-name="T18">We removed “Eimeria” from the keywords</text:span></text:p>
      <text:p text:style-name="P41"/>
      <text:p text:style-name="P57"><text:span text:style-name="T236">C</text:span><text:span text:style-name="T237">7</text:span><text:span text:style-name="T236">. </text:span><text:span text:style-name="T26">Line 49-51: the mentioned here 2007 paper is not that “recent”, isn’t it?</text:span></text:p>
      <text:p text:style-name="P7"><text:span text:style-name="T18">Indeed, we corrected, see</text:span><text:span text:style-name="T229"> </text:span><text:span text:style-name="T236">C2.</text:span><text:span text:style-name="T229"> </text:span><text:span text:style-name="T18">and</text:span><text:span text:style-name="T229"> </text:span><text:span text:style-name="T236">C</text:span><text:span text:style-name="T238">1</text:span><text:span text:style-name="T236">.<text:tab/></text:span></text:p>
      <text:p text:style-name="P7"><text:span text:style-name="T229"><text:s/></text:span><text:span text:style-name="T26"><text:line-break/></text:span><text:span text:style-name="T236">C</text:span><text:span text:style-name="T237">8</text:span><text:span text:style-name="T236">. </text:span><text:span text:style-name="T26">Line 60-63: the authors write here that Baird et al. 2012 paper is a “more recent” one, and includes “more mice” and “more suitable stats” – however, it is unclear what do they compare it with. The sentences above this fragment are describing laboratory work, whereas they referred to Baird et al. 2012 as a “field study” (?).<text:tab/></text:span></text:p>
      <text:p text:style-name="P31">The previous field studies were cited at the beginning of the paragraph. For clarity, we modified as follow:</text:p>
      <text:p text:style-name="P31"><text:change-start text:change-id="ct94434479285328"/></text:p>
      <text:p text:style-name="P70"><text:span text:style-name="T340">new </text:span>lines 6<text:span text:style-name="T340">8</text:span>-73:<text:change-end text:change-id="ct94434479285328"/></text:p>
      <text:p text:style-name="P63"><text:span text:style-name="T143">“</text:span><text:span text:style-name="T168">In 2012, more than two decades after the original field studies (Moulia et al., 1991; Sage et al., 1986), Baird et al. found, using a high statistical power (more mice sampled and more suitable statistical approach) and improved sampling design, reduced helminth loads (especially the pinworms </text:span><text:span text:style-name="T179">Aspiculuris tetraptera</text:span><text:span text:style-name="T168"> and </text:span><text:span text:style-name="T179">Syphacia obvelata</text:span><text:span text:style-name="T168"> and the whipworm </text:span><text:span text:style-name="T179">Trichuris muris</text:span><text:span text:style-name="T168">) in hybrid mice (Baird et al., 2012).</text:span><text:span text:style-name="T19"> “</text:span></text:p>
      <text:p text:style-name="P57"><text:span text:style-name="T26"><text:line-break/></text:span><text:span text:style-name="T236">C</text:span><text:span text:style-name="T237">9</text:span><text:span text:style-name="T236">. </text:span><text:span text:style-name="T26">Line 112-116: I suggest changing the order of sentences. First the mice were measured (what is currently reported in the very last sentence) and only then they were dissected etc., isn’t it?<text:tab/></text:span></text:p>
      <text:p text:style-name="P40"/>
      <text:p text:style-name="P31">Indeed, that is a good point, we modified as follow<text:change-start text:change-id="ct94434453590880"/> <text:span text:style-name="T335">to represent the chronological order of events</text:span><text:change-end text:change-id="ct94434453590880"/>:</text:p>
      <text:p text:style-name="P72"><text:change-start text:change-id="ct94434481721632"/><text:soft-page-break/>(new line 121-122)<text:change-end text:change-id="ct94434481721632"/></text:p>
      <text:p text:style-name="P29"><text:span text:style-name="T187">“Mice were individually isolated in cages and then euthanized by isoflurane inhalation followed by cervical dislocation within 24 hours after capture (animal experiment permit No. 2347/35/2014). </text:span><text:span text:style-name="T192">Individual mice were measured (body length from nose to anus), weighted, </text:span><text:span text:style-name="T193">and dissected</text:span><text:span text:style-name="T192">.</text:span><text:span text:style-name="T187"> Tissue samples (muscle and spleen) were transported in liquid nitrogen and stored at -80°C for subsequent host genotyping. Digestive tracts were dissected and inspected for helminth parasites (see below). Ileum, caecum and colon tissues were frozen in liquid nitrogen and then stored separately at -80°C. </text:span></text:p>
      <text:p text:style-name="P57"><text:span text:style-name="T26"><text:line-break/></text:span><text:span text:style-name="T236">C</text:span><text:span text:style-name="T237">10</text:span><text:span text:style-name="T236">. </text:span><text:span text:style-name="T26">Line 119: where does this big difference in a range of genotyped markers come from? (i.e. from 4 to 14). Did genotyping of some individuals fail for some reason, or is it rather the case that not all mice were genotyped with a full set of markers?<text:tab/></text:span></text:p>
      <text:p text:style-name="P12"><text:span text:style-name="T196">I</text:span><text:span text:style-name="T187">ndeed, this discrepancy is due to technical failure of some markers for some mice. </text:span><text:span text:style-name="T28">For clarity, we replace:</text:span><text:change text:change-id="ct94434462771248"/><text:change-start text:change-id="ct94434436766960"/><text:span text:style-name="T28"> </text:span><text:change-end text:change-id="ct94434436766960"/><text:change-start text:change-id="ct94434468793872"/><text:span text:style-name="T202">(new lines 127[...]137-138)</text:span><text:change-end text:change-id="ct94434468793872"/></text:p>
      <text:p text:style-name="P12"><text:span text:style-name="T28">“The admixture of mouse genomes across the HMHZ was estimated for each mouse as a value of the hybrid index (HI) calculated as a proportion of Mmm alleles in a set of </text:span><text:change-start text:change-id="ct94434452513008"/><text:span text:style-name="T195">14</text:span><text:change-end text:change-id="ct94434452513008"/><text:span text:style-name="T28"> diagnostic markers.[….]</text:span><text:span text:style-name="T29"> </text:span><text:span text:style-name="T194">At least 10 loci provided information for 92% of the mice, and at least 4 loci for the remaining 8% due to technical issues. </text:span><text:span text:style-name="T29">Histograms for the number of genotyped markers, as well as their distribution across the hybrid index indicate no bias in genotyping (</text:span><text:span text:style-name="T30">Supplementary Figure S1)</text:span><text:span text:style-name="T29">.</text:span><text:span text:style-name="T226"> </text:span></text:p>
      <text:p text:style-name="P58"><text:span text:style-name="T230"><text:s/></text:span><text:span text:style-name="T26"><text:line-break/></text:span><text:span text:style-name="T236">C</text:span><text:span text:style-name="T237">11</text:span><text:span text:style-name="T236">. </text:span><text:span text:style-name="T26">Line 241: I think it should be “taxa” and not “taxons”.<text:tab/></text:span></text:p>
      <text:p text:style-name="P32">Thanks for finding this mistake, we corrected.<text:change-start text:change-id="ct94434458198400"/> <text:span text:style-name="T340">(new line 251)</text:span><text:change-end text:change-id="ct94434458198400"/></text:p>
      <text:p text:style-name="P59"><text:span text:style-name="T26"><text:line-break/></text:span><text:span text:style-name="T236">C</text:span><text:span text:style-name="T237">12</text:span><text:span text:style-name="T236">. </text:span><text:span text:style-name="T26">Line 295: differences between which “subspecies” (were allowed)?<text:tab/><text:line-break/></text:span><text:span text:style-name="T172">We mean that we didn’t fix the parental load but allowed the model to possibly chose two different ones. We modified for clarity: </text:span><text:span text:style-name="T143">“Differences between the subspecies were allowed.” </text:span><text:span text:style-name="T172">to </text:span><text:span text:style-name="T151">“Differences between the loads of both pure parental subspecies on each side of the hybrid zone were allowed.</text:span><text:span text:style-name="T172">”</text:span><text:change-start text:change-id="ct94434457800656"/><text:span text:style-name="T172"> </text:span><text:span text:style-name="T176">(new lines 30</text:span><text:change-end text:change-id="ct94434457800656"/><text:change-start text:change-id="ct94434457799552"/><text:span text:style-name="T176">4-305)</text:span><text:change-end text:change-id="ct94434457799552"/></text:p>
      <text:p text:style-name="P37"/>
      <text:p text:style-name="P57"><text:span text:style-name="T236">C</text:span><text:span text:style-name="T237">13</text:span><text:span text:style-name="T236">. </text:span><text:span text:style-name="T26">Line 344: “more or less uninfected” – maybe better (i.e. more intuitive): “more or less infected”?</text:span></text:p>
      <text:p text:style-name="P32">Indeed it is more intuitive and we corrected as advised.<text:change-start text:change-id="ct94434461093360"/> <text:span text:style-name="T336">(new line 370)</text:span><text:change-end text:change-id="ct94434461093360"/></text:p>
      <text:p text:style-name="P37"/>
      <text:p text:style-name="P57"><text:span text:style-name="T236">C</text:span><text:span text:style-name="T237">14</text:span><text:span text:style-name="T236">. </text:span><text:span text:style-name="T26">Line 405: “or mortality” – shouldn’t it be “in mortality” instead?<text:tab/></text:span></text:p>
      <text:p text:style-name="P32">Indeed this is a typo, thank you for mentioning it, we modified.<text:change-start text:change-id="ct94434481837536"/> <text:span text:style-name="T336">(new line 437)</text:span><text:change-end text:change-id="ct94434481837536"/></text:p>
      <text:p text:style-name="P37"><text:soft-page-break/></text:p>
      <text:p text:style-name="P57"><text:span text:style-name="T236">C</text:span><text:span text:style-name="T237">15</text:span><text:span text:style-name="T236">. </text:span><text:span text:style-name="T26">Line 422: it is unclear what is meant here by “parasite processes”.<text:tab/></text:span></text:p>
      <text:p text:style-name="P64"><text:span text:style-name="T143">This concern was shared by reviewer 1, we modified, see</text:span><text:span text:style-name="T26"> </text:span><text:span text:style-name="T236">C3.</text:span></text:p>
      <text:p text:style-name="P37"/>
      <text:p text:style-name="P57"><text:span text:style-name="T236">C</text:span><text:span text:style-name="T237">16</text:span><text:span text:style-name="T236">. </text:span><text:span text:style-name="T26">Line 423: “types for parasites”, shouldn’t it be “types of parasites”?</text:span></text:p>
      <text:p text:style-name="P32">Sorry this is a typo, thank you for mentioning it, we modified.<text:change-start text:change-id="ct94434372880016"/> <text:span text:style-name="T336">(new line 455)</text:span><text:change-end text:change-id="ct94434372880016"/></text:p>
      <text:p text:style-name="P32"/>
      <text:p text:style-name="P57"><text:span text:style-name="T237">C17</text:span><text:span text:style-name="T236">. </text:span><text:span text:style-name="T26">Line 437-438: The sentence “Power to detect distinct male/female load is expected to be reduced by lower prevalence and abundance.” ends somehow abruptly, without relating (such as: “(…) and abundance, thus (…)”) to the above described findings.</text:span><text:span text:style-name="T236"> </text:span></text:p>
      <text:p text:style-name="P37"/>
      <text:p text:style-name="P65"><text:span text:style-name="T173">Thank you for pointing this out. We noticed that our p</text:span><text:span text:style-name="T143">ower argument </text:span><text:span text:style-name="T173">was </text:span><text:span text:style-name="T143">unclear </text:span><text:span text:style-name="T174">and misleading</text:span><text:span text:style-name="T143">, </text:span><text:span text:style-name="T173">and </text:span><text:span text:style-name="T143">simplified as follows:</text:span><text:change-start text:change-id="ct94434426638416"/><text:span text:style-name="T143"> </text:span><text:span text:style-name="T176">(new lines 469-471</text:span><text:span text:style-name="T175">)</text:span><text:change-end text:change-id="ct94434426638416"/></text:p>
      <text:p text:style-name="P35"/>
      <text:p text:style-name="P60"><text:span text:style-name="T19">“We found differences between the Brandenburg and Czech-Bavarian transects in pinworm infection such as distinct loads between males and females and lower prevalence (52.5%) and abundance (18.7) in the former compared to the latter (no significant difference between sexes; prevalence 70.9%, abundance 39.18; Baird et al., 2012). </text:span><text:span text:style-name="T152">Geographical locations of the HMHZ likely present different ecological conditions underlying such differences. </text:span><text:span text:style-name="T144">Despite th</text:span><text:span text:style-name="T152">is</text:span><text:span text:style-name="T144"> fact, the direction </text:span><text:span text:style-name="T152">(lower intensity in hybrids)</text:span><text:span text:style-name="T144"> </text:span><text:change-start text:change-id="ct94434438808368"/><text:span text:style-name="T164">and strength of the hybridization effect </text:span><text:change-end text:change-id="ct94434438808368"/><text:span text:style-name="T19">were very similar in the two study areas. This similarity reinforces our confidence that reduced parasite load in mouse hybrids is a general phenomenon, intrinsic to the individual host or host-parasite interplay rather than a by-product of ecology.”</text:span></text:p>
      <text:p text:style-name="P48"/>
      <text:p text:style-name="P49"><text:span text:style-name="T330">C18.</text:span><text:span text:style-name="T331"> </text:span><text:span text:style-name="T332">Line 440: what do the authors mean with the “direction” of hybridization effect?</text:span></text:p>
      <text:p text:style-name="P13"><text:span text:style-name="T26"><text:line-break/></text:span><text:span text:style-name="T31">We added </text:span><text:change text:change-id="ct94434453169024"/><text:change-start text:change-id="ct94434434491392"/><text:span text:style-name="T161">for </text:span><text:change-end text:change-id="ct94434434491392"/><text:span text:style-name="T31">precision “</text:span><text:span text:style-name="T153">direction (lo</text:span><text:span text:style-name="T152">wer intensity in hybrids</text:span><text:span text:style-name="T153">)</text:span><text:span text:style-name="T152">”.</text:span><text:change-start text:change-id="ct94434281788832"/><text:span text:style-name="T162"> </text:span><text:span text:style-name="T163">(</text:span><text:span text:style-name="T165">new </text:span><text:span text:style-name="T163">line 4</text:span><text:span text:style-name="T165">71</text:span><text:span text:style-name="T163">)</text:span><text:change-end text:change-id="ct94434281788832"/></text:p>
      <text:p text:style-name="P36"/>
      <text:p text:style-name="P36"/>
      <text:p text:style-name="P66"><text:span text:style-name="T204">***********************************************<text:line-break/></text:span><text:span text:style-name="T224">General comments from the editor:</text:span></text:p>
      <text:p text:style-name="P14"><text:soft-page-break/><text:span text:style-name="T240">C1</text:span><text:span text:style-name="T239">9</text:span><text:span text:style-name="T240">. </text:span><text:span text:style-name="T231">In particular, I agree with reviewer 1 that more broad background and theory in relation to the role of parasites in hybrid fitness and speciation is needed in the introduction and the abstract. </text:span></text:p>
      <text:p text:style-name="P14"><text:span text:style-name="T32">We corrected our introduction and abstract </text:span><text:change text:change-id="ct94434447956320"/><text:change-start text:change-id="ct94434456831872"/><text:span text:style-name="T207">following this suggestion</text:span><text:change-end text:change-id="ct94434456831872"/><text:span text:style-name="T32">, see </text:span><text:span text:style-name="T241">C1. </text:span><text:span text:style-name="T261">and</text:span><text:span text:style-name="T239"> </text:span><text:span text:style-name="T241">C</text:span><text:span text:style-name="T239">5</text:span><text:span text:style-name="T241">.</text:span></text:p>
      <text:p text:style-name="P46"/>
      <text:p text:style-name="P14"><text:span text:style-name="T240">C</text:span><text:span text:style-name="T239">20</text:span><text:span text:style-name="T240">. </text:span><text:span text:style-name="T231">Also, while I appreciate the point made in response to the previous reviewers' comments, that studying co-infection is beyond the scope of the current study, I think reviewer 2 is correct to say that co-infection should at least be mentioned, even if it is just to say that this was not investigated with a brief explanation of why.<text:tab/></text:span><text:span text:style-name="T225"><text:line-break/></text:span><text:span text:style-name="T32">We corrected following these comments, see </text:span><text:span text:style-name="T241">C</text:span><text:span text:style-name="T242">4</text:span><text:span text:style-name="T241">.</text:span></text:p>
      <text:p text:style-name="P47"/>
      <text:p text:style-name="P67"><text:span text:style-name="T246">C</text:span><text:span text:style-name="T245">21</text:span><text:span text:style-name="T246">.</text:span><text:span text:style-name="T232"> </text:span><text:span text:style-name="T233">Please pay careful attention to the formatting of tables, figures and references, as well as the style used for reporting the results of statistical tests (see Instructions for Authors, </text:span><text:a xlink:type="simple" xlink:href="http://onlinelibrary.wiley.com/" text:style-name="Internet_20_link" text:visited-style-name="Visited_20_Internet_20_Link">http://onlinelibrary.wiley.com</text:a><text:span text:style-name="T233">.</text:span><text:span text:style-name="T180"> </text:span><text:span text:style-name="T234">Please make sure any in-line statistics conform to the Instructions for authors ("In-line statistical results should be presented as Test-statistics: degrees of freedom as subscript(s) to test-statistics (e.g. F1,12 = ... or t8 = ...), followed by P-value., e.g. (F1,12 = 4.931, P = 0.0464). Statistical results in tables should be comprehensive, allowing future meta-analyses. Depending on the details of the analyses, results reported may include parameter estimates, test-statistics, degrees of freedom, significance levels and err/residual model information (e.g. error MS's and df's in ANOVA or regression models). Since exact P-values can be useful for meta-analyses, we recommend that these are quoted even when non-significant, e.g. t23=0.25, P=0.34, or F2,32=1.12, P=0.55. However, non significant tests (i.e. P &gt; 0.05) should always be interpreted as such.")</text:span></text:p>
      <text:p text:style-name="P42"/>
      <text:p text:style-name="P15"><text:span text:style-name="T62">W</text:span><text:span text:style-name="T33">e </text:span><text:change text:change-id="ct94434453857904"/><text:change-start text:change-id="ct94434270273840"/><text:span text:style-name="T211">made sure to provide comprehensive </text:span><text:change-end text:change-id="ct94434270273840"/><text:span text:style-name="T33">in-line </text:span><text:change-start text:change-id="ct94434439378880"/><text:span text:style-name="T211">information </text:span><text:change-end text:change-id="ct94434439378880"/><text:change text:change-id="ct94434452141008"/><text:change-start text:change-id="ct94434431206400"/><text:span text:style-name="T211">on </text:span><text:change-end text:change-id="ct94434431206400"/><text:span text:style-name="T33">our statistics and </text:span><text:span text:style-name="T209">completed</text:span><text:span text:style-name="T33"> </text:span><text:span text:style-name="T34">in the following </text:span><text:change-start text:change-id="ct94434473223040"/><text:span text:style-name="T213">(new) </text:span><text:change-end text:change-id="ct94434473223040"/><text:span text:style-name="T34">lines</text:span><text:change text:change-id="ct94434281696848"/><text:change text:change-id="ct94434374206832"/><text:change-start text:change-id="ct94434473472960"/><text:span text:style-name="T34">:</text:span><text:change-end text:change-id="ct94434473472960"/><text:change-start text:change-id="ct94434483437712"/></text:p>
      <text:p text:style-name="P18"><text:change-end text:change-id="ct94434483437712"/><text:change text:change-id="ct94434382092144"/><text:change text:change-id="ct94434466056512"/><text:change-start text:change-id="ct94434479390768"/><text:span text:style-name="T37">lines 340-</text:span><text:change-end text:change-id="ct94434479390768"/><text:change-start text:change-id="ct94434471964176"/><text:span text:style-name="T37">342; </text:span><text:change-end text:change-id="ct94434471964176"/><text:change-start text:change-id="ct94434459867632"/><text:span text:style-name="T37">lines 357</text:span><text:change-end text:change-id="ct94434459867632"/><text:change text:change-id="ct94434461490112"/><text:change text:change-id="ct94434483298080"/><text:change text:change-id="ct94434466602464"/><text:change text:change-id="ct94434483470864"/><text:change text:change-id="ct94434480012000"/><text:change text:change-id="ct94434459889392"/><text:change-start text:change-id="ct94434460145040"/><text:span text:style-name="T338">-369; </text:span><text:change-end text:change-id="ct94434460145040"/><text:change-start text:change-id="ct94434444014720"/><text:span text:style-name="T338">lines 375- </text:span><text:change-end text:change-id="ct94434444014720"/><text:change-start text:change-id="ct94434479601216"/><text:span text:style-name="T338">378; </text:span><text:change-end text:change-id="ct94434479601216"/><text:change-start text:change-id="ct94434473458448"/><text:span text:style-name="T338">lines 384-</text:span><text:change-end text:change-id="ct94434473458448"/><text:change-start text:change-id="ct94434469598912"/><text:span text:style-name="T338">3</text:span><text:change-end text:change-id="ct94434469598912"/><text:change-start text:change-id="ct94434433075872"/><text:span text:style-name="T338">96; lines 402-406; line 415; line 417; </text:span><text:change-end text:change-id="ct94434433075872"/><text:change text:change-id="ct94434436602320"/><text:change text:change-id="ct94434483097136"/><text:change text:change-id="ct94434466429232"/><text:change text:change-id="ct94434480602176"/><text:change text:change-id="ct94434482468064"/><text:change text:change-id="ct94434483067392"/><text:change text:change-id="ct94434459962528"/><text:change text:change-id="ct94434436606736"/><text:change text:change-id="ct94434382508816"/><text:change text:change-id="ct94434482214128"/><text:change text:change-id="ct94434471800320"/><text:change-start text:change-id="ct94434269401088"/><text:span text:style-name="T109">l</text:span><text:span text:style-name="T216">ine 426</text:span><text:change-end text:change-id="ct94434269401088"/><text:change-start text:change-id="ct94434382062864"/><text:span text:style-name="T216">-</text:span><text:change-end text:change-id="ct94434382062864"/><text:change-start text:change-id="ct94434465928160"/><text:span text:style-name="T216">431.</text:span><text:change-end text:change-id="ct944344659281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Times new roman" svg:font-family="'Times new roman'" style:font-family-generic="roman"/>
    <style:font-face style:name="Noto Sans Devanagari1" svg:font-family="'Noto Sans Devanagari'" style:font-family-generic="swiss"/>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font-variant="normal" fo:text-transform="none" fo:color="#00000a"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style:style style:name="ListLabel_20_61" style:display-name="ListLabel 61" style:family="text">
      <style:text-properties fo:font-variant="normal" fo:text-transform="none" fo:color="#00000a"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3:11:54.857910642</meta:creation-date>
    <dc:date>2019-11-12T16:16:57.901013537</dc:date>
    <meta:editing-duration>PT3H18M34S</meta:editing-duration>
    <meta:editing-cycles>20</meta:editing-cycles>
    <meta:generator>LibreOffice/6.1.5.2$Linux_X86_64 LibreOffice_project/10$Build-2</meta:generator>
    <meta:document-statistic meta:table-count="0" meta:image-count="0" meta:object-count="0" meta:page-count="7" meta:paragraph-count="58" meta:word-count="2266" meta:character-count="14588" meta:non-whitespace-character-count="12328"/>
  </office:meta>
</office:document-meta>
</file>